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1.56104166666667cm"/>
    </style:style>
    <style:style style:name="co5" style:family="table-column">
      <style:table-column-properties fo:break-before="auto" style:column-width="3.46604166666667cm"/>
    </style:style>
    <style:style style:name="co6" style:family="table-column">
      <style:table-column-properties fo:break-before="auto" style:column-width="1.24354166666667cm"/>
    </style:style>
    <style:style style:name="co7" style:family="table-column">
      <style:table-column-properties fo:break-before="auto" style:column-width="1.931458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alculations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table:style-name="Default_1"/>
          <table:table-cell office:value-type="string" table:number-columns-spanned="4" table:number-rows-spanned="1" table:style-name="ce2">
            <text:p>Calc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Default_1"/>
          <table:table-cell office:value-type="string" table:style-name="Default_1">
            <text:p>Exhaustive</text:p>
          </table:table-cell>
          <table:table-cell office:value-type="string" table:style-name="Default_1">
            <text:p>Quick</text:p>
          </table:table-cell>
          <table:table-cell office:value-type="string" table:style-name="Default_1">
            <text:p>MILP</text:p>
          </table:table-cell>
          <table:table-cell office:value-type="string" table:style-name="Default_1">
            <text:p>QM</text:p>
          </table:table-cell>
          <table:table-cell table:number-columns-repeated="16379"/>
        </table:table-row>
        <table:table-row table:style-name="ro1">
          <table:table-cell office:value-type="string" table:style-name="Default_1">
            <text:p>Mean</text:p>
          </table:table-cell>
          <table:table-cell office:value-type="float" office:value="184.27214999999978" table:formula="of:=AVERAGE(['sa-exhaustive-power-usage'.B:.B])" table:style-name="Default_1">
            <text:p>184.27215</text:p>
          </table:table-cell>
          <table:table-cell office:value-type="float" office:value="186.667798" table:formula="of:=AVERAGE(['sa-quick-power-usage'.B:.B])" table:style-name="Default_1">
            <text:p>186.667798</text:p>
          </table:table-cell>
          <table:table-cell office:value-type="float" office:value="176.55" table:formula="of:=AVERAGE(['milp-power-usage'.B:.B])" table:style-name="Default_1">
            <text:p>176.55</text:p>
          </table:table-cell>
          <table:table-cell office:value-type="float" office:value="449.48" table:formula="of:=AVERAGE(['qm-power-usage'.B:.B])" table:style-name="Default_1">
            <text:p>449.48</text:p>
          </table:table-cell>
          <table:table-cell table:number-columns-repeated="16379"/>
        </table:table-row>
        <table:table-row table:style-name="ro1">
          <table:table-cell office:value-type="string" table:style-name="Default_1">
            <text:p>Min</text:p>
          </table:table-cell>
          <table:table-cell office:value-type="float" office:value="30" table:formula="of:=COM.MICROSOFT.MINIFS(['sa-exhaustive-power-usage'.B:.B]; ['sa-exhaustive-power-usage'.B:.B]; &quot;&gt;0&quot;)" table:style-name="Default_1">
            <text:p>30</text:p>
          </table:table-cell>
          <table:table-cell office:value-type="float" office:value="30" table:formula="of:=COM.MICROSOFT.MINIFS(['sa-quick-power-usage'.B:.B];['sa-quick-power-usage'.B:.B];&quot;&gt;0&quot;)" table:style-name="Default_1">
            <text:p>30</text:p>
          </table:table-cell>
          <table:table-cell office:value-type="float" office:value="30" table:formula="of:=COM.MICROSOFT.MINIFS(['milp-power-usage'.B:.B];['milp-power-usage'.B:.B];&quot;&gt;0&quot;)" table:style-name="Default_1">
            <text:p>30</text:p>
          </table:table-cell>
          <table:table-cell office:value-type="float" office:value="30" table:formula="of:=COM.MICROSOFT.MINIFS(['qm-power-usage'.B:.B];['qm-power-usage'.B:.B];&quot;&gt;0&quot;)" table:style-name="Default_1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Default_1">
            <text:p>Max</text:p>
          </table:table-cell>
          <table:table-cell office:value-type="float" office:value="1150.95" table:formula="of:=MAX(['sa-exhaustive-power-usage'.B:.B])" table:style-name="Default_1">
            <text:p>1150.95</text:p>
          </table:table-cell>
          <table:table-cell office:value-type="float" office:value="2031.8998999999999" table:formula="of:=MAX(['sa-quick-power-usage'.B:.B])" table:style-name="Default_1">
            <text:p>2031.8999</text:p>
          </table:table-cell>
          <table:table-cell office:value-type="float" office:value="1910" table:formula="of:=MAX(['milp-power-usage'.B:.B])" table:style-name="Default_1">
            <text:p>1910</text:p>
          </table:table-cell>
          <table:table-cell office:value-type="float" office:value="3640" table:formula="of:=MAX(['qm-power-usage'.B:.B])" table:style-name="Default_1">
            <text:p>3640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sa-exhaustive-power-usage" table:style-name="ta1">
        <table:table-column table:style-name="co3" table:default-cell-style-name="ce1"/>
        <table:table-column table:style-name="co4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Default_1">
            <text:p>time</text:p>
          </table:table-cell>
          <table:table-cell office:value-type="string" table:style-name="Default_1">
            <text:p>power</text:p>
          </table:table-cell>
          <table:table-cell table:number-columns-repeated="16382"/>
        </table:table-row>
        <table:table-row table:style-name="ro1"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E-2" table:style-name="Default_1">
            <text:p>0.0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000000000000001E-2" table:style-name="Default_1">
            <text:p>0.0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7.1999999999999995E-2" table:style-name="Default_1">
            <text:p>0.0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9.6000000000000002E-2" table:style-name="Default_1">
            <text:p>0.0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2000000500000001" table:style-name="Default_1">
            <text:p>0.12000000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4399999999999999" table:style-name="Default_1">
            <text:p>0.1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6800000000000001" table:style-name="Default_1">
            <text:p>0.1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92" table:style-name="Default_1">
            <text:p>0.1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16" table:style-name="Default_1">
            <text:p>0.2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4000001000000001" table:style-name="Default_1">
            <text:p>0.2400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6400000000000001" table:style-name="Default_1">
            <text:p>0.2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8799999999999998" table:style-name="Default_1">
            <text:p>0.2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12" table:style-name="Default_1">
            <text:p>0.3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3600000000000002" table:style-name="Default_1">
            <text:p>0.3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6" table:style-name="Default_1">
            <text:p>0.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8400000000000001" table:style-name="Default_1">
            <text:p>0.3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0799999999999997" table:style-name="Default_1">
            <text:p>0.4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32" table:style-name="Default_1">
            <text:p>0.4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5600000000000002" table:style-name="Default_1">
            <text:p>0.4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8000002000000003" table:style-name="Default_1">
            <text:p>0.4800000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04" table:style-name="Default_1">
            <text:p>0.5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2800000000000002" table:style-name="Default_1">
            <text:p>0.5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5200000000000005" table:style-name="Default_1">
            <text:p>0.5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7599999999999996" table:style-name="Default_1">
            <text:p>0.5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" table:style-name="Default_1">
            <text:p>0.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24" table:style-name="Default_1">
            <text:p>0.6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4800000000000002" table:style-name="Default_1">
            <text:p>0.6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7200000000000004" table:style-name="Default_1">
            <text:p>0.6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9599999999999995" table:style-name="Default_1">
            <text:p>0.6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2" table:style-name="Default_1">
            <text:p>0.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4399999999999999" table:style-name="Default_1">
            <text:p>0.7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6800000000000002" table:style-name="Default_1">
            <text:p>0.7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9200000000000004" table:style-name="Default_1">
            <text:p>0.7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1599999999999995" table:style-name="Default_1">
            <text:p>0.8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4000003000000001" table:style-name="Default_1">
            <text:p>0.8400000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6399999999999999" table:style-name="Default_1">
            <text:p>0.8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8800000000000001" table:style-name="Default_1">
            <text:p>0.8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1200000000000003" table:style-name="Default_1">
            <text:p>0.9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3600000000000005" table:style-name="Default_1">
            <text:p>0.9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6000004000000005" table:style-name="Default_1">
            <text:p>0.960000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8399999999999999" table:style-name="Default_1">
            <text:p>0.9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08" table:style-name="Default_1">
            <text:p>1.0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320001000000001" table:style-name="Default_1">
            <text:p>1.032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56" table:style-name="Default_1">
            <text:p>1.0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8" table:style-name="Default_1">
            <text:p>1.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040000000000001" table:style-name="Default_1">
            <text:p>1.1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279999999999999" table:style-name="Default_1">
            <text:p>1.1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519999999999999" table:style-name="Default_1">
            <text:p>1.1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759999999999999" table:style-name="Default_1">
            <text:p>1.1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" table:style-name="Default_1">
            <text:p>1.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24" table:style-name="Default_1">
            <text:p>1.2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48" table:style-name="Default_1">
            <text:p>1.2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72" table:style-name="Default_1">
            <text:p>1.2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96" table:style-name="Default_1">
            <text:p>1.2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2" table:style-name="Default_1">
            <text:p>1.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440000000000001" table:style-name="Default_1">
            <text:p>1.3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680000000000001" table:style-name="Default_1">
            <text:p>1.3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919999999999999" table:style-name="Default_1">
            <text:p>1.3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159999999999999" table:style-name="Default_1">
            <text:p>1.4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4" table:style-name="Default_1">
            <text:p>1.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64" table:style-name="Default_1">
            <text:p>1.4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88" table:style-name="Default_1">
            <text:p>1.4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12" table:style-name="Default_1">
            <text:p>1.5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36" table:style-name="Default_1">
            <text:p>1.5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600000999999999" table:style-name="Default_1">
            <text:p>1.560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840000000000001" table:style-name="Default_1">
            <text:p>1.5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080000000000001" table:style-name="Default_1">
            <text:p>1.6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319999999999999" table:style-name="Default_1">
            <text:p>1.6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559999999999999" table:style-name="Default_1">
            <text:p>1.6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800001" table:style-name="Default_1">
            <text:p>1.680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04" table:style-name="Default_1">
            <text:p>1.7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28" table:style-name="Default_1">
            <text:p>1.7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52" table:style-name="Default_1">
            <text:p>1.7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76" table:style-name="Default_1">
            <text:p>1.7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000001000000001" table:style-name="Default_1">
            <text:p>1.800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240000000000001" table:style-name="Default_1">
            <text:p>1.8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480000000000001" table:style-name="Default_1">
            <text:p>1.8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720000000000001" table:style-name="Default_1">
            <text:p>1.8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959999999999999" table:style-name="Default_1">
            <text:p>1.8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200001" table:style-name="Default_1">
            <text:p>1.920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44" table:style-name="Default_1">
            <text:p>1.9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68" table:style-name="Default_1">
            <text:p>1.9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92" table:style-name="Default_1">
            <text:p>1.9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16" table:style-name="Default_1">
            <text:p>2.0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4" table:style-name="Default_1">
            <text:p>2.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640000999999999" table:style-name="Default_1">
            <text:p>2.064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880000000000001" table:style-name="Default_1">
            <text:p>2.0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120000000000001" table:style-name="Default_1">
            <text:p>2.1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360000000000001" table:style-name="Default_1">
            <text:p>2.1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6" table:style-name="Default_1">
            <text:p>2.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840000000000002" table:style-name="Default_1">
            <text:p>2.1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080000000000002" table:style-name="Default_1">
            <text:p>2.2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320000000000002" table:style-name="Default_1">
            <text:p>2.2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559999999999998" table:style-name="Default_1">
            <text:p>2.2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799999999999998" table:style-name="Default_1">
            <text:p>2.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039999999999998" table:style-name="Default_1">
            <text:p>2.3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279999999999998" table:style-name="Default_1">
            <text:p>2.3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519999999999999" table:style-name="Default_1">
            <text:p>2.3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759999999999999" table:style-name="Default_1">
            <text:p>2.3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" table:style-name="Default_1">
            <text:p>2.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239999999999999" table:style-name="Default_1">
            <text:p>2.4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48" table:style-name="Default_1">
            <text:p>2.4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720000999999998" table:style-name="Default_1">
            <text:p>2.472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96" table:style-name="Default_1">
            <text:p>2.4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2" table:style-name="Default_1">
            <text:p>2.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44" table:style-name="Default_1">
            <text:p>2.5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680000000000001" table:style-name="Default_1">
            <text:p>2.5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920000000000001" table:style-name="Default_1">
            <text:p>2.5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160000000000001" table:style-name="Default_1">
            <text:p>2.6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4" table:style-name="Default_1">
            <text:p>2.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640000000000001" table:style-name="Default_1">
            <text:p>2.6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880000000000002" table:style-name="Default_1">
            <text:p>2.6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120001" table:style-name="Default_1">
            <text:p>2.712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360000000000002" table:style-name="Default_1">
            <text:p>2.7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6" table:style-name="Default_1">
            <text:p>2.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839999999999998" table:style-name="Default_1">
            <text:p>2.7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079999999999998" table:style-name="Default_1">
            <text:p>2.8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319999999999999" table:style-name="Default_1">
            <text:p>2.8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559999999999999" table:style-name="Default_1">
            <text:p>2.8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8" table:style-name="Default_1">
            <text:p>2.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039999999999999" table:style-name="Default_1">
            <text:p>2.9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279999999999999" table:style-name="Default_1">
            <text:p>2.9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520000999999998" table:style-name="Default_1">
            <text:p>2.952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76" table:style-name="Default_1">
            <text:p>2.9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24" table:style-name="Default_1">
            <text:p>3.0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48" table:style-name="Default_1">
            <text:p>3.0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720000000000001" table:style-name="Default_1">
            <text:p>3.0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960000000000001" table:style-name="Default_1">
            <text:p>3.0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200000999999999" table:style-name="Default_1">
            <text:p>3.120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440000000000001" table:style-name="Default_1">
            <text:p>3.1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680000000000001" table:style-name="Default_1">
            <text:p>3.1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920000000000002" table:style-name="Default_1">
            <text:p>3.1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160000000000002" table:style-name="Default_1">
            <text:p>3.2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4" table:style-name="Default_1">
            <text:p>3.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639999999999998" table:style-name="Default_1">
            <text:p>3.2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879999999999998" table:style-name="Default_1">
            <text:p>3.2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119999999999998" table:style-name="Default_1">
            <text:p>3.3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359999999999999" table:style-name="Default_1">
            <text:p>3.3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600001000000002" table:style-name="Default_1">
            <text:p>3.360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839999999999999" table:style-name="Default_1">
            <text:p>3.3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079999999999999" table:style-name="Default_1">
            <text:p>3.4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319999999999999" table:style-name="Default_1">
            <text:p>3.4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56" table:style-name="Default_1">
            <text:p>3.4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8" table:style-name="Default_1">
            <text:p>3.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04" table:style-name="Default_1">
            <text:p>3.5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28" table:style-name="Default_1">
            <text:p>3.5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52" table:style-name="Default_1">
            <text:p>3.5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760000000000001" table:style-name="Default_1">
            <text:p>3.5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000000999999999" table:style-name="Default_1">
            <text:p>3.600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240000000000001" table:style-name="Default_1">
            <text:p>3.6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480000000000001" table:style-name="Default_1">
            <text:p>3.6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720000000000002" table:style-name="Default_1">
            <text:p>3.6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960000000000002" table:style-name="Default_1">
            <text:p>3.6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2" table:style-name="Default_1">
            <text:p>3.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440000000000002" table:style-name="Default_1">
            <text:p>3.7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680001000000001" table:style-name="Default_1">
            <text:p>3.768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919999999999998" table:style-name="Default_1">
            <text:p>3.7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159999999999998" table:style-name="Default_1">
            <text:p>3.8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400002" table:style-name="Default_1">
            <text:p>3.840000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639999999999999" table:style-name="Default_1">
            <text:p>3.8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879999999999999" table:style-name="Default_1">
            <text:p>3.8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119999999999999" table:style-name="Default_1">
            <text:p>3.9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359999999999999" table:style-name="Default_1">
            <text:p>3.9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6" table:style-name="Default_1">
            <text:p>3.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84" table:style-name="Default_1">
            <text:p>3.9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08" table:style-name="Default_1">
            <text:p>4.0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32" table:style-name="Default_1">
            <text:p>4.0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56" table:style-name="Default_1">
            <text:p>4.0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8" table:style-name="Default_1">
            <text:p>4.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040000000000001" table:style-name="Default_1">
            <text:p>4.1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280003000000001" table:style-name="Default_1">
            <text:p>4.128000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520000000000001" table:style-name="Default_1">
            <text:p>4.1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760000000000002" table:style-name="Default_1">
            <text:p>4.1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" table:style-name="Default_1">
            <text:p>4.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240000000000002" table:style-name="Default_1">
            <text:p>4.2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480000000000002" table:style-name="Default_1">
            <text:p>4.2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720000000000002" table:style-name="Default_1">
            <text:p>4.2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960000000000003" table:style-name="Default_1">
            <text:p>4.2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2" table:style-name="Default_1">
            <text:p>4.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440000000000003" table:style-name="Default_1">
            <text:p>4.3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680000000000003" table:style-name="Default_1">
            <text:p>4.3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920000000000003" table:style-name="Default_1">
            <text:p>4.3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160000000000004" table:style-name="Default_1">
            <text:p>4.4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400000000000004" table:style-name="Default_1">
            <text:p>4.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640000000000004" table:style-name="Default_1">
            <text:p>4.4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880000000000004" table:style-name="Default_1">
            <text:p>4.4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119999999999996" table:style-name="Default_1">
            <text:p>4.5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360003000000004" table:style-name="Default_1">
            <text:p>4.536000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599999999999996" table:style-name="Default_1">
            <text:p>4.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839999999999996" table:style-name="Default_1">
            <text:p>4.5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079999999999997" table:style-name="Default_1">
            <text:p>4.6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319999999999997" table:style-name="Default_1">
            <text:p>4.6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559999999999997" table:style-name="Default_1">
            <text:p>4.6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8" table:style-name="Default_1">
            <text:p>4.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039999999999997" table:style-name="Default_1">
            <text:p>4.7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279999999999998" table:style-name="Default_1">
            <text:p>4.7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519999999999998" table:style-name="Default_1">
            <text:p>4.7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759999999999998" table:style-name="Default_1">
            <text:p>4.7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" table:style-name="Default_1">
            <text:p>4.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239999999999998" table:style-name="Default_1">
            <text:p>4.8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479999999999999" table:style-name="Default_1">
            <text:p>4.8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719999999999999" table:style-name="Default_1">
            <text:p>4.8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959999999999999" table:style-name="Default_1">
            <text:p>4.8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2" table:style-name="Default_1">
            <text:p>4.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440001999999996" table:style-name="Default_1">
            <text:p>4.944000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68" table:style-name="Default_1">
            <text:p>4.9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92" table:style-name="Default_1">
            <text:p>4.9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0160003" table:style-name="Default_1">
            <text:p>5.016000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04" table:style-name="Default_1">
            <text:p>5.0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0640000000000001" table:style-name="Default_1">
            <text:p>5.06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0880000000000001" table:style-name="Default_1">
            <text:p>5.08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1120000000000001" table:style-name="Default_1">
            <text:p>5.11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1360000000000001" table:style-name="Default_1">
            <text:p>5.13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16" table:style-name="Default_1">
            <text:p>5.1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1840000000000002" table:style-name="Default_1">
            <text:p>5.18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2080000000000002" table:style-name="Default_1">
            <text:p>5.20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2320000000000002" table:style-name="Default_1">
            <text:p>5.23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2560000000000002" table:style-name="Default_1">
            <text:p>5.25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28" table:style-name="Default_1">
            <text:p>5.2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3040000000000003" table:style-name="Default_1">
            <text:p>5.30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3280000000000003" table:style-name="Default_1">
            <text:p>5.328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5.3520000000000003" table:style-name="Default_1">
            <text:p>5.352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5.3760000000000003" table:style-name="Default_1">
            <text:p>5.376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5.4" table:style-name="Default_1">
            <text:p>5.4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5.4240003000000003" table:style-name="Default_1">
            <text:p>5.4240003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5.4480000000000004" table:style-name="Default_1">
            <text:p>5.448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5.4720000000000004" table:style-name="Default_1">
            <text:p>5.472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5.4960000000000004" table:style-name="Default_1">
            <text:p>5.496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5.52" table:style-name="Default_1">
            <text:p>5.52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5.5439999999999996" table:style-name="Default_1">
            <text:p>5.54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5.5679999999999996" table:style-name="Default_1">
            <text:p>5.56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5.5919999999999996" table:style-name="Default_1">
            <text:p>5.59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5.6159999999999997" table:style-name="Default_1">
            <text:p>5.61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5.64" table:style-name="Default_1">
            <text:p>5.6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5.6639999999999997" table:style-name="Default_1">
            <text:p>5.66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5.6879999999999997" table:style-name="Default_1">
            <text:p>5.68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5.7119999999999997" table:style-name="Default_1">
            <text:p>5.71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5.7359999999999998" table:style-name="Default_1">
            <text:p>5.73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5.76" table:style-name="Default_1">
            <text:p>5.7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5.7839999999999998" table:style-name="Default_1">
            <text:p>5.78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5.8079999999999998" table:style-name="Default_1">
            <text:p>5.80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5.8320002999999998" table:style-name="Default_1">
            <text:p>5.832000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5.8559999999999999" table:style-name="Default_1">
            <text:p>5.85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5.88" table:style-name="Default_1">
            <text:p>5.8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5.9040002999999999" table:style-name="Default_1">
            <text:p>5.904000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5.9279999999999999" table:style-name="Default_1">
            <text:p>5.92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5.952" table:style-name="Default_1">
            <text:p>5.95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5.976" table:style-name="Default_1">
            <text:p>5.97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024" table:style-name="Default_1">
            <text:p>6.02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048" table:style-name="Default_1">
            <text:p>6.04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0720000000000001" table:style-name="Default_1">
            <text:p>6.07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0960000000000001" table:style-name="Default_1">
            <text:p>6.09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12" table:style-name="Default_1">
            <text:p>6.1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1440000000000001" table:style-name="Default_1">
            <text:p>6.14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6.1680000000000001" table:style-name="Default_1">
            <text:p>6.16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6.1920000000000002" table:style-name="Default_1">
            <text:p>6.19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6.2160000000000002" table:style-name="Default_1">
            <text:p>6.21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6.2400001999999999" table:style-name="Default_1">
            <text:p>6.240000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6.2640000000000002" table:style-name="Default_1">
            <text:p>6.26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6.2880000000000003" table:style-name="Default_1">
            <text:p>6.28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6.3120003000000002" table:style-name="Default_1">
            <text:p>6.3120003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6.3360000000000003" table:style-name="Default_1">
            <text:p>6.33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36" table:style-name="Default_1">
            <text:p>6.3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3840000000000003" table:style-name="Default_1">
            <text:p>6.38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4080000000000004" table:style-name="Default_1">
            <text:p>6.40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4320000000000004" table:style-name="Default_1">
            <text:p>6.43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4560000000000004" table:style-name="Default_1">
            <text:p>6.45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48" table:style-name="Default_1">
            <text:p>6.4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5039999999999996" table:style-name="Default_1">
            <text:p>6.50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5279999999999996" table:style-name="Default_1">
            <text:p>6.52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5519999999999996" table:style-name="Default_1">
            <text:p>6.55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5759999999999996" table:style-name="Default_1">
            <text:p>6.57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6" table:style-name="Default_1">
            <text:p>6.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6239999999999997" table:style-name="Default_1">
            <text:p>6.62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6480002000000002" table:style-name="Default_1">
            <text:p>6.648000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6719999999999997" table:style-name="Default_1">
            <text:p>6.67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6959999999999997" table:style-name="Default_1">
            <text:p>6.69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6.7200002999999997" table:style-name="Default_1">
            <text:p>6.7200003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6.7439999999999998" table:style-name="Default_1">
            <text:p>6.74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6.7679999999999998" table:style-name="Default_1">
            <text:p>6.76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6.7920002999999998" table:style-name="Default_1">
            <text:p>6.7920003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6.8159999999999998" table:style-name="Default_1">
            <text:p>6.81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6.84" table:style-name="Default_1">
            <text:p>6.8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6.8639999999999999" table:style-name="Default_1">
            <text:p>6.86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6.8879999999999999" table:style-name="Default_1">
            <text:p>6.888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6.9119999999999999" table:style-name="Default_1">
            <text:p>6.912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6.9359999999999999" table:style-name="Default_1">
            <text:p>6.936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6.96" table:style-name="Default_1">
            <text:p>6.96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6.984" table:style-name="Default_1">
            <text:p>6.984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7.008" table:style-name="Default_1">
            <text:p>7.008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7.032" table:style-name="Default_1">
            <text:p>7.032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7.056" table:style-name="Default_1">
            <text:p>7.056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7.08" table:style-name="Default_1">
            <text:p>7.08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7.1040000000000001" table:style-name="Default_1">
            <text:p>7.104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7.1280003000000001" table:style-name="Default_1">
            <text:p>7.1280003</text:p>
          </table:table-cell>
          <table:table-cell office:value-type="float" office:value="1060.95" table:style-name="Default_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7.1520000000000001" table:style-name="Default_1">
            <text:p>7.152</text:p>
          </table:table-cell>
          <table:table-cell office:value-type="float" office:value="1060.95" table:style-name="Default_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7.1760000000000002" table:style-name="Default_1">
            <text:p>7.17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7.2000003000000001" table:style-name="Default_1">
            <text:p>7.2000003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7.2240000000000002" table:style-name="Default_1">
            <text:p>7.22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7.2480000000000002" table:style-name="Default_1">
            <text:p>7.24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7.2720000000000002" table:style-name="Default_1">
            <text:p>7.27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7.2960000000000003" table:style-name="Default_1">
            <text:p>7.29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7.32" table:style-name="Default_1">
            <text:p>7.3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7.3440000000000003" table:style-name="Default_1">
            <text:p>7.344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7.3680000000000003" table:style-name="Default_1">
            <text:p>7.368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7.3920000000000003" table:style-name="Default_1">
            <text:p>7.39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7.4160000000000004" table:style-name="Default_1">
            <text:p>7.41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7.44" table:style-name="Default_1">
            <text:p>7.4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7.4640000000000004" table:style-name="Default_1">
            <text:p>7.46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7.4880000000000004" table:style-name="Default_1">
            <text:p>7.488</text:p>
          </table:table-cell>
          <table:table-cell office:value-type="float" office:value="1060.95" table:style-name="Default_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7.5119999999999996" table:style-name="Default_1">
            <text:p>7.512</text:p>
          </table:table-cell>
          <table:table-cell office:value-type="float" office:value="1060.95" table:style-name="Default_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7.5360003000000004" table:style-name="Default_1">
            <text:p>7.5360003</text:p>
          </table:table-cell>
          <table:table-cell office:value-type="float" office:value="1060.95" table:style-name="Default_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7.56" table:style-name="Default_1">
            <text:p>7.56</text:p>
          </table:table-cell>
          <table:table-cell office:value-type="float" office:value="1060.95" table:style-name="Default_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7.5839999999999996" table:style-name="Default_1">
            <text:p>7.584</text:p>
          </table:table-cell>
          <table:table-cell office:value-type="float" office:value="1060.95" table:style-name="Default_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7.6080002999999996" table:style-name="Default_1">
            <text:p>7.6080003</text:p>
          </table:table-cell>
          <table:table-cell office:value-type="float" office:value="1060.95" table:style-name="Default_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7.6319999999999997" table:style-name="Default_1">
            <text:p>7.632</text:p>
          </table:table-cell>
          <table:table-cell office:value-type="float" office:value="1060.95" table:style-name="Default_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7.6559999999999997" table:style-name="Default_1">
            <text:p>7.656</text:p>
          </table:table-cell>
          <table:table-cell office:value-type="float" office:value="1060.95" table:style-name="Default_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7.6800002999999997" table:style-name="Default_1">
            <text:p>7.6800003</text:p>
          </table:table-cell>
          <table:table-cell office:value-type="float" office:value="1060.95" table:style-name="Default_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7.7039999999999997" table:style-name="Default_1">
            <text:p>7.704</text:p>
          </table:table-cell>
          <table:table-cell office:value-type="float" office:value="1060.95" table:style-name="Default_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7.7279999999999998" table:style-name="Default_1">
            <text:p>7.728</text:p>
          </table:table-cell>
          <table:table-cell office:value-type="float" office:value="1060.95" table:style-name="Default_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7.7519999999999998" table:style-name="Default_1">
            <text:p>7.75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7.7759999999999998" table:style-name="Default_1">
            <text:p>7.77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7.8" table:style-name="Default_1">
            <text:p>7.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7.8239999999999998" table:style-name="Default_1">
            <text:p>7.824</text:p>
          </table:table-cell>
          <table:table-cell office:value-type="float" office:value="210" table:style-name="Default_1">
            <text:p>210</text:p>
          </table:table-cell>
          <table:table-cell table:number-columns-repeated="16382"/>
        </table:table-row>
        <table:table-row table:style-name="ro1">
          <table:table-cell office:value-type="float" office:value="7.8479999999999999" table:style-name="Default_1">
            <text:p>7.848</text:p>
          </table:table-cell>
          <table:table-cell office:value-type="float" office:value="1120.95" table:style-name="Default_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7.8719999999999999" table:style-name="Default_1">
            <text:p>7.872</text:p>
          </table:table-cell>
          <table:table-cell office:value-type="float" office:value="1120.95" table:style-name="Default_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7.8959999999999999" table:style-name="Default_1">
            <text:p>7.896</text:p>
          </table:table-cell>
          <table:table-cell office:value-type="float" office:value="1150.95" table:style-name="Default_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7.92" table:style-name="Default_1">
            <text:p>7.92</text:p>
          </table:table-cell>
          <table:table-cell office:value-type="float" office:value="1150.95" table:style-name="Default_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7.9440001999999996" table:style-name="Default_1">
            <text:p>7.9440002</text:p>
          </table:table-cell>
          <table:table-cell office:value-type="float" office:value="1150.95" table:style-name="Default_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7.968" table:style-name="Default_1">
            <text:p>7.968</text:p>
          </table:table-cell>
          <table:table-cell office:value-type="float" office:value="1150.95" table:style-name="Default_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7.992" table:style-name="Default_1">
            <text:p>7.992</text:p>
          </table:table-cell>
          <table:table-cell office:value-type="float" office:value="1150.95" table:style-name="Default_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8.016" table:style-name="Default_1">
            <text:p>8.016</text:p>
          </table:table-cell>
          <table:table-cell office:value-type="float" office:value="1150.95" table:style-name="Default_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8.0399999999999991" table:style-name="Default_1">
            <text:p>8.04</text:p>
          </table:table-cell>
          <table:table-cell office:value-type="float" office:value="240" table:style-name="Default_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0640000000000001" table:style-name="Default_1">
            <text:p>8.064</text:p>
          </table:table-cell>
          <table:table-cell office:value-type="float" office:value="240" table:style-name="Default_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0879999999999992" table:style-name="Default_1">
            <text:p>8.088</text:p>
          </table:table-cell>
          <table:table-cell office:value-type="float" office:value="240" table:style-name="Default_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1120000000000001" table:style-name="Default_1">
            <text:p>8.112</text:p>
          </table:table-cell>
          <table:table-cell office:value-type="float" office:value="240" table:style-name="Default_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1359999999999992" table:style-name="Default_1">
            <text:p>8.136</text:p>
          </table:table-cell>
          <table:table-cell office:value-type="float" office:value="240" table:style-name="Default_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16" table:style-name="Default_1">
            <text:p>8.16</text:p>
          </table:table-cell>
          <table:table-cell office:value-type="float" office:value="240" table:style-name="Default_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1839999999999993" table:style-name="Default_1">
            <text:p>8.184</text:p>
          </table:table-cell>
          <table:table-cell office:value-type="float" office:value="240" table:style-name="Default_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2080000000000002" table:style-name="Default_1">
            <text:p>8.208</text:p>
          </table:table-cell>
          <table:table-cell office:value-type="float" office:value="240" table:style-name="Default_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2319999999999993" table:style-name="Default_1">
            <text:p>8.232</text:p>
          </table:table-cell>
          <table:table-cell office:value-type="float" office:value="240" table:style-name="Default_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2560005000000007" table:style-name="Default_1">
            <text:p>8.2560005</text:p>
          </table:table-cell>
          <table:table-cell office:value-type="float" office:value="240" table:style-name="Default_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2799999999999994" table:style-name="Default_1">
            <text:p>8.28</text:p>
          </table:table-cell>
          <table:table-cell office:value-type="float" office:value="240" table:style-name="Default_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3040000000000003" table:style-name="Default_1">
            <text:p>8.304</text:p>
          </table:table-cell>
          <table:table-cell office:value-type="float" office:value="210" table:style-name="Default_1">
            <text:p>210</text:p>
          </table:table-cell>
          <table:table-cell table:number-columns-repeated="16382"/>
        </table:table-row>
        <table:table-row table:style-name="ro1">
          <table:table-cell office:value-type="float" office:value="8.3279999999999994" table:style-name="Default_1">
            <text:p>8.328</text:p>
          </table:table-cell>
          <table:table-cell office:value-type="float" office:value="210" table:style-name="Default_1">
            <text:p>210</text:p>
          </table:table-cell>
          <table:table-cell table:number-columns-repeated="16382"/>
        </table:table-row>
        <table:table-row table:style-name="ro1">
          <table:table-cell office:value-type="float" office:value="8.3520000000000003" table:style-name="Default_1">
            <text:p>8.352</text:p>
          </table:table-cell>
          <table:table-cell office:value-type="float" office:value="210" table:style-name="Default_1">
            <text:p>210</text:p>
          </table:table-cell>
          <table:table-cell table:number-columns-repeated="16382"/>
        </table:table-row>
        <table:table-row table:style-name="ro1">
          <table:table-cell office:value-type="float" office:value="8.3759999999999994" table:style-name="Default_1">
            <text:p>8.376</text:p>
          </table:table-cell>
          <table:table-cell office:value-type="float" office:value="210" table:style-name="Default_1">
            <text:p>210</text:p>
          </table:table-cell>
          <table:table-cell table:number-columns-repeated="16382"/>
        </table:table-row>
        <table:table-row table:style-name="ro1">
          <table:table-cell office:value-type="float" office:value="8.4" table:style-name="Default_1">
            <text:p>8.4</text:p>
          </table:table-cell>
          <table:table-cell office:value-type="float" office:value="210" table:style-name="Default_1">
            <text:p>210</text:p>
          </table:table-cell>
          <table:table-cell table:number-columns-repeated="16382"/>
        </table:table-row>
        <table:table-row table:style-name="ro1">
          <table:table-cell office:value-type="float" office:value="8.4239999999999995" table:style-name="Default_1">
            <text:p>8.424</text:p>
          </table:table-cell>
          <table:table-cell office:value-type="float" office:value="210" table:style-name="Default_1">
            <text:p>210</text:p>
          </table:table-cell>
          <table:table-cell table:number-columns-repeated="16382"/>
        </table:table-row>
        <table:table-row table:style-name="ro1">
          <table:table-cell office:value-type="float" office:value="8.4480000000000004" table:style-name="Default_1">
            <text:p>8.448</text:p>
          </table:table-cell>
          <table:table-cell office:value-type="float" office:value="210" table:style-name="Default_1">
            <text:p>210</text:p>
          </table:table-cell>
          <table:table-cell table:number-columns-repeated="16382"/>
        </table:table-row>
        <table:table-row table:style-name="ro1">
          <table:table-cell office:value-type="float" office:value="8.4719999999999995" table:style-name="Default_1">
            <text:p>8.472</text:p>
          </table:table-cell>
          <table:table-cell office:value-type="float" office:value="210" table:style-name="Default_1">
            <text:p>210</text:p>
          </table:table-cell>
          <table:table-cell table:number-columns-repeated="16382"/>
        </table:table-row>
        <table:table-row table:style-name="ro1">
          <table:table-cell office:value-type="float" office:value="8.4960000000000004" table:style-name="Default_1">
            <text:p>8.496</text:p>
          </table:table-cell>
          <table:table-cell office:value-type="float" office:value="240" table:style-name="Default_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52" table:style-name="Default_1">
            <text:p>8.52</text:p>
          </table:table-cell>
          <table:table-cell office:value-type="float" office:value="270" table:style-name="Default_1">
            <text:p>270</text:p>
          </table:table-cell>
          <table:table-cell table:number-columns-repeated="16382"/>
        </table:table-row>
        <table:table-row table:style-name="ro1">
          <table:table-cell office:value-type="float" office:value="8.5440000000000005" table:style-name="Default_1">
            <text:p>8.544</text:p>
          </table:table-cell>
          <table:table-cell office:value-type="float" office:value="270" table:style-name="Default_1">
            <text:p>270</text:p>
          </table:table-cell>
          <table:table-cell table:number-columns-repeated="16382"/>
        </table:table-row>
        <table:table-row table:style-name="ro1">
          <table:table-cell office:value-type="float" office:value="8.5679999999999996" table:style-name="Default_1">
            <text:p>8.568</text:p>
          </table:table-cell>
          <table:table-cell office:value-type="float" office:value="240" table:style-name="Default_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5920000000000005" table:style-name="Default_1">
            <text:p>8.592</text:p>
          </table:table-cell>
          <table:table-cell office:value-type="float" office:value="240" table:style-name="Default_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6159999999999997" table:style-name="Default_1">
            <text:p>8.616</text:p>
          </table:table-cell>
          <table:table-cell office:value-type="float" office:value="240" table:style-name="Default_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64" table:style-name="Default_1">
            <text:p>8.64</text:p>
          </table:table-cell>
          <table:table-cell office:value-type="float" office:value="240" table:style-name="Default_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6640005000000002" table:style-name="Default_1">
            <text:p>8.6640005</text:p>
          </table:table-cell>
          <table:table-cell office:value-type="float" office:value="240" table:style-name="Default_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6880000000000006" table:style-name="Default_1">
            <text:p>8.688</text:p>
          </table:table-cell>
          <table:table-cell office:value-type="float" office:value="240" table:style-name="Default_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7119999999999997" table:style-name="Default_1">
            <text:p>8.712</text:p>
          </table:table-cell>
          <table:table-cell office:value-type="float" office:value="240" table:style-name="Default_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7360000000000007" table:style-name="Default_1">
            <text:p>8.736</text:p>
          </table:table-cell>
          <table:table-cell office:value-type="float" office:value="240" table:style-name="Default_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76" table:style-name="Default_1">
            <text:p>8.76</text:p>
          </table:table-cell>
          <table:table-cell office:value-type="float" office:value="240" table:style-name="Default_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7840000000000007" table:style-name="Default_1">
            <text:p>8.784</text:p>
          </table:table-cell>
          <table:table-cell office:value-type="float" office:value="240" table:style-name="Default_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8079999999999998" table:style-name="Default_1">
            <text:p>8.808</text:p>
          </table:table-cell>
          <table:table-cell office:value-type="float" office:value="240" table:style-name="Default_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8320000000000007" table:style-name="Default_1">
            <text:p>8.832</text:p>
          </table:table-cell>
          <table:table-cell office:value-type="float" office:value="1150.95" table:style-name="Default_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8.8559999999999999" table:style-name="Default_1">
            <text:p>8.856</text:p>
          </table:table-cell>
          <table:table-cell office:value-type="float" office:value="1120.95" table:style-name="Default_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8.8800000000000008" table:style-name="Default_1">
            <text:p>8.88</text:p>
          </table:table-cell>
          <table:table-cell office:value-type="float" office:value="1120.95" table:style-name="Default_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8.9039999999999999" table:style-name="Default_1">
            <text:p>8.904</text:p>
          </table:table-cell>
          <table:table-cell office:value-type="float" office:value="1120.95" table:style-name="Default_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8.9280000000000008" table:style-name="Default_1">
            <text:p>8.928</text:p>
          </table:table-cell>
          <table:table-cell office:value-type="float" office:value="1120.95" table:style-name="Default_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8.952" table:style-name="Default_1">
            <text:p>8.952</text:p>
          </table:table-cell>
          <table:table-cell office:value-type="float" office:value="1120.95" table:style-name="Default_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8.9760000000000009" table:style-name="Default_1">
            <text:p>8.976</text:p>
          </table:table-cell>
          <table:table-cell office:value-type="float" office:value="1120.95" table:style-name="Default_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9" table:style-name="Default_1">
            <text:p>9</text:p>
          </table:table-cell>
          <table:table-cell office:value-type="float" office:value="1120.95" table:style-name="Default_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9.0239999999999991" table:style-name="Default_1">
            <text:p>9.024</text:p>
          </table:table-cell>
          <table:table-cell office:value-type="float" office:value="1120.95" table:style-name="Default_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9.048" table:style-name="Default_1">
            <text:p>9.048</text:p>
          </table:table-cell>
          <table:table-cell office:value-type="float" office:value="1120.95" table:style-name="Default_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9.0720004999999997" table:style-name="Default_1">
            <text:p>9.0720005</text:p>
          </table:table-cell>
          <table:table-cell office:value-type="float" office:value="1120.95" table:style-name="Default_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9.0960000000000001" table:style-name="Default_1">
            <text:p>9.096</text:p>
          </table:table-cell>
          <table:table-cell office:value-type="float" office:value="210" table:style-name="Default_1">
            <text:p>210</text:p>
          </table:table-cell>
          <table:table-cell table:number-columns-repeated="16382"/>
        </table:table-row>
        <table:table-row table:style-name="ro1">
          <table:table-cell office:value-type="float" office:value="9.1199999999999992" table:style-name="Default_1">
            <text:p>9.12</text:p>
          </table:table-cell>
          <table:table-cell office:value-type="float" office:value="210" table:style-name="Default_1">
            <text:p>210</text:p>
          </table:table-cell>
          <table:table-cell table:number-columns-repeated="16382"/>
        </table:table-row>
        <table:table-row table:style-name="ro1">
          <table:table-cell office:value-type="float" office:value="9.1440000000000001" table:style-name="Default_1">
            <text:p>9.144</text:p>
          </table:table-cell>
          <table:table-cell office:value-type="float" office:value="210" table:style-name="Default_1">
            <text:p>210</text:p>
          </table:table-cell>
          <table:table-cell table:number-columns-repeated="16382"/>
        </table:table-row>
        <table:table-row table:style-name="ro1">
          <table:table-cell office:value-type="float" office:value="9.1679999999999993" table:style-name="Default_1">
            <text:p>9.168</text:p>
          </table:table-cell>
          <table:table-cell office:value-type="float" office:value="210" table:style-name="Default_1">
            <text:p>210</text:p>
          </table:table-cell>
          <table:table-cell table:number-columns-repeated="16382"/>
        </table:table-row>
        <table:table-row table:style-name="ro1">
          <table:table-cell office:value-type="float" office:value="9.1920000000000002" table:style-name="Default_1">
            <text:p>9.192</text:p>
          </table:table-cell>
          <table:table-cell office:value-type="float" office:value="240" table:style-name="Default_1">
            <text:p>240</text:p>
          </table:table-cell>
          <table:table-cell table:number-columns-repeated="16382"/>
        </table:table-row>
        <table:table-row table:style-name="ro1">
          <table:table-cell office:value-type="float" office:value="9.2159999999999993" table:style-name="Default_1">
            <text:p>9.216</text:p>
          </table:table-cell>
          <table:table-cell office:value-type="float" office:value="240" table:style-name="Default_1">
            <text:p>240</text:p>
          </table:table-cell>
          <table:table-cell table:number-columns-repeated="16382"/>
        </table:table-row>
        <table:table-row table:style-name="ro1">
          <table:table-cell office:value-type="float" office:value="9.24" table:style-name="Default_1">
            <text:p>9.24</text:p>
          </table:table-cell>
          <table:table-cell office:value-type="float" office:value="1120.95" table:style-name="Default_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9.2639999999999993" table:style-name="Default_1">
            <text:p>9.264</text:p>
          </table:table-cell>
          <table:table-cell office:value-type="float" office:value="1120.95" table:style-name="Default_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9.2880000000000003" table:style-name="Default_1">
            <text:p>9.288</text:p>
          </table:table-cell>
          <table:table-cell office:value-type="float" office:value="1120.95" table:style-name="Default_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9.3119999999999994" table:style-name="Default_1">
            <text:p>9.312</text:p>
          </table:table-cell>
          <table:table-cell office:value-type="float" office:value="1120.95" table:style-name="Default_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9.3360000000000003" table:style-name="Default_1">
            <text:p>9.336</text:p>
          </table:table-cell>
          <table:table-cell office:value-type="float" office:value="1120.95" table:style-name="Default_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9.36" table:style-name="Default_1">
            <text:p>9.36</text:p>
          </table:table-cell>
          <table:table-cell office:value-type="float" office:value="1120.95" table:style-name="Default_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9.3840000000000003" table:style-name="Default_1">
            <text:p>9.384</text:p>
          </table:table-cell>
          <table:table-cell office:value-type="float" office:value="1120.95" table:style-name="Default_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9.4079999999999995" table:style-name="Default_1">
            <text:p>9.408</text:p>
          </table:table-cell>
          <table:table-cell office:value-type="float" office:value="1120.95" table:style-name="Default_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9.4320000000000004" table:style-name="Default_1">
            <text:p>9.432</text:p>
          </table:table-cell>
          <table:table-cell office:value-type="float" office:value="1090.95" table:style-name="Default_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9.4559999999999995" table:style-name="Default_1">
            <text:p>9.456</text:p>
          </table:table-cell>
          <table:table-cell office:value-type="float" office:value="1090.95" table:style-name="Default_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9.4800004999999992" table:style-name="Default_1">
            <text:p>9.4800005</text:p>
          </table:table-cell>
          <table:table-cell office:value-type="float" office:value="1090.95" table:style-name="Default_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9.5039999999999996" table:style-name="Default_1">
            <text:p>9.504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9.5280000000000005" table:style-name="Default_1">
            <text:p>9.528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9.5519999999999996" table:style-name="Default_1">
            <text:p>9.552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9.5760000000000005" table:style-name="Default_1">
            <text:p>9.576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9.6" table:style-name="Default_1">
            <text:p>9.6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9.6240009999999998" table:style-name="Default_1">
            <text:p>9.624001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9.6479999999999997" table:style-name="Default_1">
            <text:p>9.64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9.6720000000000006" table:style-name="Default_1">
            <text:p>9.672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9.6959999999999997" table:style-name="Default_1">
            <text:p>9.696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9.7200000000000006" table:style-name="Default_1">
            <text:p>9.72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9.7439999999999998" table:style-name="Default_1">
            <text:p>9.74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9.7680000000000007" table:style-name="Default_1">
            <text:p>9.768</text:p>
          </table:table-cell>
          <table:table-cell office:value-type="float" office:value="1060.95" table:style-name="Default_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9.7919999999999998" table:style-name="Default_1">
            <text:p>9.792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9.8160000000000007" table:style-name="Default_1">
            <text:p>9.816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9.84" table:style-name="Default_1">
            <text:p>9.84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9.8640000000000008" table:style-name="Default_1">
            <text:p>9.864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9.8880005000000004" table:style-name="Default_1">
            <text:p>9.8880005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9.9120000000000008" table:style-name="Default_1">
            <text:p>9.912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9.9359999999999999" table:style-name="Default_1">
            <text:p>9.936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9.9600000000000009" table:style-name="Default_1">
            <text:p>9.96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9.984" table:style-name="Default_1">
            <text:p>9.984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0.007999999999999" table:style-name="Default_1">
            <text:p>10.00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032000999999999" table:style-name="Default_1">
            <text:p>10.03200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055999999999999" table:style-name="Default_1">
            <text:p>10.05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08" table:style-name="Default_1">
            <text:p>10.0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103999999999999" table:style-name="Default_1">
            <text:p>10.104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0.128" table:style-name="Default_1">
            <text:p>10.128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0.151999999999999" table:style-name="Default_1">
            <text:p>10.152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0.176" table:style-name="Default_1">
            <text:p>10.176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0.199999999999999" table:style-name="Default_1">
            <text:p>10.2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0.224" table:style-name="Default_1">
            <text:p>10.224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0.247999999999999" table:style-name="Default_1">
            <text:p>10.248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0.272" table:style-name="Default_1">
            <text:p>10.272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0.2960005" table:style-name="Default_1">
            <text:p>10.2960005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0.32" table:style-name="Default_1">
            <text:p>10.32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0.343999999999999" table:style-name="Default_1">
            <text:p>10.344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0.368" table:style-name="Default_1">
            <text:p>10.368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0.391999999999999" table:style-name="Default_1">
            <text:p>10.39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416" table:style-name="Default_1">
            <text:p>10.41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440001000000001" table:style-name="Default_1">
            <text:p>10.44000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464" table:style-name="Default_1">
            <text:p>10.46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488" table:style-name="Default_1">
            <text:p>10.48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512" table:style-name="Default_1">
            <text:p>10.51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536" table:style-name="Default_1">
            <text:p>10.53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56" table:style-name="Default_1">
            <text:p>10.5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584" table:style-name="Default_1">
            <text:p>10.58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608000000000001" table:style-name="Default_1">
            <text:p>10.60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632" table:style-name="Default_1">
            <text:p>10.63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656000000000001" table:style-name="Default_1">
            <text:p>10.65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68" table:style-name="Default_1">
            <text:p>10.6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704000000000001" table:style-name="Default_1">
            <text:p>10.70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728" table:style-name="Default_1">
            <text:p>10.72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752000000000001" table:style-name="Default_1">
            <text:p>10.75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776" table:style-name="Default_1">
            <text:p>10.77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8" table:style-name="Default_1">
            <text:p>10.8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0.824" table:style-name="Default_1">
            <text:p>10.824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0.848001" table:style-name="Default_1">
            <text:p>10.848001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0.872" table:style-name="Default_1">
            <text:p>10.872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0.896000000000001" table:style-name="Default_1">
            <text:p>10.896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0.92" table:style-name="Default_1">
            <text:p>10.92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0.944000000000001" table:style-name="Default_1">
            <text:p>10.944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0.968" table:style-name="Default_1">
            <text:p>10.968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0.992000000000001" table:style-name="Default_1">
            <text:p>10.992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1.016" table:style-name="Default_1">
            <text:p>11.016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1.04" table:style-name="Default_1">
            <text:p>11.04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1.064" table:style-name="Default_1">
            <text:p>11.064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1.087999999999999" table:style-name="Default_1">
            <text:p>11.088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1.112" table:style-name="Default_1">
            <text:p>11.11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135999999999999" table:style-name="Default_1">
            <text:p>11.13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16" table:style-name="Default_1">
            <text:p>11.1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183999999999999" table:style-name="Default_1">
            <text:p>11.18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208" table:style-name="Default_1">
            <text:p>11.20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231999999999999" table:style-name="Default_1">
            <text:p>11.23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256000500000001" table:style-name="Default_1">
            <text:p>11.2560005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28" table:style-name="Default_1">
            <text:p>11.2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304" table:style-name="Default_1">
            <text:p>11.30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327999999999999" table:style-name="Default_1">
            <text:p>11.32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352" table:style-name="Default_1">
            <text:p>11.35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375999999999999" table:style-name="Default_1">
            <text:p>11.37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400001" table:style-name="Default_1">
            <text:p>11.40000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423999999999999" table:style-name="Default_1">
            <text:p>11.42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448" table:style-name="Default_1">
            <text:p>11.44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472" table:style-name="Default_1">
            <text:p>11.47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1.496" table:style-name="Default_1">
            <text:p>11.49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1.52" table:style-name="Default_1">
            <text:p>11.5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1.544" table:style-name="Default_1">
            <text:p>11.544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1.568" table:style-name="Default_1">
            <text:p>11.568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1.592000000000001" table:style-name="Default_1">
            <text:p>11.592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1.616" table:style-name="Default_1">
            <text:p>11.616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1.64" table:style-name="Default_1">
            <text:p>11.64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1.6640005" table:style-name="Default_1">
            <text:p>11.6640005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1.688000000000001" table:style-name="Default_1">
            <text:p>11.688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1.712" table:style-name="Default_1">
            <text:p>11.712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1.736000000000001" table:style-name="Default_1">
            <text:p>11.736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1.76" table:style-name="Default_1">
            <text:p>11.76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1.784000000000001" table:style-name="Default_1">
            <text:p>11.784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1.808001000000001" table:style-name="Default_1">
            <text:p>11.808001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1.832000000000001" table:style-name="Default_1">
            <text:p>11.832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1.856" table:style-name="Default_1">
            <text:p>11.856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1.88" table:style-name="Default_1">
            <text:p>11.88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1.904" table:style-name="Default_1">
            <text:p>11.904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1.928000000000001" table:style-name="Default_1">
            <text:p>11.928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1.952" table:style-name="Default_1">
            <text:p>11.952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1.976000000000001" table:style-name="Default_1">
            <text:p>11.976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2" table:style-name="Default_1">
            <text:p>12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2.023999999999999" table:style-name="Default_1">
            <text:p>12.024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2.048" table:style-name="Default_1">
            <text:p>12.048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2.0720005" table:style-name="Default_1">
            <text:p>12.0720005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2.096" table:style-name="Default_1">
            <text:p>12.096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2.12" table:style-name="Default_1">
            <text:p>12.12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2.144" table:style-name="Default_1">
            <text:p>12.144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2.167999999999999" table:style-name="Default_1">
            <text:p>12.16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2.192" table:style-name="Default_1">
            <text:p>12.19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2.216001" table:style-name="Default_1">
            <text:p>12.216001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2.24" table:style-name="Default_1">
            <text:p>12.2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2.263999999999999" table:style-name="Default_1">
            <text:p>12.26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2.288" table:style-name="Default_1">
            <text:p>12.28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2.311999999999999" table:style-name="Default_1">
            <text:p>12.312</text:p>
          </table:table-cell>
          <table:table-cell office:value-type="float" office:value="210" table:style-name="Default_1">
            <text:p>210</text:p>
          </table:table-cell>
          <table:table-cell table:number-columns-repeated="16382"/>
        </table:table-row>
        <table:table-row table:style-name="ro1">
          <table:table-cell office:value-type="float" office:value="12.336" table:style-name="Default_1">
            <text:p>12.336</text:p>
          </table:table-cell>
          <table:table-cell office:value-type="float" office:value="210" table:style-name="Default_1">
            <text:p>210</text:p>
          </table:table-cell>
          <table:table-cell table:number-columns-repeated="16382"/>
        </table:table-row>
        <table:table-row table:style-name="ro1">
          <table:table-cell office:value-type="float" office:value="12.36" table:style-name="Default_1">
            <text:p>12.36</text:p>
          </table:table-cell>
          <table:table-cell office:value-type="float" office:value="210" table:style-name="Default_1">
            <text:p>210</text:p>
          </table:table-cell>
          <table:table-cell table:number-columns-repeated="16382"/>
        </table:table-row>
        <table:table-row table:style-name="ro1">
          <table:table-cell office:value-type="float" office:value="12.384" table:style-name="Default_1">
            <text:p>12.384</text:p>
          </table:table-cell>
          <table:table-cell office:value-type="float" office:value="210" table:style-name="Default_1">
            <text:p>210</text:p>
          </table:table-cell>
          <table:table-cell table:number-columns-repeated="16382"/>
        </table:table-row>
        <table:table-row table:style-name="ro1">
          <table:table-cell office:value-type="float" office:value="12.407999999999999" table:style-name="Default_1">
            <text:p>12.408</text:p>
          </table:table-cell>
          <table:table-cell office:value-type="float" office:value="210" table:style-name="Default_1">
            <text:p>210</text:p>
          </table:table-cell>
          <table:table-cell table:number-columns-repeated="16382"/>
        </table:table-row>
        <table:table-row table:style-name="ro1">
          <table:table-cell office:value-type="float" office:value="12.432" table:style-name="Default_1">
            <text:p>12.432</text:p>
          </table:table-cell>
          <table:table-cell office:value-type="float" office:value="210" table:style-name="Default_1">
            <text:p>210</text:p>
          </table:table-cell>
          <table:table-cell table:number-columns-repeated="16382"/>
        </table:table-row>
        <table:table-row table:style-name="ro1">
          <table:table-cell office:value-type="float" office:value="12.456" table:style-name="Default_1">
            <text:p>12.456</text:p>
          </table:table-cell>
          <table:table-cell office:value-type="float" office:value="210" table:style-name="Default_1">
            <text:p>210</text:p>
          </table:table-cell>
          <table:table-cell table:number-columns-repeated="16382"/>
        </table:table-row>
        <table:table-row table:style-name="ro1">
          <table:table-cell office:value-type="float" office:value="12.480000499999999" table:style-name="Default_1">
            <text:p>12.4800005</text:p>
          </table:table-cell>
          <table:table-cell office:value-type="float" office:value="210" table:style-name="Default_1">
            <text:p>210</text:p>
          </table:table-cell>
          <table:table-cell table:number-columns-repeated="16382"/>
        </table:table-row>
        <table:table-row table:style-name="ro1">
          <table:table-cell office:value-type="float" office:value="12.504" table:style-name="Default_1">
            <text:p>12.504</text:p>
          </table:table-cell>
          <table:table-cell office:value-type="float" office:value="210" table:style-name="Default_1">
            <text:p>210</text:p>
          </table:table-cell>
          <table:table-cell table:number-columns-repeated="16382"/>
        </table:table-row>
        <table:table-row table:style-name="ro1">
          <table:table-cell office:value-type="float" office:value="12.528" table:style-name="Default_1">
            <text:p>12.528</text:p>
          </table:table-cell>
          <table:table-cell office:value-type="float" office:value="210" table:style-name="Default_1">
            <text:p>210</text:p>
          </table:table-cell>
          <table:table-cell table:number-columns-repeated="16382"/>
        </table:table-row>
        <table:table-row table:style-name="ro1">
          <table:table-cell office:value-type="float" office:value="12.552" table:style-name="Default_1">
            <text:p>12.552</text:p>
          </table:table-cell>
          <table:table-cell office:value-type="float" office:value="210" table:style-name="Default_1">
            <text:p>210</text:p>
          </table:table-cell>
          <table:table-cell table:number-columns-repeated="16382"/>
        </table:table-row>
        <table:table-row table:style-name="ro1">
          <table:table-cell office:value-type="float" office:value="12.576000000000001" table:style-name="Default_1">
            <text:p>12.576</text:p>
          </table:table-cell>
          <table:table-cell office:value-type="float" office:value="210" table:style-name="Default_1">
            <text:p>210</text:p>
          </table:table-cell>
          <table:table-cell table:number-columns-repeated="16382"/>
        </table:table-row>
        <table:table-row table:style-name="ro1">
          <table:table-cell office:value-type="float" office:value="12.6" table:style-name="Default_1">
            <text:p>12.6</text:p>
          </table:table-cell>
          <table:table-cell office:value-type="float" office:value="210" table:style-name="Default_1">
            <text:p>210</text:p>
          </table:table-cell>
          <table:table-cell table:number-columns-repeated="16382"/>
        </table:table-row>
        <table:table-row table:style-name="ro1">
          <table:table-cell office:value-type="float" office:value="12.624001" table:style-name="Default_1">
            <text:p>12.624001</text:p>
          </table:table-cell>
          <table:table-cell office:value-type="float" office:value="210" table:style-name="Default_1">
            <text:p>210</text:p>
          </table:table-cell>
          <table:table-cell table:number-columns-repeated="16382"/>
        </table:table-row>
        <table:table-row table:style-name="ro1">
          <table:table-cell office:value-type="float" office:value="12.648" table:style-name="Default_1">
            <text:p>12.648</text:p>
          </table:table-cell>
          <table:table-cell office:value-type="float" office:value="210" table:style-name="Default_1">
            <text:p>210</text:p>
          </table:table-cell>
          <table:table-cell table:number-columns-repeated="16382"/>
        </table:table-row>
        <table:table-row table:style-name="ro1">
          <table:table-cell office:value-type="float" office:value="12.672000000000001" table:style-name="Default_1">
            <text:p>12.672</text:p>
          </table:table-cell>
          <table:table-cell office:value-type="float" office:value="210" table:style-name="Default_1">
            <text:p>210</text:p>
          </table:table-cell>
          <table:table-cell table:number-columns-repeated="16382"/>
        </table:table-row>
        <table:table-row table:style-name="ro1">
          <table:table-cell office:value-type="float" office:value="12.696" table:style-name="Default_1">
            <text:p>12.696</text:p>
          </table:table-cell>
          <table:table-cell office:value-type="float" office:value="210" table:style-name="Default_1">
            <text:p>210</text:p>
          </table:table-cell>
          <table:table-cell table:number-columns-repeated="16382"/>
        </table:table-row>
        <table:table-row table:style-name="ro1">
          <table:table-cell office:value-type="float" office:value="12.72" table:style-name="Default_1">
            <text:p>12.72</text:p>
          </table:table-cell>
          <table:table-cell office:value-type="float" office:value="210" table:style-name="Default_1">
            <text:p>210</text:p>
          </table:table-cell>
          <table:table-cell table:number-columns-repeated="16382"/>
        </table:table-row>
        <table:table-row table:style-name="ro1">
          <table:table-cell office:value-type="float" office:value="12.744" table:style-name="Default_1">
            <text:p>12.744</text:p>
          </table:table-cell>
          <table:table-cell office:value-type="float" office:value="210" table:style-name="Default_1">
            <text:p>210</text:p>
          </table:table-cell>
          <table:table-cell table:number-columns-repeated="16382"/>
        </table:table-row>
        <table:table-row table:style-name="ro1">
          <table:table-cell office:value-type="float" office:value="12.768000000000001" table:style-name="Default_1">
            <text:p>12.768</text:p>
          </table:table-cell>
          <table:table-cell office:value-type="float" office:value="210" table:style-name="Default_1">
            <text:p>210</text:p>
          </table:table-cell>
          <table:table-cell table:number-columns-repeated="16382"/>
        </table:table-row>
        <table:table-row table:style-name="ro1">
          <table:table-cell office:value-type="float" office:value="12.792" table:style-name="Default_1">
            <text:p>12.792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2.816000000000001" table:style-name="Default_1">
            <text:p>12.816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2.84" table:style-name="Default_1">
            <text:p>12.84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2.864000000000001" table:style-name="Default_1">
            <text:p>12.864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2.8880005" table:style-name="Default_1">
            <text:p>12.8880005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2.912000000000001" table:style-name="Default_1">
            <text:p>12.91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2.936" table:style-name="Default_1">
            <text:p>12.93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2.96" table:style-name="Default_1">
            <text:p>12.9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2.984" table:style-name="Default_1">
            <text:p>12.98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007999999999999" table:style-name="Default_1">
            <text:p>13.00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032000999999999" table:style-name="Default_1">
            <text:p>13.032001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055999999999999" table:style-name="Default_1">
            <text:p>13.05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08" table:style-name="Default_1">
            <text:p>13.0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103999999999999" table:style-name="Default_1">
            <text:p>13.10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128" table:style-name="Default_1">
            <text:p>13.12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151999999999999" table:style-name="Default_1">
            <text:p>13.15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176" table:style-name="Default_1">
            <text:p>13.17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2" table:style-name="Default_1">
            <text:p>13.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224" table:style-name="Default_1">
            <text:p>13.22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247999999999999" table:style-name="Default_1">
            <text:p>13.24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272" table:style-name="Default_1">
            <text:p>13.27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2960005" table:style-name="Default_1">
            <text:p>13.296000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32" table:style-name="Default_1">
            <text:p>13.3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343999999999999" table:style-name="Default_1">
            <text:p>13.34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368" table:style-name="Default_1">
            <text:p>13.36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391999999999999" table:style-name="Default_1">
            <text:p>13.39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416" table:style-name="Default_1">
            <text:p>13.41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440001000000001" table:style-name="Default_1">
            <text:p>13.44000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464" table:style-name="Default_1">
            <text:p>13.46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488" table:style-name="Default_1">
            <text:p>13.48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512" table:style-name="Default_1">
            <text:p>13.51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536" table:style-name="Default_1">
            <text:p>13.53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56" table:style-name="Default_1">
            <text:p>13.5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584001000000001" table:style-name="Default_1">
            <text:p>13.58400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608000000000001" table:style-name="Default_1">
            <text:p>13.60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632" table:style-name="Default_1">
            <text:p>13.63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656000000000001" table:style-name="Default_1">
            <text:p>13.65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68" table:style-name="Default_1">
            <text:p>13.6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704000000000001" table:style-name="Default_1">
            <text:p>13.70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728" table:style-name="Default_1">
            <text:p>13.72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752000000000001" table:style-name="Default_1">
            <text:p>13.75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776" table:style-name="Default_1">
            <text:p>13.77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8" table:style-name="Default_1">
            <text:p>13.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824" table:style-name="Default_1">
            <text:p>13.82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848001" table:style-name="Default_1">
            <text:p>13.84800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872" table:style-name="Default_1">
            <text:p>13.87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896000000000001" table:style-name="Default_1">
            <text:p>13.89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92" table:style-name="Default_1">
            <text:p>13.9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944000000000001" table:style-name="Default_1">
            <text:p>13.94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968" table:style-name="Default_1">
            <text:p>13.96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992001" table:style-name="Default_1">
            <text:p>13.99200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016" table:style-name="Default_1">
            <text:p>14.01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04" table:style-name="Default_1">
            <text:p>14.0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064" table:style-name="Default_1">
            <text:p>14.06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087999999999999" table:style-name="Default_1">
            <text:p>14.08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112" table:style-name="Default_1">
            <text:p>14.11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135999999999999" table:style-name="Default_1">
            <text:p>14.13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16" table:style-name="Default_1">
            <text:p>14.1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183999999999999" table:style-name="Default_1">
            <text:p>14.18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208" table:style-name="Default_1">
            <text:p>14.20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231999999999999" table:style-name="Default_1">
            <text:p>14.23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256000500000001" table:style-name="Default_1">
            <text:p>14.2560005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28" table:style-name="Default_1">
            <text:p>14.2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304" table:style-name="Default_1">
            <text:p>14.30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327999999999999" table:style-name="Default_1">
            <text:p>14.32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352" table:style-name="Default_1">
            <text:p>14.35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375999999999999" table:style-name="Default_1">
            <text:p>14.37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400001" table:style-name="Default_1">
            <text:p>14.40000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423999999999999" table:style-name="Default_1">
            <text:p>14.42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448" table:style-name="Default_1">
            <text:p>14.44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472" table:style-name="Default_1">
            <text:p>14.47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496" table:style-name="Default_1">
            <text:p>14.49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52" table:style-name="Default_1">
            <text:p>14.5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544" table:style-name="Default_1">
            <text:p>14.54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568" table:style-name="Default_1">
            <text:p>14.56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592000000000001" table:style-name="Default_1">
            <text:p>14.59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616" table:style-name="Default_1">
            <text:p>14.61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64" table:style-name="Default_1">
            <text:p>14.6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6640005" table:style-name="Default_1">
            <text:p>14.6640005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688000000000001" table:style-name="Default_1">
            <text:p>14.68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712" table:style-name="Default_1">
            <text:p>14.71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736000000000001" table:style-name="Default_1">
            <text:p>14.73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76" table:style-name="Default_1">
            <text:p>14.7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784000000000001" table:style-name="Default_1">
            <text:p>14.78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808001000000001" table:style-name="Default_1">
            <text:p>14.80800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832000000000001" table:style-name="Default_1">
            <text:p>14.83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856" table:style-name="Default_1">
            <text:p>14.85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88" table:style-name="Default_1">
            <text:p>14.8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904" table:style-name="Default_1">
            <text:p>14.90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928000000000001" table:style-name="Default_1">
            <text:p>14.92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952" table:style-name="Default_1">
            <text:p>14.95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976000000000001" table:style-name="Default_1">
            <text:p>14.97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" table:style-name="Default_1">
            <text:p>1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023999999999999" table:style-name="Default_1">
            <text:p>15.02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048" table:style-name="Default_1">
            <text:p>15.04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0720005" table:style-name="Default_1">
            <text:p>15.0720005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096" table:style-name="Default_1">
            <text:p>15.09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12" table:style-name="Default_1">
            <text:p>15.1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144" table:style-name="Default_1">
            <text:p>15.14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167999999999999" table:style-name="Default_1">
            <text:p>15.16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192" table:style-name="Default_1">
            <text:p>15.19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216001" table:style-name="Default_1">
            <text:p>15.216001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24" table:style-name="Default_1">
            <text:p>15.2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263999999999999" table:style-name="Default_1">
            <text:p>15.26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288" table:style-name="Default_1">
            <text:p>15.28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311999999999999" table:style-name="Default_1">
            <text:p>15.31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336" table:style-name="Default_1">
            <text:p>15.33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360001" table:style-name="Default_1">
            <text:p>15.360001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5.384" table:style-name="Default_1">
            <text:p>15.384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5.407999999999999" table:style-name="Default_1">
            <text:p>15.408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5.432" table:style-name="Default_1">
            <text:p>15.432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5.456" table:style-name="Default_1">
            <text:p>15.456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5.480000499999999" table:style-name="Default_1">
            <text:p>15.4800005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5.504" table:style-name="Default_1">
            <text:p>15.504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5.528" table:style-name="Default_1">
            <text:p>15.52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552" table:style-name="Default_1">
            <text:p>15.55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576000000000001" table:style-name="Default_1">
            <text:p>15.576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5.6" table:style-name="Default_1">
            <text:p>15.6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5.624001" table:style-name="Default_1">
            <text:p>15.624001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5.648" table:style-name="Default_1">
            <text:p>15.648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5.672000000000001" table:style-name="Default_1">
            <text:p>15.672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5.696" table:style-name="Default_1">
            <text:p>15.696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5.72" table:style-name="Default_1">
            <text:p>15.72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5.744" table:style-name="Default_1">
            <text:p>15.744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5.768001" table:style-name="Default_1">
            <text:p>15.768001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792" table:style-name="Default_1">
            <text:p>15.79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816000000000001" table:style-name="Default_1">
            <text:p>15.81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84" table:style-name="Default_1">
            <text:p>15.8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864000000000001" table:style-name="Default_1">
            <text:p>15.86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8880005" table:style-name="Default_1">
            <text:p>15.8880005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912000000000001" table:style-name="Default_1">
            <text:p>15.91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936" table:style-name="Default_1">
            <text:p>15.93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96" table:style-name="Default_1">
            <text:p>15.9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984" table:style-name="Default_1">
            <text:p>15.98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007999999999999" table:style-name="Default_1">
            <text:p>16.00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032" table:style-name="Default_1">
            <text:p>16.03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056000000000001" table:style-name="Default_1">
            <text:p>16.056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6.079999999999998" table:style-name="Default_1">
            <text:p>16.08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6.103999999999999" table:style-name="Default_1">
            <text:p>16.104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6.128" table:style-name="Default_1">
            <text:p>16.128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6.152000000000001" table:style-name="Default_1">
            <text:p>16.15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175999999999998" table:style-name="Default_1">
            <text:p>16.17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2" table:style-name="Default_1">
            <text:p>16.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224" table:style-name="Default_1">
            <text:p>16.22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248000000000001" table:style-name="Default_1">
            <text:p>16.24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271999999999998" table:style-name="Default_1">
            <text:p>16.27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295999999999999" table:style-name="Default_1">
            <text:p>16.29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32" table:style-name="Default_1">
            <text:p>16.3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344000000000001" table:style-name="Default_1">
            <text:p>16.34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367999999999999" table:style-name="Default_1">
            <text:p>16.36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391999999999999" table:style-name="Default_1">
            <text:p>16.39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416" table:style-name="Default_1">
            <text:p>16.41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440000000000001" table:style-name="Default_1">
            <text:p>16.4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463999999999999" table:style-name="Default_1">
            <text:p>16.46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488" table:style-name="Default_1">
            <text:p>16.48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512001000000001" table:style-name="Default_1">
            <text:p>16.512001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536000000000001" table:style-name="Default_1">
            <text:p>16.53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559999999999999" table:style-name="Default_1">
            <text:p>16.5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584" table:style-name="Default_1">
            <text:p>16.58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608000000000001" table:style-name="Default_1">
            <text:p>16.60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632000000000001" table:style-name="Default_1">
            <text:p>16.63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655999999999999" table:style-name="Default_1">
            <text:p>16.65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68" table:style-name="Default_1">
            <text:p>16.6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704000000000001" table:style-name="Default_1">
            <text:p>16.70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728000000000002" table:style-name="Default_1">
            <text:p>16.72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751999999999999" table:style-name="Default_1">
            <text:p>16.75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776001000000001" table:style-name="Default_1">
            <text:p>16.77600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8" table:style-name="Default_1">
            <text:p>16.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824000000000002" table:style-name="Default_1">
            <text:p>16.82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847999999999999" table:style-name="Default_1">
            <text:p>16.84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872" table:style-name="Default_1">
            <text:p>16.87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896000000000001" table:style-name="Default_1">
            <text:p>16.89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920000000000002" table:style-name="Default_1">
            <text:p>16.9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943999999999999" table:style-name="Default_1">
            <text:p>16.94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968" table:style-name="Default_1">
            <text:p>16.96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992000000000001" table:style-name="Default_1">
            <text:p>16.99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015999999999998" table:style-name="Default_1">
            <text:p>17.01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04" table:style-name="Default_1">
            <text:p>17.0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064001000000001" table:style-name="Default_1">
            <text:p>17.064001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088000000000001" table:style-name="Default_1">
            <text:p>17.08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111999999999998" table:style-name="Default_1">
            <text:p>17.11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135999999999999" table:style-name="Default_1">
            <text:p>17.13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16" table:style-name="Default_1">
            <text:p>17.1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184000000000001" table:style-name="Default_1">
            <text:p>17.18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207999999999998" table:style-name="Default_1">
            <text:p>17.20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231999999999999" table:style-name="Default_1">
            <text:p>17.23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256" table:style-name="Default_1">
            <text:p>17.25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28" table:style-name="Default_1">
            <text:p>17.2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303999999999998" table:style-name="Default_1">
            <text:p>17.30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328001" table:style-name="Default_1">
            <text:p>17.32800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352" table:style-name="Default_1">
            <text:p>17.35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376000000000001" table:style-name="Default_1">
            <text:p>17.37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399999999999999" table:style-name="Default_1">
            <text:p>17.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423999999999999" table:style-name="Default_1">
            <text:p>17.42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448" table:style-name="Default_1">
            <text:p>17.44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472000000000001" table:style-name="Default_1">
            <text:p>17.47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495999999999999" table:style-name="Default_1">
            <text:p>17.49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52" table:style-name="Default_1">
            <text:p>17.5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544" table:style-name="Default_1">
            <text:p>17.54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568000000000001" table:style-name="Default_1">
            <text:p>17.56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592001" table:style-name="Default_1">
            <text:p>17.59200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616" table:style-name="Default_1">
            <text:p>17.61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64" table:style-name="Default_1">
            <text:p>17.6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664000000000001" table:style-name="Default_1">
            <text:p>17.66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687999999999999" table:style-name="Default_1">
            <text:p>17.68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712" table:style-name="Default_1">
            <text:p>17.71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736000000000001" table:style-name="Default_1">
            <text:p>17.73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760000000000002" table:style-name="Default_1">
            <text:p>17.7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783999999999999" table:style-name="Default_1">
            <text:p>17.78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808" table:style-name="Default_1">
            <text:p>17.80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832000000000001" table:style-name="Default_1">
            <text:p>17.83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856000000000002" table:style-name="Default_1">
            <text:p>17.85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880001" table:style-name="Default_1">
            <text:p>17.88000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904" table:style-name="Default_1">
            <text:p>17.90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928000000000001" table:style-name="Default_1">
            <text:p>17.92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952000000000002" table:style-name="Default_1">
            <text:p>17.95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975999999999999" table:style-name="Default_1">
            <text:p>17.97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" table:style-name="Default_1">
            <text:p>1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024000000000001" table:style-name="Default_1">
            <text:p>18.02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047999999999998" table:style-name="Default_1">
            <text:p>18.04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071999999999999" table:style-name="Default_1">
            <text:p>18.07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096" table:style-name="Default_1">
            <text:p>18.09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12" table:style-name="Default_1">
            <text:p>18.1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144000999999999" table:style-name="Default_1">
            <text:p>18.14400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167999999999999" table:style-name="Default_1">
            <text:p>18.16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192" table:style-name="Default_1">
            <text:p>18.19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216000000000001" table:style-name="Default_1">
            <text:p>18.21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239999999999998" table:style-name="Default_1">
            <text:p>18.2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263999999999999" table:style-name="Default_1">
            <text:p>18.26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288" table:style-name="Default_1">
            <text:p>18.28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312000000000001" table:style-name="Default_1">
            <text:p>18.31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335999999999999" table:style-name="Default_1">
            <text:p>18.33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36" table:style-name="Default_1">
            <text:p>18.3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384" table:style-name="Default_1">
            <text:p>18.38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408000000000001" table:style-name="Default_1">
            <text:p>18.40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431999999999999" table:style-name="Default_1">
            <text:p>18.43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8.456" table:style-name="Default_1">
            <text:p>18.45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8.48" table:style-name="Default_1">
            <text:p>18.4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8.504000000000001" table:style-name="Default_1">
            <text:p>18.50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8.527999999999999" table:style-name="Default_1">
            <text:p>18.52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8.552" table:style-name="Default_1">
            <text:p>18.55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8.576000000000001" table:style-name="Default_1">
            <text:p>18.57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600000000000001" table:style-name="Default_1">
            <text:p>18.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623999999999999" table:style-name="Default_1">
            <text:p>18.62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648" table:style-name="Default_1">
            <text:p>18.64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672000000000001" table:style-name="Default_1">
            <text:p>18.67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696000999999999" table:style-name="Default_1">
            <text:p>18.69600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72" table:style-name="Default_1">
            <text:p>18.7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744" table:style-name="Default_1">
            <text:p>18.74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768000000000001" table:style-name="Default_1">
            <text:p>18.768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8.792000000000002" table:style-name="Default_1">
            <text:p>18.792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8.815999999999999" table:style-name="Default_1">
            <text:p>18.816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8.84" table:style-name="Default_1">
            <text:p>18.84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8.864000000000001" table:style-name="Default_1">
            <text:p>18.864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8.888000000000002" table:style-name="Default_1">
            <text:p>18.888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8.911999999999999" table:style-name="Default_1">
            <text:p>18.912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8.936" table:style-name="Default_1">
            <text:p>18.936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8.960000999999998" table:style-name="Default_1">
            <text:p>18.960001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8.984000000000002" table:style-name="Default_1">
            <text:p>18.98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007999999999999" table:style-name="Default_1">
            <text:p>19.00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032" table:style-name="Default_1">
            <text:p>19.03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056000000000001" table:style-name="Default_1">
            <text:p>19.05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079999999999998" table:style-name="Default_1">
            <text:p>19.0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103999999999999" table:style-name="Default_1">
            <text:p>19.10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128" table:style-name="Default_1">
            <text:p>19.12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152000000000001" table:style-name="Default_1">
            <text:p>19.15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175999999999998" table:style-name="Default_1">
            <text:p>19.17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2" table:style-name="Default_1">
            <text:p>19.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224" table:style-name="Default_1">
            <text:p>19.22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248000999999999" table:style-name="Default_1">
            <text:p>19.24800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271999999999998" table:style-name="Default_1">
            <text:p>19.27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295999999999999" table:style-name="Default_1">
            <text:p>19.29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32" table:style-name="Default_1">
            <text:p>19.3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344000000000001" table:style-name="Default_1">
            <text:p>19.34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367999999999999" table:style-name="Default_1">
            <text:p>19.36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391999999999999" table:style-name="Default_1">
            <text:p>19.39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416" table:style-name="Default_1">
            <text:p>19.41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440000000000001" table:style-name="Default_1">
            <text:p>19.4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463999999999999" table:style-name="Default_1">
            <text:p>19.46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488" table:style-name="Default_1">
            <text:p>19.48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512001000000001" table:style-name="Default_1">
            <text:p>19.51200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536000000000001" table:style-name="Default_1">
            <text:p>19.53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559999999999999" table:style-name="Default_1">
            <text:p>19.5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584" table:style-name="Default_1">
            <text:p>19.58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608000000000001" table:style-name="Default_1">
            <text:p>19.60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632000000000001" table:style-name="Default_1">
            <text:p>19.63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655999999999999" table:style-name="Default_1">
            <text:p>19.65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68" table:style-name="Default_1">
            <text:p>19.6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704000000000001" table:style-name="Default_1">
            <text:p>19.70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728000000000002" table:style-name="Default_1">
            <text:p>19.728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9.751999999999999" table:style-name="Default_1">
            <text:p>19.752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9.776001000000001" table:style-name="Default_1">
            <text:p>19.776001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9.8" table:style-name="Default_1">
            <text:p>19.8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9.824000000000002" table:style-name="Default_1">
            <text:p>19.824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9.847999999999999" table:style-name="Default_1">
            <text:p>19.848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9.872" table:style-name="Default_1">
            <text:p>19.872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9.896000000000001" table:style-name="Default_1">
            <text:p>19.896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9.920000000000002" table:style-name="Default_1">
            <text:p>19.92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9.943999999999999" table:style-name="Default_1">
            <text:p>19.944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9.968" table:style-name="Default_1">
            <text:p>19.96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992000000000001" table:style-name="Default_1">
            <text:p>19.99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015999999999998" table:style-name="Default_1">
            <text:p>20.01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04" table:style-name="Default_1">
            <text:p>20.0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064001000000001" table:style-name="Default_1">
            <text:p>20.06400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088000000000001" table:style-name="Default_1">
            <text:p>20.08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111999999999998" table:style-name="Default_1">
            <text:p>20.11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135999999999999" table:style-name="Default_1">
            <text:p>20.13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16" table:style-name="Default_1">
            <text:p>20.1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184000000000001" table:style-name="Default_1">
            <text:p>20.18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207999999999998" table:style-name="Default_1">
            <text:p>20.20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231999999999999" table:style-name="Default_1">
            <text:p>20.23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256" table:style-name="Default_1">
            <text:p>20.25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28" table:style-name="Default_1">
            <text:p>20.2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303999999999998" table:style-name="Default_1">
            <text:p>20.30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328001" table:style-name="Default_1">
            <text:p>20.328001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352" table:style-name="Default_1">
            <text:p>20.35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376000000000001" table:style-name="Default_1">
            <text:p>20.37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399999999999999" table:style-name="Default_1">
            <text:p>20.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423999999999999" table:style-name="Default_1">
            <text:p>20.42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448" table:style-name="Default_1">
            <text:p>20.44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472000000000001" table:style-name="Default_1">
            <text:p>20.47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495999999999999" table:style-name="Default_1">
            <text:p>20.49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52" table:style-name="Default_1">
            <text:p>20.5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544" table:style-name="Default_1">
            <text:p>20.54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568000000000001" table:style-name="Default_1">
            <text:p>20.56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592001" table:style-name="Default_1">
            <text:p>20.59200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616001000000001" table:style-name="Default_1">
            <text:p>20.61600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64" table:style-name="Default_1">
            <text:p>20.6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664000000000001" table:style-name="Default_1">
            <text:p>20.66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687999999999999" table:style-name="Default_1">
            <text:p>20.68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712" table:style-name="Default_1">
            <text:p>20.71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736000000000001" table:style-name="Default_1">
            <text:p>20.73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76" table:style-name="Default_1">
            <text:p>20.7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783999999999999" table:style-name="Default_1">
            <text:p>20.78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808" table:style-name="Default_1">
            <text:p>20.80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832000000000001" table:style-name="Default_1">
            <text:p>20.83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856000000000002" table:style-name="Default_1">
            <text:p>20.85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880001" table:style-name="Default_1">
            <text:p>20.88000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904" table:style-name="Default_1">
            <text:p>20.90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928000000000001" table:style-name="Default_1">
            <text:p>20.92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952000000000002" table:style-name="Default_1">
            <text:p>20.95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975999999999999" table:style-name="Default_1">
            <text:p>20.97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" table:style-name="Default_1">
            <text:p>2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024000000000001" table:style-name="Default_1">
            <text:p>21.02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047999999999998" table:style-name="Default_1">
            <text:p>21.04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071999999999999" table:style-name="Default_1">
            <text:p>21.07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096" table:style-name="Default_1">
            <text:p>21.09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12" table:style-name="Default_1">
            <text:p>21.1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144000999999999" table:style-name="Default_1">
            <text:p>21.14400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167999999999999" table:style-name="Default_1">
            <text:p>21.16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192" table:style-name="Default_1">
            <text:p>21.19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216000000000001" table:style-name="Default_1">
            <text:p>21.21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24" table:style-name="Default_1">
            <text:p>21.2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263999999999999" table:style-name="Default_1">
            <text:p>21.26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288" table:style-name="Default_1">
            <text:p>21.28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312000000000001" table:style-name="Default_1">
            <text:p>21.31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335999999999999" table:style-name="Default_1">
            <text:p>21.33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36" table:style-name="Default_1">
            <text:p>21.3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384" table:style-name="Default_1">
            <text:p>21.38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408000000000001" table:style-name="Default_1">
            <text:p>21.40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432001" table:style-name="Default_1">
            <text:p>21.43200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456" table:style-name="Default_1">
            <text:p>21.45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48" table:style-name="Default_1">
            <text:p>21.4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504000000000001" table:style-name="Default_1">
            <text:p>21.50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527999999999999" table:style-name="Default_1">
            <text:p>21.52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552" table:style-name="Default_1">
            <text:p>21.55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576000000000001" table:style-name="Default_1">
            <text:p>21.57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6" table:style-name="Default_1">
            <text:p>21.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623999999999999" table:style-name="Default_1">
            <text:p>21.62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648" table:style-name="Default_1">
            <text:p>21.64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672000000000001" table:style-name="Default_1">
            <text:p>21.67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696000999999999" table:style-name="Default_1">
            <text:p>21.69600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72" table:style-name="Default_1">
            <text:p>21.7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744" table:style-name="Default_1">
            <text:p>21.74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768000000000001" table:style-name="Default_1">
            <text:p>21.76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792000000000002" table:style-name="Default_1">
            <text:p>21.79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815999999999999" table:style-name="Default_1">
            <text:p>21.81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84" table:style-name="Default_1">
            <text:p>21.8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864000000000001" table:style-name="Default_1">
            <text:p>21.86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888000000000002" table:style-name="Default_1">
            <text:p>21.88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911999999999999" table:style-name="Default_1">
            <text:p>21.91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936" table:style-name="Default_1">
            <text:p>21.93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960000999999998" table:style-name="Default_1">
            <text:p>21.96000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984000000000002" table:style-name="Default_1">
            <text:p>21.98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2.007999999999999" table:style-name="Default_1">
            <text:p>22.00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2.032" table:style-name="Default_1">
            <text:p>22.03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2.056000000000001" table:style-name="Default_1">
            <text:p>22.05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2.08" table:style-name="Default_1">
            <text:p>22.0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2.103999999999999" table:style-name="Default_1">
            <text:p>22.10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2.128" table:style-name="Default_1">
            <text:p>22.12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2.152000000000001" table:style-name="Default_1">
            <text:p>22.15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2.175999999999998" table:style-name="Default_1">
            <text:p>22.17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2.2" table:style-name="Default_1">
            <text:p>22.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2.224" table:style-name="Default_1">
            <text:p>22.22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2.248000999999999" table:style-name="Default_1">
            <text:p>22.24800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2.271999999999998" table:style-name="Default_1">
            <text:p>22.27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2.295999999999999" table:style-name="Default_1">
            <text:p>22.29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2.32" table:style-name="Default_1">
            <text:p>22.3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2.344000000000001" table:style-name="Default_1">
            <text:p>22.34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2.367999999999999" table:style-name="Default_1">
            <text:p>22.36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391999999999999" table:style-name="Default_1">
            <text:p>22.39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416" table:style-name="Default_1">
            <text:p>22.41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44" table:style-name="Default_1">
            <text:p>22.4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463999999999999" table:style-name="Default_1">
            <text:p>22.46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488" table:style-name="Default_1">
            <text:p>22.48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512001000000001" table:style-name="Default_1">
            <text:p>22.51200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536000000000001" table:style-name="Default_1">
            <text:p>22.53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56" table:style-name="Default_1">
            <text:p>22.5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584" table:style-name="Default_1">
            <text:p>22.58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608000000000001" table:style-name="Default_1">
            <text:p>22.60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632000000000001" table:style-name="Default_1">
            <text:p>22.63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655999999999999" table:style-name="Default_1">
            <text:p>22.65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68" table:style-name="Default_1">
            <text:p>22.6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704000000000001" table:style-name="Default_1">
            <text:p>22.70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728000000000002" table:style-name="Default_1">
            <text:p>22.72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751999999999999" table:style-name="Default_1">
            <text:p>22.75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776001000000001" table:style-name="Default_1">
            <text:p>22.77600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800001000000002" table:style-name="Default_1">
            <text:p>22.80000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824000000000002" table:style-name="Default_1">
            <text:p>22.82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847999999999999" table:style-name="Default_1">
            <text:p>22.84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872" table:style-name="Default_1">
            <text:p>22.87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896000000000001" table:style-name="Default_1">
            <text:p>22.89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92" table:style-name="Default_1">
            <text:p>22.9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943999999999999" table:style-name="Default_1">
            <text:p>22.94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968" table:style-name="Default_1">
            <text:p>22.96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992000000000001" table:style-name="Default_1">
            <text:p>22.99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3.015999999999998" table:style-name="Default_1">
            <text:p>23.0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4" table:style-name="Default_1">
            <text:p>23.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64001000000001" table:style-name="Default_1">
            <text:p>23.064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88000000000001" table:style-name="Default_1">
            <text:p>23.0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11999999999998" table:style-name="Default_1">
            <text:p>23.1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35999999999999" table:style-name="Default_1">
            <text:p>23.1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6" table:style-name="Default_1">
            <text:p>23.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84000000000001" table:style-name="Default_1">
            <text:p>23.1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07999999999998" table:style-name="Default_1">
            <text:p>23.2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31999999999999" table:style-name="Default_1">
            <text:p>23.2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56" table:style-name="Default_1">
            <text:p>23.2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8" table:style-name="Default_1">
            <text:p>23.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03999999999998" table:style-name="Default_1">
            <text:p>23.3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28001" table:style-name="Default_1">
            <text:p>23.328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52" table:style-name="Default_1">
            <text:p>23.3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76000000000001" table:style-name="Default_1">
            <text:p>23.3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" table:style-name="Default_1">
            <text:p>23.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23999999999999" table:style-name="Default_1">
            <text:p>23.4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48" table:style-name="Default_1">
            <text:p>23.4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72000000000001" table:style-name="Default_1">
            <text:p>23.4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95999999999999" table:style-name="Default_1">
            <text:p>23.4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2" table:style-name="Default_1">
            <text:p>23.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44" table:style-name="Default_1">
            <text:p>23.5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68000000000001" table:style-name="Default_1">
            <text:p>23.5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92001" table:style-name="Default_1">
            <text:p>23.592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16001000000001" table:style-name="Default_1">
            <text:p>23.616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4" table:style-name="Default_1">
            <text:p>23.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64000000000001" table:style-name="Default_1">
            <text:p>23.6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87999999999999" table:style-name="Default_1">
            <text:p>23.6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12" table:style-name="Default_1">
            <text:p>23.7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36000000000001" table:style-name="Default_1">
            <text:p>23.7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6" table:style-name="Default_1">
            <text:p>23.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83999999999999" table:style-name="Default_1">
            <text:p>23.7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08" table:style-name="Default_1">
            <text:p>23.8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32000000000001" table:style-name="Default_1">
            <text:p>23.8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56000000000002" table:style-name="Default_1">
            <text:p>23.8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80001" table:style-name="Default_1">
            <text:p>23.88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04" table:style-name="Default_1">
            <text:p>23.9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28000000000001" table:style-name="Default_1">
            <text:p>23.9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52000000000002" table:style-name="Default_1">
            <text:p>23.9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75999999999999" table:style-name="Default_1">
            <text:p>23.9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number-rows-repeated="1047575" table:style-name="ro1">
          <table:table-cell table:number-columns-repeated="16384"/>
        </table:table-row>
      </table:table>
      <table:table table:name="milp-power-usage" table:style-name="ta1">
        <table:table-column table:style-name="co5" table:default-cell-style-name="ce1"/>
        <table:table-column table:style-name="co6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Default_1">
            <text:p>time</text:p>
          </table:table-cell>
          <table:table-cell office:value-type="string" table:style-name="Default_1">
            <text:p>power</text:p>
          </table:table-cell>
          <table:table-cell table:number-columns-repeated="16382"/>
        </table:table-row>
        <table:table-row table:style-name="ro1">
          <table:table-cell office:value-type="float" office:value="0.01" table:style-name="Default_1">
            <text:p>0.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004004004004003E-2" table:style-name="Default_1">
            <text:p>0.0340040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8008008008007997E-2" table:style-name="Default_1">
            <text:p>0.0580080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8.2012012012011998E-2" table:style-name="Default_1">
            <text:p>0.0820120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06016016016016" table:style-name="Default_1">
            <text:p>0.1060160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3002002002002" table:style-name="Default_1">
            <text:p>0.1300200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5402402402402399" table:style-name="Default_1">
            <text:p>0.1540240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78028028028028" table:style-name="Default_1">
            <text:p>0.1780280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0203203203203199" table:style-name="Default_1">
            <text:p>0.2020320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26036036036036" table:style-name="Default_1">
            <text:p>0.2260360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5004004004003999" table:style-name="Default_1">
            <text:p>0.250040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7404404404404398" table:style-name="Default_1">
            <text:p>0.2740440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9804804804804802" table:style-name="Default_1">
            <text:p>0.2980480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2205205205205201" table:style-name="Default_1">
            <text:p>0.3220520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4605605605605599" table:style-name="Default_1">
            <text:p>0.3460560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7006006006005998" table:style-name="Default_1">
            <text:p>0.3700600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9406406406406402" table:style-name="Default_1">
            <text:p>0.3940640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1806806806806801" table:style-name="Default_1">
            <text:p>0.4180680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42072072072072" table:style-name="Default_1">
            <text:p>0.4420720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6607607607607598" table:style-name="Default_1">
            <text:p>0.4660760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9008008008008003" table:style-name="Default_1">
            <text:p>0.490080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1408408408408401" table:style-name="Default_1">
            <text:p>0.5140840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3808808808808795" table:style-name="Default_1">
            <text:p>0.5380880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6209209209209199" table:style-name="Default_1">
            <text:p>0.5620920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8609609609609603" table:style-name="Default_1">
            <text:p>0.5860960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1010010010009996" table:style-name="Default_1">
            <text:p>0.6101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34104104104104" table:style-name="Default_1">
            <text:p>0.6341041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5810810810810805" table:style-name="Default_1">
            <text:p>0.6581081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8211211211211198" table:style-name="Default_1">
            <text:p>0.6821121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0611611611611602" table:style-name="Default_1">
            <text:p>0.7061161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3012012012011995" table:style-name="Default_1">
            <text:p>0.730120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54124124124124" table:style-name="Default_1">
            <text:p>0.7541241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7812812812812804" table:style-name="Default_1">
            <text:p>0.7781281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0213213213213197" table:style-name="Default_1">
            <text:p>0.8021321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2613613613613601" table:style-name="Default_1">
            <text:p>0.8261361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5014014014014005" table:style-name="Default_1">
            <text:p>0.8501401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7414414414414399" table:style-name="Default_1">
            <text:p>0.8741441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9814814814814803" table:style-name="Default_1">
            <text:p>0.8981481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2215215215215196" table:style-name="Default_1">
            <text:p>0.9221521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46156156156156" table:style-name="Default_1">
            <text:p>0.9461561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7016016016016005" table:style-name="Default_1">
            <text:p>0.970160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9416416416416398" table:style-name="Default_1">
            <text:p>0.9941641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1816816816817" table:style-name="Default_1">
            <text:p>1.0181681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4217217217217" table:style-name="Default_1">
            <text:p>1.0421721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661761761761801" table:style-name="Default_1">
            <text:p>1.0661761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9018018018018" table:style-name="Default_1">
            <text:p>1.0901801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1418418418418" table:style-name="Default_1">
            <text:p>1.1141841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381881881881899" table:style-name="Default_1">
            <text:p>1.1381881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621921921921901" table:style-name="Default_1">
            <text:p>1.1621921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861961961962" table:style-name="Default_1">
            <text:p>1.1861961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102002002001999" table:style-name="Default_1">
            <text:p>1.210200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342042042042001" table:style-name="Default_1">
            <text:p>1.2342042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5820820820821" table:style-name="Default_1">
            <text:p>1.2582082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822122122122099" table:style-name="Default_1">
            <text:p>1.2822122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062162162162201" table:style-name="Default_1">
            <text:p>1.3062162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3022022022022" table:style-name="Default_1">
            <text:p>1.3302202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5422422422422" table:style-name="Default_1">
            <text:p>1.3542242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782282282282301" table:style-name="Default_1">
            <text:p>1.3782282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0223223223223" table:style-name="Default_1">
            <text:p>1.4022322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2623623623624" table:style-name="Default_1">
            <text:p>1.4262362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502402402402399" table:style-name="Default_1">
            <text:p>1.450240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742442442442401" table:style-name="Default_1">
            <text:p>1.4742442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9824824824825" table:style-name="Default_1">
            <text:p>1.4982482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222522522522499" table:style-name="Default_1">
            <text:p>1.5222522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462562562562601" table:style-name="Default_1">
            <text:p>1.5462562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7026026026026" table:style-name="Default_1">
            <text:p>1.5702602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942642642642599" table:style-name="Default_1">
            <text:p>1.5942642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182682682682701" table:style-name="Default_1">
            <text:p>1.6182682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4227227227227" table:style-name="Default_1">
            <text:p>1.6422722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662762762762799" table:style-name="Default_1">
            <text:p>1.6662762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902802802802801" table:style-name="Default_1">
            <text:p>1.690280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1428428428428" table:style-name="Default_1">
            <text:p>1.7142842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3828828828829" table:style-name="Default_1">
            <text:p>1.7382882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622922922922899" table:style-name="Default_1">
            <text:p>1.7622922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862962962963" table:style-name="Default_1">
            <text:p>1.7862962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103003003003" table:style-name="Default_1">
            <text:p>1.810300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343043043042999" table:style-name="Default_1">
            <text:p>1.8343043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583083083083101" table:style-name="Default_1">
            <text:p>1.8583083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8231231231231" table:style-name="Default_1">
            <text:p>1.8823123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063163163163199" table:style-name="Default_1">
            <text:p>1.9063163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303203203203201" table:style-name="Default_1">
            <text:p>1.930320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5432432432432" table:style-name="Default_1">
            <text:p>1.9543243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783283283283299" table:style-name="Default_1">
            <text:p>1.9783283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023323323323301" table:style-name="Default_1">
            <text:p>2.0023323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263363363363398" table:style-name="Default_1">
            <text:p>2.0263363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503403403403402" table:style-name="Default_1">
            <text:p>2.0503403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743443443443401" table:style-name="Default_1">
            <text:p>2.0743443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983483483483498" table:style-name="Default_1">
            <text:p>2.0983483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223523523523502" table:style-name="Default_1">
            <text:p>2.1223523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463563563563599" table:style-name="Default_1">
            <text:p>2.1463563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703603603603598" table:style-name="Default_1">
            <text:p>2.170360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943643643643602" table:style-name="Default_1">
            <text:p>2.1943643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183683683683699" table:style-name="Default_1">
            <text:p>2.2183683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423723723723699" table:style-name="Default_1">
            <text:p>2.2423723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6637637637638" table:style-name="Default_1">
            <text:p>2.2663763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903803803803799" table:style-name="Default_1">
            <text:p>2.2903803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143843843843799" table:style-name="Default_1">
            <text:p>2.3143843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3838838838839" table:style-name="Default_1">
            <text:p>2.3383883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6239239239239" table:style-name="Default_1">
            <text:p>2.3623923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863963963964001" table:style-name="Default_1">
            <text:p>2.3863963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104004004004" table:style-name="Default_1">
            <text:p>2.41040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344044044044" table:style-name="Default_1">
            <text:p>2.4344044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584084084084101" table:style-name="Default_1">
            <text:p>2.4584084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824124124124101" table:style-name="Default_1">
            <text:p>2.4824124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064164164164202" table:style-name="Default_1">
            <text:p>2.5064164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304204204204201" table:style-name="Default_1">
            <text:p>2.5304204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544244244244201" table:style-name="Default_1">
            <text:p>2.5544244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784284284284298" table:style-name="Default_1">
            <text:p>2.5784284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024324324324302" table:style-name="Default_1">
            <text:p>2.6024324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264364364364399" table:style-name="Default_1">
            <text:p>2.6264364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504404404404398" table:style-name="Default_1">
            <text:p>2.650440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744444444444402" table:style-name="Default_1">
            <text:p>2.6744444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984484484484499" table:style-name="Default_1">
            <text:p>2.6984484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224524524524498" table:style-name="Default_1">
            <text:p>2.7224524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4645645645646" table:style-name="Default_1">
            <text:p>2.7464564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704604604604599" table:style-name="Default_1">
            <text:p>2.7704604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944644644644598" table:style-name="Default_1">
            <text:p>2.7944644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1846846846847" table:style-name="Default_1">
            <text:p>2.8184684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424724724724699" table:style-name="Default_1">
            <text:p>2.8424724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664764764764801" table:style-name="Default_1">
            <text:p>2.8664764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9048048048048" table:style-name="Default_1">
            <text:p>2.890480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144844844844799" table:style-name="Default_1">
            <text:p>2.9144844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384884884884901" table:style-name="Default_1">
            <text:p>2.9384884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6249249249249" table:style-name="Default_1">
            <text:p>2.9624924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864964964965002" table:style-name="Default_1">
            <text:p>2.9864964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105005005005001" table:style-name="Default_1">
            <text:p>3.0105005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345045045045" table:style-name="Default_1">
            <text:p>3.03450450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585085085085102" table:style-name="Default_1">
            <text:p>3.05850850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825125125125101" table:style-name="Default_1">
            <text:p>3.08251251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065165165165198" table:style-name="Default_1">
            <text:p>3.10651651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305205205205202" table:style-name="Default_1">
            <text:p>3.13052052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545245245245201" table:style-name="Default_1">
            <text:p>3.15452452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785285285285299" table:style-name="Default_1">
            <text:p>3.17852852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025325325325298" table:style-name="Default_1">
            <text:p>3.20253253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265365365365399" table:style-name="Default_1">
            <text:p>3.22653653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505405405405399" table:style-name="Default_1">
            <text:p>3.25054054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745445445445398" table:style-name="Default_1">
            <text:p>3.27454454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9854854854855" table:style-name="Default_1">
            <text:p>3.29854854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225525525525499" table:style-name="Default_1">
            <text:p>3.32255255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4655655655656" table:style-name="Default_1">
            <text:p>3.34655655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7056056056056" table:style-name="Default_1">
            <text:p>3.37056056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945645645645599" table:style-name="Default_1">
            <text:p>3.39456456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185685685685701" table:style-name="Default_1">
            <text:p>3.41856856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4257257257257" table:style-name="Default_1">
            <text:p>3.44257257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665765765765801" table:style-name="Default_1">
            <text:p>3.46657657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905805805805801" table:style-name="Default_1">
            <text:p>3.49058058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1458458458458" table:style-name="Default_1">
            <text:p>3.51458458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385885885885902" table:style-name="Default_1">
            <text:p>3.53858858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625925925925901" table:style-name="Default_1">
            <text:p>3.56259259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865965965965998" table:style-name="Default_1">
            <text:p>3.58659659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106006006006002" table:style-name="Default_1">
            <text:p>3.6106006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346046046046001" table:style-name="Default_1">
            <text:p>3.63460460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586086086086098" table:style-name="Default_1">
            <text:p>3.65860860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826126126126102" table:style-name="Default_1">
            <text:p>3.68261261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066166166166199" table:style-name="Default_1">
            <text:p>3.70661661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306206206206198" table:style-name="Default_1">
            <text:p>3.73062062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546246246246202" table:style-name="Default_1">
            <text:p>3.75462462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786286286286299" table:style-name="Default_1">
            <text:p>3.77862862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026326326326298" table:style-name="Default_1">
            <text:p>3.80263263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2663663663664" table:style-name="Default_1">
            <text:p>3.82663663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506406406406399" table:style-name="Default_1">
            <text:p>3.85064064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746446446446399" table:style-name="Default_1">
            <text:p>3.87464464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9864864864865" table:style-name="Default_1">
            <text:p>3.89864864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2265265265265" table:style-name="Default_1">
            <text:p>3.92265265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466566566566601" table:style-name="Default_1">
            <text:p>3.94665665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7066066066066" table:style-name="Default_1">
            <text:p>3.97066066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9466466466466" table:style-name="Default_1">
            <text:p>3.99466466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186686686686697" table:style-name="Default_1">
            <text:p>4.01866866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426726726726701" table:style-name="Default_1">
            <text:p>4.04267267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666766766766802" table:style-name="Default_1">
            <text:p>4.06667667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906806806806797" table:style-name="Default_1">
            <text:p>4.09068068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146846846846801" table:style-name="Default_1">
            <text:p>4.11468468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386886886886902" table:style-name="Default_1">
            <text:p>4.13868868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626926926926897" table:style-name="Default_1">
            <text:p>4.16269269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866966966966999" table:style-name="Default_1">
            <text:p>4.18669669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107007007007002" table:style-name="Default_1">
            <text:p>4.2107007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347047047046997" table:style-name="Default_1">
            <text:p>4.23470470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587087087087099" table:style-name="Default_1">
            <text:p>4.25870870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827127127127103" table:style-name="Default_1">
            <text:p>4.28271271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067167167167204" table:style-name="Default_1">
            <text:p>4.30671671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307207207207199" table:style-name="Default_1">
            <text:p>4.33072072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547247247247203" table:style-name="Default_1">
            <text:p>4.35472472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787287287287304" table:style-name="Default_1">
            <text:p>4.37872872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027327327327299" table:style-name="Default_1">
            <text:p>4.40273273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267367367367401" table:style-name="Default_1">
            <text:p>4.42673673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507407407407404" table:style-name="Default_1">
            <text:p>4.45074074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747447447447399" table:style-name="Default_1">
            <text:p>4.47474474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987487487487501" table:style-name="Default_1">
            <text:p>4.49874874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227527527527496" table:style-name="Default_1">
            <text:p>4.52275275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467567567567597" table:style-name="Default_1">
            <text:p>4.54675675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707607607607601" table:style-name="Default_1">
            <text:p>4.57076076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947647647647596" table:style-name="Default_1">
            <text:p>4.59476476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187687687687697" table:style-name="Default_1">
            <text:p>4.61876876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427727727727701" table:style-name="Default_1">
            <text:p>4.64277277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667767767767803" table:style-name="Default_1">
            <text:p>4.66677677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907807807807798" table:style-name="Default_1">
            <text:p>4.69078078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147847847847801" table:style-name="Default_1">
            <text:p>4.71478478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387887887887903" table:style-name="Default_1">
            <text:p>4.73878878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627927927927898" table:style-name="Default_1">
            <text:p>4.76279279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867967967967999" table:style-name="Default_1">
            <text:p>4.78679679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108008008008003" table:style-name="Default_1">
            <text:p>4.8108008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348048048047998" table:style-name="Default_1">
            <text:p>4.83480480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588088088088099" table:style-name="Default_1">
            <text:p>4.85880880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828128128128103" table:style-name="Default_1">
            <text:p>4.88281281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068168168168196" table:style-name="Default_1">
            <text:p>4.90681681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3082082082082" table:style-name="Default_1">
            <text:p>4.93082082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548248248248203" table:style-name="Default_1">
            <text:p>4.95482482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788288288288296" table:style-name="Default_1">
            <text:p>4.97882882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00283283283283" table:style-name="Default_1">
            <text:p>5.00283283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0268368368368401" table:style-name="Default_1">
            <text:p>5.02683683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0508408408408396" table:style-name="Default_1">
            <text:p>5.05084084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07484484484484" table:style-name="Default_1">
            <text:p>5.07484484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0988488488488501" table:style-name="Default_1">
            <text:p>5.09884884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1228528528528496" table:style-name="Default_1">
            <text:p>5.12285285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1468568568568598" table:style-name="Default_1">
            <text:p>5.14685685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1708608608608602" table:style-name="Default_1">
            <text:p>5.17086086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1948648648648597" table:style-name="Default_1">
            <text:p>5.19486486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2188688688688698" table:style-name="Default_1">
            <text:p>5.21886886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2428728728728702" table:style-name="Default_1">
            <text:p>5.24287287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2668768768768803" table:style-name="Default_1">
            <text:p>5.26687687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2908808808808798" table:style-name="Default_1">
            <text:p>5.29088088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3148848848848802" table:style-name="Default_1">
            <text:p>5.31488488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3388888888888903" table:style-name="Default_1">
            <text:p>5.33888888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3628928928928898" table:style-name="Default_1">
            <text:p>5.36289289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3868968968969" table:style-name="Default_1">
            <text:p>5.38689689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4109009009009004" table:style-name="Default_1">
            <text:p>5.41090090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4349049049048999" table:style-name="Default_1">
            <text:p>5.434904905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5.45890890890891" table:style-name="Default_1">
            <text:p>5.458908909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5.4829129129129104" table:style-name="Default_1">
            <text:p>5.482912913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5.5069169169169196" table:style-name="Default_1">
            <text:p>5.506916917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5.53092092092092" table:style-name="Default_1">
            <text:p>5.530920921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5.5549249249249204" table:style-name="Default_1">
            <text:p>5.554924925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5.5789289289289297" table:style-name="Default_1">
            <text:p>5.578928929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5.60293293293293" table:style-name="Default_1">
            <text:p>5.602932933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5.6269369369369402" table:style-name="Default_1">
            <text:p>5.626936937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5.6509409409409397" table:style-name="Default_1">
            <text:p>5.65094094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6749449449449401" table:style-name="Default_1">
            <text:p>5.67494494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6989489489489502" table:style-name="Default_1">
            <text:p>5.69894894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7229529529529497" table:style-name="Default_1">
            <text:p>5.72295295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7469569569569598" table:style-name="Default_1">
            <text:p>5.74695695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7709609609609602" table:style-name="Default_1">
            <text:p>5.77096096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7949649649649597" table:style-name="Default_1">
            <text:p>5.794964965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5.8189689689689699" table:style-name="Default_1">
            <text:p>5.818968969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5.8429729729729702" table:style-name="Default_1">
            <text:p>5.842972973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5.8669769769769804" table:style-name="Default_1">
            <text:p>5.866976977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5.8909809809809799" table:style-name="Default_1">
            <text:p>5.890980981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5.9149849849849803" table:style-name="Default_1">
            <text:p>5.914984985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5.9389889889889904" table:style-name="Default_1">
            <text:p>5.938988989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5.9629929929929899" table:style-name="Default_1">
            <text:p>5.962992993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5.9869969969970001" table:style-name="Default_1">
            <text:p>5.986996997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0110010010010004" table:style-name="Default_1">
            <text:p>6.01100100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0350050050049999" table:style-name="Default_1">
            <text:p>6.03500500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0590090090090101" table:style-name="Default_1">
            <text:p>6.05900900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0830130130130096" table:style-name="Default_1">
            <text:p>6.08301301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1070170170170197" table:style-name="Default_1">
            <text:p>6.10701701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1310210210210201" table:style-name="Default_1">
            <text:p>6.13102102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1550250250250196" table:style-name="Default_1">
            <text:p>6.15502502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1790290290290297" table:style-name="Default_1">
            <text:p>6.17902902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2030330330330301" table:style-name="Default_1">
            <text:p>6.20303303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2270370370370403" table:style-name="Default_1">
            <text:p>6.22703703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2510410410410397" table:style-name="Default_1">
            <text:p>6.25104104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2750450450450401" table:style-name="Default_1">
            <text:p>6.27504504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2990490490490503" table:style-name="Default_1">
            <text:p>6.29904904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3230530530530498" table:style-name="Default_1">
            <text:p>6.32305305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3470570570570599" table:style-name="Default_1">
            <text:p>6.34705705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3710610610610603" table:style-name="Default_1">
            <text:p>6.37106106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3950650650650598" table:style-name="Default_1">
            <text:p>6.395065065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4190690690690699" table:style-name="Default_1">
            <text:p>6.419069069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4430730730730703" table:style-name="Default_1">
            <text:p>6.443073073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4670770770770796" table:style-name="Default_1">
            <text:p>6.467077077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49108108108108" table:style-name="Default_1">
            <text:p>6.491081081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5150850850850803" table:style-name="Default_1">
            <text:p>6.515085085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5390890890890896" table:style-name="Default_1">
            <text:p>6.539089089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56309309309309" table:style-name="Default_1">
            <text:p>6.563093093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5870970970971001" table:style-name="Default_1">
            <text:p>6.587097097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6111011011010996" table:style-name="Default_1">
            <text:p>6.61110110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6351051051051" table:style-name="Default_1">
            <text:p>6.63510510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6591091091091101" table:style-name="Default_1">
            <text:p>6.65910910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6831131131131096" table:style-name="Default_1">
            <text:p>6.68311311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7071171171171198" table:style-name="Default_1">
            <text:p>6.70711711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6.7311211211211202" table:style-name="Default_1">
            <text:p>6.73112112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6.7551251251251196" table:style-name="Default_1">
            <text:p>6.75512512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6.7791291291291298" table:style-name="Default_1">
            <text:p>6.77912912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6.8031331331331302" table:style-name="Default_1">
            <text:p>6.80313313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6.8271371371371403" table:style-name="Default_1">
            <text:p>6.82713713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8511411411411398" table:style-name="Default_1">
            <text:p>6.85114114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8751451451451402" table:style-name="Default_1">
            <text:p>6.87514514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8991491491491503" table:style-name="Default_1">
            <text:p>6.89914914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9231531531531498" table:style-name="Default_1">
            <text:p>6.92315315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94715715715716" table:style-name="Default_1">
            <text:p>6.94715715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9711611611611604" table:style-name="Default_1">
            <text:p>6.97116116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9951651651651598" table:style-name="Default_1">
            <text:p>6.995165165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7.01916916916917" table:style-name="Default_1">
            <text:p>7.019169169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7.0431731731731704" table:style-name="Default_1">
            <text:p>7.043173173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7.0671771771771796" table:style-name="Default_1">
            <text:p>7.067177177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7.09118118118118" table:style-name="Default_1">
            <text:p>7.09118118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7.1151851851851804" table:style-name="Default_1">
            <text:p>7.115185185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7.1391891891891897" table:style-name="Default_1">
            <text:p>7.139189189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7.16319319319319" table:style-name="Default_1">
            <text:p>7.163193193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7.1871971971972002" table:style-name="Default_1">
            <text:p>7.187197197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7.2112012012011997" table:style-name="Default_1">
            <text:p>7.21120120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7.2352052052052001" table:style-name="Default_1">
            <text:p>7.23520520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2592092092092102" table:style-name="Default_1">
            <text:p>7.25920920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2832132132132097" table:style-name="Default_1">
            <text:p>7.283213213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3072172172172198" table:style-name="Default_1">
            <text:p>7.307217217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3312212212212202" table:style-name="Default_1">
            <text:p>7.33122122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3552252252252197" table:style-name="Default_1">
            <text:p>7.35522522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3792292292292299" table:style-name="Default_1">
            <text:p>7.37922922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4032332332332302" table:style-name="Default_1">
            <text:p>7.403233233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4272372372372404" table:style-name="Default_1">
            <text:p>7.427237237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4512412412412399" table:style-name="Default_1">
            <text:p>7.45124124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4752452452452403" table:style-name="Default_1">
            <text:p>7.47524524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4992492492492504" table:style-name="Default_1">
            <text:p>7.49924924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5232532532532499" table:style-name="Default_1">
            <text:p>7.523253253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54725725725726" table:style-name="Default_1">
            <text:p>7.547257257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5712612612612604" table:style-name="Default_1">
            <text:p>7.571261261</text:p>
          </table:table-cell>
          <table:table-cell office:value-type="float" office:value="1030" table:style-name="Default_1">
            <text:p>1030</text:p>
          </table:table-cell>
          <table:table-cell table:number-columns-repeated="16382"/>
        </table:table-row>
        <table:table-row table:style-name="ro1">
          <table:table-cell office:value-type="float" office:value="7.5952652652652599" table:style-name="Default_1">
            <text:p>7.595265265</text:p>
          </table:table-cell>
          <table:table-cell office:value-type="float" office:value="1030" table:style-name="Default_1">
            <text:p>1030</text:p>
          </table:table-cell>
          <table:table-cell table:number-columns-repeated="16382"/>
        </table:table-row>
        <table:table-row table:style-name="ro1">
          <table:table-cell office:value-type="float" office:value="7.6192692692692701" table:style-name="Default_1">
            <text:p>7.619269269</text:p>
          </table:table-cell>
          <table:table-cell office:value-type="float" office:value="1030" table:style-name="Default_1">
            <text:p>1030</text:p>
          </table:table-cell>
          <table:table-cell table:number-columns-repeated="16382"/>
        </table:table-row>
        <table:table-row table:style-name="ro1">
          <table:table-cell office:value-type="float" office:value="7.6432732732732704" table:style-name="Default_1">
            <text:p>7.643273273</text:p>
          </table:table-cell>
          <table:table-cell office:value-type="float" office:value="1030" table:style-name="Default_1">
            <text:p>1030</text:p>
          </table:table-cell>
          <table:table-cell table:number-columns-repeated="16382"/>
        </table:table-row>
        <table:table-row table:style-name="ro1">
          <table:table-cell office:value-type="float" office:value="7.6672772772772797" table:style-name="Default_1">
            <text:p>7.667277277</text:p>
          </table:table-cell>
          <table:table-cell office:value-type="float" office:value="1030" table:style-name="Default_1">
            <text:p>1030</text:p>
          </table:table-cell>
          <table:table-cell table:number-columns-repeated="16382"/>
        </table:table-row>
        <table:table-row table:style-name="ro1">
          <table:table-cell office:value-type="float" office:value="7.6912812812812801" table:style-name="Default_1">
            <text:p>7.691281281</text:p>
          </table:table-cell>
          <table:table-cell office:value-type="float" office:value="1030" table:style-name="Default_1">
            <text:p>1030</text:p>
          </table:table-cell>
          <table:table-cell table:number-columns-repeated="16382"/>
        </table:table-row>
        <table:table-row table:style-name="ro1">
          <table:table-cell office:value-type="float" office:value="7.7152852852852796" table:style-name="Default_1">
            <text:p>7.715285285</text:p>
          </table:table-cell>
          <table:table-cell office:value-type="float" office:value="1030" table:style-name="Default_1">
            <text:p>1030</text:p>
          </table:table-cell>
          <table:table-cell table:number-columns-repeated="16382"/>
        </table:table-row>
        <table:table-row table:style-name="ro1">
          <table:table-cell office:value-type="float" office:value="7.7392892892892897" table:style-name="Default_1">
            <text:p>7.739289289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7.7632932932932901" table:style-name="Default_1">
            <text:p>7.763293293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7.7872972972973002" table:style-name="Default_1">
            <text:p>7.787297297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7.8113013013012997" table:style-name="Default_1">
            <text:p>7.811301301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7.8353053053053001" table:style-name="Default_1">
            <text:p>7.835305305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7.8593093093093103" table:style-name="Default_1">
            <text:p>7.859309309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7.8833133133133098" table:style-name="Default_1">
            <text:p>7.883313313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7.9073173173173199" table:style-name="Default_1">
            <text:p>7.907317317</text:p>
          </table:table-cell>
          <table:table-cell office:value-type="float" office:value="1030" table:style-name="Default_1">
            <text:p>1030</text:p>
          </table:table-cell>
          <table:table-cell table:number-columns-repeated="16382"/>
        </table:table-row>
        <table:table-row table:style-name="ro1">
          <table:table-cell office:value-type="float" office:value="7.9313213213213203" table:style-name="Default_1">
            <text:p>7.931321321</text:p>
          </table:table-cell>
          <table:table-cell office:value-type="float" office:value="1030" table:style-name="Default_1">
            <text:p>1030</text:p>
          </table:table-cell>
          <table:table-cell table:number-columns-repeated="16382"/>
        </table:table-row>
        <table:table-row table:style-name="ro1">
          <table:table-cell office:value-type="float" office:value="7.9553253253253198" table:style-name="Default_1">
            <text:p>7.955325325</text:p>
          </table:table-cell>
          <table:table-cell office:value-type="float" office:value="1030" table:style-name="Default_1">
            <text:p>1030</text:p>
          </table:table-cell>
          <table:table-cell table:number-columns-repeated="16382"/>
        </table:table-row>
        <table:table-row table:style-name="ro1">
          <table:table-cell office:value-type="float" office:value="7.9793293293293299" table:style-name="Default_1">
            <text:p>7.979329329</text:p>
          </table:table-cell>
          <table:table-cell office:value-type="float" office:value="1030" table:style-name="Default_1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0033333333333303" table:style-name="Default_1">
            <text:p>8.003333333</text:p>
          </table:table-cell>
          <table:table-cell office:value-type="float" office:value="1030" table:style-name="Default_1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0273373373373396" table:style-name="Default_1">
            <text:p>8.027337337</text:p>
          </table:table-cell>
          <table:table-cell office:value-type="float" office:value="1030" table:style-name="Default_1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0513413413413399" table:style-name="Default_1">
            <text:p>8.051341341</text:p>
          </table:table-cell>
          <table:table-cell office:value-type="float" office:value="1030" table:style-name="Default_1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0753453453453403" table:style-name="Default_1">
            <text:p>8.075345345</text:p>
          </table:table-cell>
          <table:table-cell office:value-type="float" office:value="1030" table:style-name="Default_1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0993493493493496" table:style-name="Default_1">
            <text:p>8.099349349</text:p>
          </table:table-cell>
          <table:table-cell office:value-type="float" office:value="1030" table:style-name="Default_1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12335335335335" table:style-name="Default_1">
            <text:p>8.123353353</text:p>
          </table:table-cell>
          <table:table-cell office:value-type="float" office:value="1030" table:style-name="Default_1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1473573573573592" table:style-name="Default_1">
            <text:p>8.147357357</text:p>
          </table:table-cell>
          <table:table-cell office:value-type="float" office:value="1030" table:style-name="Default_1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1713613613613596" table:style-name="Default_1">
            <text:p>8.171361361</text:p>
          </table:table-cell>
          <table:table-cell office:value-type="float" office:value="1030" table:style-name="Default_1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19536536536536" table:style-name="Default_1">
            <text:p>8.195365365</text:p>
          </table:table-cell>
          <table:table-cell office:value-type="float" office:value="1030" table:style-name="Default_1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2193693693693692" table:style-name="Default_1">
            <text:p>8.219369369</text:p>
          </table:table-cell>
          <table:table-cell office:value-type="float" office:value="1030" table:style-name="Default_1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2433733733733696" table:style-name="Default_1">
            <text:p>8.243373373</text:p>
          </table:table-cell>
          <table:table-cell office:value-type="float" office:value="1030" table:style-name="Default_1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2673773773773807" table:style-name="Default_1">
            <text:p>8.267377377</text:p>
          </table:table-cell>
          <table:table-cell office:value-type="float" office:value="1030" table:style-name="Default_1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2913813813813793" table:style-name="Default_1">
            <text:p>8.29138138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3153853853853903" table:style-name="Default_1">
            <text:p>8.31538538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3393893893893907" table:style-name="Default_1">
            <text:p>8.33938938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3633933933933893" table:style-name="Default_1">
            <text:p>8.363393393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3873973973974003" table:style-name="Default_1">
            <text:p>8.387397397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4114014014014007" table:style-name="Default_1">
            <text:p>8.41140140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43540540540541" table:style-name="Default_1">
            <text:p>8.43540540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4594094094094103" table:style-name="Default_1">
            <text:p>8.45940940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4834134134134107" table:style-name="Default_1">
            <text:p>8.483413413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50741741741742" table:style-name="Default_1">
            <text:p>8.507417417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5314214214214203" table:style-name="Default_1">
            <text:p>8.53142142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5554254254254207" table:style-name="Default_1">
            <text:p>8.55542542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57942942942943" table:style-name="Default_1">
            <text:p>8.57942942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6034334334334304" table:style-name="Default_1">
            <text:p>8.603433433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6274374374374396" table:style-name="Default_1">
            <text:p>8.627437437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65144144144144" table:style-name="Default_1">
            <text:p>8.65144144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6754454454454404" table:style-name="Default_1">
            <text:p>8.67544544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6994494494494496" table:style-name="Default_1">
            <text:p>8.69944944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72345345345345" table:style-name="Default_1">
            <text:p>8.723453453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7474574574574593" table:style-name="Default_1">
            <text:p>8.747457457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7714614614614597" table:style-name="Default_1">
            <text:p>8.771461461</text:p>
          </table:table-cell>
          <table:table-cell office:value-type="float" office:value="1030" table:style-name="Default_1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79546546546546" table:style-name="Default_1">
            <text:p>8.795465465</text:p>
          </table:table-cell>
          <table:table-cell office:value-type="float" office:value="1030" table:style-name="Default_1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8194694694694693" table:style-name="Default_1">
            <text:p>8.819469469</text:p>
          </table:table-cell>
          <table:table-cell office:value-type="float" office:value="1030" table:style-name="Default_1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8434734734734697" table:style-name="Default_1">
            <text:p>8.843473473</text:p>
          </table:table-cell>
          <table:table-cell office:value-type="float" office:value="1030" table:style-name="Default_1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8674774774774807" table:style-name="Default_1">
            <text:p>8.867477477</text:p>
          </table:table-cell>
          <table:table-cell office:value-type="float" office:value="1030" table:style-name="Default_1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8914814814814793" table:style-name="Default_1">
            <text:p>8.891481481</text:p>
          </table:table-cell>
          <table:table-cell office:value-type="float" office:value="1030" table:style-name="Default_1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9154854854854797" table:style-name="Default_1">
            <text:p>8.915485485</text:p>
          </table:table-cell>
          <table:table-cell office:value-type="float" office:value="1030" table:style-name="Default_1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9394894894894907" table:style-name="Default_1">
            <text:p>8.939489489</text:p>
          </table:table-cell>
          <table:table-cell office:value-type="float" office:value="1030" table:style-name="Default_1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9634934934934893" table:style-name="Default_1">
            <text:p>8.963493493</text:p>
          </table:table-cell>
          <table:table-cell office:value-type="float" office:value="1030" table:style-name="Default_1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9874974974975004" table:style-name="Default_1">
            <text:p>8.987497497</text:p>
          </table:table-cell>
          <table:table-cell office:value-type="float" office:value="1030" table:style-name="Default_1">
            <text:p>1030</text:p>
          </table:table-cell>
          <table:table-cell table:number-columns-repeated="16382"/>
        </table:table-row>
        <table:table-row table:style-name="ro1">
          <table:table-cell office:value-type="float" office:value="9.0115015015015008" table:style-name="Default_1">
            <text:p>9.01150150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9.03550550550551" table:style-name="Default_1">
            <text:p>9.03550550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9.0595095095095104" table:style-name="Default_1">
            <text:p>9.0595095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9.0835135135135108" table:style-name="Default_1">
            <text:p>9.08351351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9.10751751751752" table:style-name="Default_1">
            <text:p>9.10751751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9.1315215215215204" table:style-name="Default_1">
            <text:p>9.13152152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1555255255255208" table:style-name="Default_1">
            <text:p>9.15552552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1795295295295301" table:style-name="Default_1">
            <text:p>9.17952953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2035335335335304" table:style-name="Default_1">
            <text:p>9.20353353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2275375375375397" table:style-name="Default_1">
            <text:p>9.22753753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2515415415415401" table:style-name="Default_1">
            <text:p>9.25154154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2755455455455404" table:style-name="Default_1">
            <text:p>9.27554554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2995495495495497" table:style-name="Default_1">
            <text:p>9.29954955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3235535535535501" table:style-name="Default_1">
            <text:p>9.32355355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3475575575575593" table:style-name="Default_1">
            <text:p>9.34755755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3715615615615597" table:style-name="Default_1">
            <text:p>9.37156156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3955655655655601" table:style-name="Default_1">
            <text:p>9.39556556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9.4195695695695694" table:style-name="Default_1">
            <text:p>9.4195695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9.4435735735735697" table:style-name="Default_1">
            <text:p>9.44357357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9.4675775775775808" table:style-name="Default_1">
            <text:p>9.46757757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9.4915815815815794" table:style-name="Default_1">
            <text:p>9.491581582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5155855855855798" table:style-name="Default_1">
            <text:p>9.515585586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5395895895895908" table:style-name="Default_1">
            <text:p>9.53958959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5635935935935894" table:style-name="Default_1">
            <text:p>9.563593594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5875975975976004" table:style-name="Default_1">
            <text:p>9.587597598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6116016016016008" table:style-name="Default_1">
            <text:p>9.611601602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6356056056056101" table:style-name="Default_1">
            <text:p>9.635605606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6596096096096105" table:style-name="Default_1">
            <text:p>9.65960961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6836136136136108" table:style-name="Default_1">
            <text:p>9.683613614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7076176176176201" table:style-name="Default_1">
            <text:p>9.707617618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7316216216216205" table:style-name="Default_1">
            <text:p>9.731621622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7556256256256209" table:style-name="Default_1">
            <text:p>9.755625626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7796296296296301" table:style-name="Default_1">
            <text:p>9.77962963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8036336336336305" table:style-name="Default_1">
            <text:p>9.803633634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8276376376376398" table:style-name="Default_1">
            <text:p>9.827637638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8516416416416401" table:style-name="Default_1">
            <text:p>9.851641642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8756456456456405" table:style-name="Default_1">
            <text:p>9.875645646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8996496496496498" table:style-name="Default_1">
            <text:p>9.89964965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9236536536536502" table:style-name="Default_1">
            <text:p>9.923653654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9476576576576594" table:style-name="Default_1">
            <text:p>9.947657658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9716616616616598" table:style-name="Default_1">
            <text:p>9.971661662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9956656656656602" table:style-name="Default_1">
            <text:p>9.995665666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0196696696697" table:style-name="Default_1">
            <text:p>10.0196696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0436736736737" table:style-name="Default_1">
            <text:p>10.0436736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0676776776777" table:style-name="Default_1">
            <text:p>10.0676776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091681681681701" table:style-name="Default_1">
            <text:p>10.0916816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115685685685699" table:style-name="Default_1">
            <text:p>10.1156856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1396896896897" table:style-name="Default_1">
            <text:p>10.1396896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1636936936937" table:style-name="Default_1">
            <text:p>10.1636936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187697697697701" table:style-name="Default_1">
            <text:p>10.187697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211701701701701" table:style-name="Default_1">
            <text:p>10.211701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235705705705699" table:style-name="Default_1">
            <text:p>10.2357057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2597097097097" table:style-name="Default_1">
            <text:p>10.2597097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2837137137137" table:style-name="Default_1">
            <text:p>10.2837137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307717717717701" table:style-name="Default_1">
            <text:p>10.3077177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331721721721699" table:style-name="Default_1">
            <text:p>10.3317217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3557257257257" table:style-name="Default_1">
            <text:p>10.35572573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3797297297297" table:style-name="Default_1">
            <text:p>10.37972973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4037337337337" table:style-name="Default_1">
            <text:p>10.40373373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427737737737701" table:style-name="Default_1">
            <text:p>10.42773774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451741741741699" table:style-name="Default_1">
            <text:p>10.45174174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4757457457457" table:style-name="Default_1">
            <text:p>10.47574575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4997497497497" table:style-name="Default_1">
            <text:p>10.49974975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5237537537538" table:style-name="Default_1">
            <text:p>10.52375375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5477577577578" table:style-name="Default_1">
            <text:p>10.54775776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571761761761801" table:style-name="Default_1">
            <text:p>10.57176176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595765765765799" table:style-name="Default_1">
            <text:p>10.59576577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0.6197697697698" table:style-name="Default_1">
            <text:p>10.61976977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0.6437737737738" table:style-name="Default_1">
            <text:p>10.64377377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0.6677777777778" table:style-name="Default_1">
            <text:p>10.66777778</text:p>
          </table:table-cell>
          <table:table-cell office:value-type="float" office:value="1910" table:style-name="Default_1">
            <text:p>1910</text:p>
          </table:table-cell>
          <table:table-cell table:number-columns-repeated="16382"/>
        </table:table-row>
        <table:table-row table:style-name="ro1">
          <table:table-cell office:value-type="float" office:value="10.691781781781801" table:style-name="Default_1">
            <text:p>10.69178178</text:p>
          </table:table-cell>
          <table:table-cell office:value-type="float" office:value="1910" table:style-name="Default_1">
            <text:p>1910</text:p>
          </table:table-cell>
          <table:table-cell table:number-columns-repeated="16382"/>
        </table:table-row>
        <table:table-row table:style-name="ro1">
          <table:table-cell office:value-type="float" office:value="10.715785785785799" table:style-name="Default_1">
            <text:p>10.71578579</text:p>
          </table:table-cell>
          <table:table-cell office:value-type="float" office:value="1910" table:style-name="Default_1">
            <text:p>1910</text:p>
          </table:table-cell>
          <table:table-cell table:number-columns-repeated="16382"/>
        </table:table-row>
        <table:table-row table:style-name="ro1">
          <table:table-cell office:value-type="float" office:value="10.7397897897898" table:style-name="Default_1">
            <text:p>10.73978979</text:p>
          </table:table-cell>
          <table:table-cell office:value-type="float" office:value="1910" table:style-name="Default_1">
            <text:p>1910</text:p>
          </table:table-cell>
          <table:table-cell table:number-columns-repeated="16382"/>
        </table:table-row>
        <table:table-row table:style-name="ro1">
          <table:table-cell office:value-type="float" office:value="10.7637937937938" table:style-name="Default_1">
            <text:p>10.76379379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0.787797797797801" table:style-name="Default_1">
            <text:p>10.7877978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0.811801801801799" table:style-name="Default_1">
            <text:p>10.8118018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0.8358058058058" table:style-name="Default_1">
            <text:p>10.83580581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0.8598098098098" table:style-name="Default_1">
            <text:p>10.85980981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0.8838138138138" table:style-name="Default_1">
            <text:p>10.88381381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0.907817817817801" table:style-name="Default_1">
            <text:p>10.90781782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0.931821821821799" table:style-name="Default_1">
            <text:p>10.93182182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0.9558258258258" table:style-name="Default_1">
            <text:p>10.95582583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9798298298298" table:style-name="Default_1">
            <text:p>10.97982983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1.0038338338338" table:style-name="Default_1">
            <text:p>11.00383383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1.027837837837801" table:style-name="Default_1">
            <text:p>11.02783784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1.051841841841799" table:style-name="Default_1">
            <text:p>11.05184184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1.0758458458458" table:style-name="Default_1">
            <text:p>11.07584585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1.0998498498498" table:style-name="Default_1">
            <text:p>11.09984985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1.1238538538539" table:style-name="Default_1">
            <text:p>11.12385385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1.1478578578579" table:style-name="Default_1">
            <text:p>11.14785786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1.171861861861901" table:style-name="Default_1">
            <text:p>11.17186186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1.195865865865899" table:style-name="Default_1">
            <text:p>11.19586587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1.2198698698699" table:style-name="Default_1">
            <text:p>11.21986987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1.2438738738739" table:style-name="Default_1">
            <text:p>11.24387387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1.267877877877901" table:style-name="Default_1">
            <text:p>11.2678778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291881881881899" table:style-name="Default_1">
            <text:p>11.2918818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315885885885899" table:style-name="Default_1">
            <text:p>11.3158858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3398898898899" table:style-name="Default_1">
            <text:p>11.3398898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3638938938939" table:style-name="Default_1">
            <text:p>11.3638938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387897897897901" table:style-name="Default_1">
            <text:p>11.387897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411901901901899" table:style-name="Default_1">
            <text:p>11.411901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4359059059059" table:style-name="Default_1">
            <text:p>11.4359059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4599099099099" table:style-name="Default_1">
            <text:p>11.4599099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4839139139139" table:style-name="Default_1">
            <text:p>11.4839139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507917917917901" table:style-name="Default_1">
            <text:p>11.5079179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531921921921899" table:style-name="Default_1">
            <text:p>11.5319219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5559259259259" table:style-name="Default_1">
            <text:p>11.55592593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5799299299299" table:style-name="Default_1">
            <text:p>11.57992993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6039339339339" table:style-name="Default_1">
            <text:p>11.60393393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627937937937901" table:style-name="Default_1">
            <text:p>11.6279379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651941941941899" table:style-name="Default_1">
            <text:p>11.6519419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6759459459459" table:style-name="Default_1">
            <text:p>11.6759459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6999499499499" table:style-name="Default_1">
            <text:p>11.6999499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723953953954" table:style-name="Default_1">
            <text:p>11.7239539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747957957958" table:style-name="Default_1">
            <text:p>11.7479579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771961961962001" table:style-name="Default_1">
            <text:p>11.7719619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795965965965999" table:style-name="Default_1">
            <text:p>11.79596597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81996996997" table:style-name="Default_1">
            <text:p>11.81996997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843973973974" table:style-name="Default_1">
            <text:p>11.84397397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867977977978001" table:style-name="Default_1">
            <text:p>11.8679779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891981981981999" table:style-name="Default_1">
            <text:p>11.8919819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915985985986" table:style-name="Default_1">
            <text:p>11.9159859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93998998999" table:style-name="Default_1">
            <text:p>11.9399899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963993993994" table:style-name="Default_1">
            <text:p>11.9639939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987997997998001" table:style-name="Default_1">
            <text:p>11.98799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012002002001999" table:style-name="Default_1">
            <text:p>12.01200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036006006006" table:style-name="Default_1">
            <text:p>12.0360060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06001001001" table:style-name="Default_1">
            <text:p>12.0600100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084014014014" table:style-name="Default_1">
            <text:p>12.0840140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108018018018001" table:style-name="Default_1">
            <text:p>12.1080180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132022022021999" table:style-name="Default_1">
            <text:p>12.1320220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156026026026" table:style-name="Default_1">
            <text:p>12.15602603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18003003003" table:style-name="Default_1">
            <text:p>12.18003003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204034034034001" table:style-name="Default_1">
            <text:p>12.20403403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228038038037999" table:style-name="Default_1">
            <text:p>12.2280380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252042042042" table:style-name="Default_1">
            <text:p>12.2520420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276046046046" table:style-name="Default_1">
            <text:p>12.2760460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30005005005" table:style-name="Default_1">
            <text:p>12.30005005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3240540540541" table:style-name="Default_1">
            <text:p>12.32405405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348058058058101" table:style-name="Default_1">
            <text:p>12.3480580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372062062062099" table:style-name="Default_1">
            <text:p>12.3720620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3960660660661" table:style-name="Default_1">
            <text:p>12.39606607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4200700700701" table:style-name="Default_1">
            <text:p>12.42007007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4440740740741" table:style-name="Default_1">
            <text:p>12.44407407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468078078078101" table:style-name="Default_1">
            <text:p>12.4680780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492082082082099" table:style-name="Default_1">
            <text:p>12.4920820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5160860860861" table:style-name="Default_1">
            <text:p>12.51608609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5400900900901" table:style-name="Default_1">
            <text:p>12.54009009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5640940940941" table:style-name="Default_1">
            <text:p>12.56409409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588098098098101" table:style-name="Default_1">
            <text:p>12.588098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612102102102099" table:style-name="Default_1">
            <text:p>12.612102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6361061061061" table:style-name="Default_1">
            <text:p>12.6361061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6601101101101" table:style-name="Default_1">
            <text:p>12.6601101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684114114114101" table:style-name="Default_1">
            <text:p>12.6841141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708118118118101" table:style-name="Default_1">
            <text:p>12.7081181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732122122122099" table:style-name="Default_1">
            <text:p>12.7321221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7561261261261" table:style-name="Default_1">
            <text:p>12.75612613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7801301301301" table:style-name="Default_1">
            <text:p>12.78013013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804134134134101" table:style-name="Default_1">
            <text:p>12.80413413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828138138138099" table:style-name="Default_1">
            <text:p>12.8281381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8521421421421" table:style-name="Default_1">
            <text:p>12.8521421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8761461461461" table:style-name="Default_1">
            <text:p>12.8761461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9001501501501" table:style-name="Default_1">
            <text:p>12.9001501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9241541541542" table:style-name="Default_1">
            <text:p>12.9241541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948158158158201" table:style-name="Default_1">
            <text:p>12.9481581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972162162162199" table:style-name="Default_1">
            <text:p>12.9721621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9961661661662" table:style-name="Default_1">
            <text:p>12.99616617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0201701701702" table:style-name="Default_1">
            <text:p>13.02017017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0441741741742" table:style-name="Default_1">
            <text:p>13.04417417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068178178178201" table:style-name="Default_1">
            <text:p>13.0681781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092182182182199" table:style-name="Default_1">
            <text:p>13.0921821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1161861861862" table:style-name="Default_1">
            <text:p>13.11618619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1401901901902" table:style-name="Default_1">
            <text:p>13.14019019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1641941941942" table:style-name="Default_1">
            <text:p>13.16419419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188198198198201" table:style-name="Default_1">
            <text:p>13.188198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212202202202199" table:style-name="Default_1">
            <text:p>13.212202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2362062062062" table:style-name="Default_1">
            <text:p>13.2362062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2602102102102" table:style-name="Default_1">
            <text:p>13.2602102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284214214214201" table:style-name="Default_1">
            <text:p>13.2842142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308218218218199" table:style-name="Default_1">
            <text:p>13.3082182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3322222222222" table:style-name="Default_1">
            <text:p>13.3322222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3562262262262" table:style-name="Default_1">
            <text:p>13.35622623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3802302302302" table:style-name="Default_1">
            <text:p>13.38023023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404234234234201" table:style-name="Default_1">
            <text:p>13.40423423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428238238238199" table:style-name="Default_1">
            <text:p>13.4282382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4522422422422" table:style-name="Default_1">
            <text:p>13.4522422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4762462462462" table:style-name="Default_1">
            <text:p>13.47624625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5002502502502" table:style-name="Default_1">
            <text:p>13.50025025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5242542542543" table:style-name="Default_1">
            <text:p>13.5242542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548258258258301" table:style-name="Default_1">
            <text:p>13.5482582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572262262262299" table:style-name="Default_1">
            <text:p>13.5722622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5962662662663" table:style-name="Default_1">
            <text:p>13.5962662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6202702702703" table:style-name="Default_1">
            <text:p>13.6202702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6442742742743" table:style-name="Default_1">
            <text:p>13.6442742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668278278278301" table:style-name="Default_1">
            <text:p>13.6682782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692282282282299" table:style-name="Default_1">
            <text:p>13.6922822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7162862862863" table:style-name="Default_1">
            <text:p>13.7162862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7402902902903" table:style-name="Default_1">
            <text:p>13.7402902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764294294294301" table:style-name="Default_1">
            <text:p>13.7642942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788298298298299" table:style-name="Default_1">
            <text:p>13.788298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812302302302299" table:style-name="Default_1">
            <text:p>13.812302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8363063063063" table:style-name="Default_1">
            <text:p>13.8363063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8603103103103" table:style-name="Default_1">
            <text:p>13.8603103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884314314314301" table:style-name="Default_1">
            <text:p>13.8843143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908318318318299" table:style-name="Default_1">
            <text:p>13.9083183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9323223223223" table:style-name="Default_1">
            <text:p>13.9323223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9563263263263" table:style-name="Default_1">
            <text:p>13.9563263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9803303303303" table:style-name="Default_1">
            <text:p>13.9803303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004334334334301" table:style-name="Default_1">
            <text:p>14.0043343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028338338338299" table:style-name="Default_1">
            <text:p>14.0283383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0523423423423" table:style-name="Default_1">
            <text:p>14.0523423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0763463463463" table:style-name="Default_1">
            <text:p>14.0763463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1003503503503" table:style-name="Default_1">
            <text:p>14.1003503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1243543543544" table:style-name="Default_1">
            <text:p>14.1243543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148358358358401" table:style-name="Default_1">
            <text:p>14.1483583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172362362362399" table:style-name="Default_1">
            <text:p>14.1723623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1963663663664" table:style-name="Default_1">
            <text:p>14.1963663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2203703703704" table:style-name="Default_1">
            <text:p>14.2203703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2443743743744" table:style-name="Default_1">
            <text:p>14.2443743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268378378378401" table:style-name="Default_1">
            <text:p>14.2683783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292382382382399" table:style-name="Default_1">
            <text:p>14.2923823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3163863863864" table:style-name="Default_1">
            <text:p>14.3163863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3403903903904" table:style-name="Default_1">
            <text:p>14.3403903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364394394394401" table:style-name="Default_1">
            <text:p>14.3643943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388398398398399" table:style-name="Default_1">
            <text:p>14.388398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4124024024024" table:style-name="Default_1">
            <text:p>14.412402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4364064064064" table:style-name="Default_1">
            <text:p>14.4364064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4604104104104" table:style-name="Default_1">
            <text:p>14.4604104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484414414414401" table:style-name="Default_1">
            <text:p>14.4844144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508418418418399" table:style-name="Default_1">
            <text:p>14.5084184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5324224224224" table:style-name="Default_1">
            <text:p>14.5324224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5564264264264" table:style-name="Default_1">
            <text:p>14.5564264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5804304304304" table:style-name="Default_1">
            <text:p>14.5804304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604434434434401" table:style-name="Default_1">
            <text:p>14.6044344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628438438438399" table:style-name="Default_1">
            <text:p>14.6284384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6524424424424" table:style-name="Default_1">
            <text:p>14.6524424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6764464464464" table:style-name="Default_1">
            <text:p>14.6764464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700450450450401" table:style-name="Default_1">
            <text:p>14.7004504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7244544544545" table:style-name="Default_1">
            <text:p>14.7244544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748458458458501" table:style-name="Default_1">
            <text:p>14.7484584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772462462462499" table:style-name="Default_1">
            <text:p>14.7724624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7964664664665" table:style-name="Default_1">
            <text:p>14.7964664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8204704704705" table:style-name="Default_1">
            <text:p>14.8204704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844474474474501" table:style-name="Default_1">
            <text:p>14.8444744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868478478478499" table:style-name="Default_1">
            <text:p>14.8684784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8924824824825" table:style-name="Default_1">
            <text:p>14.8924824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9164864864865" table:style-name="Default_1">
            <text:p>14.9164864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9404904904905" table:style-name="Default_1">
            <text:p>14.9404904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964494494494501" table:style-name="Default_1">
            <text:p>14.9644944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988498498498499" table:style-name="Default_1">
            <text:p>14.988498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0125025025025" table:style-name="Default_1">
            <text:p>15.012502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0365065065065" table:style-name="Default_1">
            <text:p>15.0365065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0605105105105" table:style-name="Default_1">
            <text:p>15.0605105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084514514514501" table:style-name="Default_1">
            <text:p>15.0845145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108518518518499" table:style-name="Default_1">
            <text:p>15.1085185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1325225225225" table:style-name="Default_1">
            <text:p>15.1325225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1565265265265" table:style-name="Default_1">
            <text:p>15.1565265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1805305305305" table:style-name="Default_1">
            <text:p>15.1805305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204534534534501" table:style-name="Default_1">
            <text:p>15.2045345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228538538538499" table:style-name="Default_1">
            <text:p>15.2285385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2525425425425" table:style-name="Default_1">
            <text:p>15.2525425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2765465465465" table:style-name="Default_1">
            <text:p>15.2765465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300550550550501" table:style-name="Default_1">
            <text:p>15.3005505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3245545545546" table:style-name="Default_1">
            <text:p>15.3245545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348558558558601" table:style-name="Default_1">
            <text:p>15.3485585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372562562562599" table:style-name="Default_1">
            <text:p>15.3725625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3965665665666" table:style-name="Default_1">
            <text:p>15.3965665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4205705705706" table:style-name="Default_1">
            <text:p>15.4205705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444574574574601" table:style-name="Default_1">
            <text:p>15.4445745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468578578578599" table:style-name="Default_1">
            <text:p>15.4685785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4925825825826" table:style-name="Default_1">
            <text:p>15.4925825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5165865865866" table:style-name="Default_1">
            <text:p>15.5165865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5405905905906" table:style-name="Default_1">
            <text:p>15.5405905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564594594594601" table:style-name="Default_1">
            <text:p>15.5645945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588598598598599" table:style-name="Default_1">
            <text:p>15.588598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6126026026026" table:style-name="Default_1">
            <text:p>15.612602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6366066066066" table:style-name="Default_1">
            <text:p>15.6366066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6606106106106" table:style-name="Default_1">
            <text:p>15.6606106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684614614614601" table:style-name="Default_1">
            <text:p>15.6846146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708618618618599" table:style-name="Default_1">
            <text:p>15.7086186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7326226226226" table:style-name="Default_1">
            <text:p>15.7326226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7566266266266" table:style-name="Default_1">
            <text:p>15.7566266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780630630630601" table:style-name="Default_1">
            <text:p>15.7806306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804634634634599" table:style-name="Default_1">
            <text:p>15.8046346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8286386386386" table:style-name="Default_1">
            <text:p>15.8286386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8526426426426" table:style-name="Default_1">
            <text:p>15.8526426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8766466466466" table:style-name="Default_1">
            <text:p>15.87664665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900650650650601" table:style-name="Default_1">
            <text:p>15.90065065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924654654654701" table:style-name="Default_1">
            <text:p>15.92465465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948658658658699" table:style-name="Default_1">
            <text:p>15.9486586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9726626626627" table:style-name="Default_1">
            <text:p>15.9726626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9966666666667" table:style-name="Default_1">
            <text:p>15.99666667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0206706706707" table:style-name="Default_1">
            <text:p>16.02067067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044674674674699" table:style-name="Default_1">
            <text:p>16.0446746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068678678678701" table:style-name="Default_1">
            <text:p>16.0686786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0926826826827" table:style-name="Default_1">
            <text:p>16.0926826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116686686686698" table:style-name="Default_1">
            <text:p>16.1166866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1406906906907" table:style-name="Default_1">
            <text:p>16.1406906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164694694694699" table:style-name="Default_1">
            <text:p>16.16469469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6.188698698698701" table:style-name="Default_1">
            <text:p>16.1886987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6.2127027027027" table:style-name="Default_1">
            <text:p>16.2127027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6.236706706706698" table:style-name="Default_1">
            <text:p>16.23670671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6.260710710710701" table:style-name="Default_1">
            <text:p>16.2607107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284714714714699" table:style-name="Default_1">
            <text:p>16.2847147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308718718718701" table:style-name="Default_1">
            <text:p>16.3087187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3327227227227" table:style-name="Default_1">
            <text:p>16.3327227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356726726726698" table:style-name="Default_1">
            <text:p>16.3567267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380730730730701" table:style-name="Default_1">
            <text:p>16.3807307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404734734734699" table:style-name="Default_1">
            <text:p>16.4047347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428738738738701" table:style-name="Default_1">
            <text:p>16.4287387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4527427427427" table:style-name="Default_1">
            <text:p>16.4527427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476746746746699" table:style-name="Default_1">
            <text:p>16.4767467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5007507507508" table:style-name="Default_1">
            <text:p>16.5007507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524754754754799" table:style-name="Default_1">
            <text:p>16.5247547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548758758758801" table:style-name="Default_1">
            <text:p>16.5487587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5727627627628" table:style-name="Default_1">
            <text:p>16.5727627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596766766766802" table:style-name="Default_1">
            <text:p>16.5967667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6207707707708" table:style-name="Default_1">
            <text:p>16.6207707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644774774774799" table:style-name="Default_1">
            <text:p>16.6447747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668778778778801" table:style-name="Default_1">
            <text:p>16.6687787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6927827827828" table:style-name="Default_1">
            <text:p>16.6927827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716786786786798" table:style-name="Default_1">
            <text:p>16.7167867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7407907907908" table:style-name="Default_1">
            <text:p>16.7407907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764794794794799" table:style-name="Default_1">
            <text:p>16.7647947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788798798798801" table:style-name="Default_1">
            <text:p>16.788798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8128028028028" table:style-name="Default_1">
            <text:p>16.812802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836806806806798" table:style-name="Default_1">
            <text:p>16.8368068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860810810810801" table:style-name="Default_1">
            <text:p>16.8608108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884814814814799" table:style-name="Default_1">
            <text:p>16.8848148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908818818818801" table:style-name="Default_1">
            <text:p>16.9088188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9328228228228" table:style-name="Default_1">
            <text:p>16.9328228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956826826826799" table:style-name="Default_1">
            <text:p>16.9568268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980830830830801" table:style-name="Default_1">
            <text:p>16.9808308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004834834834799" table:style-name="Default_1">
            <text:p>17.0048348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028838838838801" table:style-name="Default_1">
            <text:p>17.0288388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0528428428428" table:style-name="Default_1">
            <text:p>17.0528428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076846846846799" table:style-name="Default_1">
            <text:p>17.0768468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1008508508509" table:style-name="Default_1">
            <text:p>17.1008508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124854854854899" table:style-name="Default_1">
            <text:p>17.1248548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148858858858901" table:style-name="Default_1">
            <text:p>17.1488588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1728628628629" table:style-name="Default_1">
            <text:p>17.1728628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196866866866898" table:style-name="Default_1">
            <text:p>17.1968668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2208708708709" table:style-name="Default_1">
            <text:p>17.2208708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244874874874899" table:style-name="Default_1">
            <text:p>17.2448748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268878878878901" table:style-name="Default_1">
            <text:p>17.2688788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2928828828829" table:style-name="Default_1">
            <text:p>17.2928828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316886886886898" table:style-name="Default_1">
            <text:p>17.3168868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340890890890901" table:style-name="Default_1">
            <text:p>17.3408908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364894894894899" table:style-name="Default_1">
            <text:p>17.3648948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388898898898901" table:style-name="Default_1">
            <text:p>17.388898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4129029029029" table:style-name="Default_1">
            <text:p>17.412902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436906906906898" table:style-name="Default_1">
            <text:p>17.4369069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460910910910901" table:style-name="Default_1">
            <text:p>17.4609109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484914914914899" table:style-name="Default_1">
            <text:p>17.4849149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508918918918901" table:style-name="Default_1">
            <text:p>17.5089189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5329229229229" table:style-name="Default_1">
            <text:p>17.5329229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556926926926899" table:style-name="Default_1">
            <text:p>17.5569269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580930930930901" table:style-name="Default_1">
            <text:p>17.5809309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604934934934899" table:style-name="Default_1">
            <text:p>17.6049349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628938938938902" table:style-name="Default_1">
            <text:p>17.6289389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6529429429429" table:style-name="Default_1">
            <text:p>17.6529429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676946946946899" table:style-name="Default_1">
            <text:p>17.6769469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700950950951" table:style-name="Default_1">
            <text:p>17.7009509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724954954954999" table:style-name="Default_1">
            <text:p>17.7249549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748958958959001" table:style-name="Default_1">
            <text:p>17.7489589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772962962963" table:style-name="Default_1">
            <text:p>17.7729629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796966966966998" table:style-name="Default_1">
            <text:p>17.7969669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820970970971" table:style-name="Default_1">
            <text:p>17.8209709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844974974974999" table:style-name="Default_1">
            <text:p>17.8449749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868978978979001" table:style-name="Default_1">
            <text:p>17.8689789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892982982983" table:style-name="Default_1">
            <text:p>17.8929829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916986986986998" table:style-name="Default_1">
            <text:p>17.9169869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940990990991001" table:style-name="Default_1">
            <text:p>17.9409909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964994994994999" table:style-name="Default_1">
            <text:p>17.9649949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988998998999001" table:style-name="Default_1">
            <text:p>17.98899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013003003003" table:style-name="Default_1">
            <text:p>18.01300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037007007006999" table:style-name="Default_1">
            <text:p>18.0370070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061011011011001" table:style-name="Default_1">
            <text:p>18.0610110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085015015014999" table:style-name="Default_1">
            <text:p>18.0850150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109019019019001" table:style-name="Default_1">
            <text:p>18.1090190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133023023023" table:style-name="Default_1">
            <text:p>18.1330230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157027027026999" table:style-name="Default_1">
            <text:p>18.1570270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181031031031001" table:style-name="Default_1">
            <text:p>18.1810310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205035035034999" table:style-name="Default_1">
            <text:p>18.2050350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229039039039002" table:style-name="Default_1">
            <text:p>18.2290390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253043043043" table:style-name="Default_1">
            <text:p>18.2530430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277047047046999" table:style-name="Default_1">
            <text:p>18.2770470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3010510510511" table:style-name="Default_1">
            <text:p>18.3010510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325055055055099" table:style-name="Default_1">
            <text:p>18.3250550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349059059059101" table:style-name="Default_1">
            <text:p>18.3490590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3730630630631" table:style-name="Default_1">
            <text:p>18.3730630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397067067067098" table:style-name="Default_1">
            <text:p>18.3970670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421071071071101" table:style-name="Default_1">
            <text:p>18.4210710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445075075075099" table:style-name="Default_1">
            <text:p>18.4450750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469079079079101" table:style-name="Default_1">
            <text:p>18.4690790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4930830830831" table:style-name="Default_1">
            <text:p>18.4930830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517087087087098" table:style-name="Default_1">
            <text:p>18.5170870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541091091091101" table:style-name="Default_1">
            <text:p>18.5410910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565095095095099" table:style-name="Default_1">
            <text:p>18.565095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589099099099101" table:style-name="Default_1">
            <text:p>18.589099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6131031031031" table:style-name="Default_1">
            <text:p>18.613103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637107107107099" table:style-name="Default_1">
            <text:p>18.6371071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661111111111101" table:style-name="Default_1">
            <text:p>18.6611111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685115115115099" table:style-name="Default_1">
            <text:p>18.6851151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709119119119102" table:style-name="Default_1">
            <text:p>18.7091191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7331231231231" table:style-name="Default_1">
            <text:p>18.7331231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757127127127099" table:style-name="Default_1">
            <text:p>18.7571271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781131131131101" table:style-name="Default_1">
            <text:p>18.7811311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805135135135099" table:style-name="Default_1">
            <text:p>18.8051351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829139139139102" table:style-name="Default_1">
            <text:p>18.8291391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8531431431431" table:style-name="Default_1">
            <text:p>18.8531431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877147147147099" table:style-name="Default_1">
            <text:p>18.8771471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9011511511512" table:style-name="Default_1">
            <text:p>18.9011511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925155155155199" table:style-name="Default_1">
            <text:p>18.9251551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949159159159201" table:style-name="Default_1">
            <text:p>18.9491591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9731631631632" table:style-name="Default_1">
            <text:p>18.9731631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997167167167198" table:style-name="Default_1">
            <text:p>18.9971671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021171171171201" table:style-name="Default_1">
            <text:p>19.0211711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045175175175199" table:style-name="Default_1">
            <text:p>19.0451751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069179179179201" table:style-name="Default_1">
            <text:p>19.0691791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0931831831832" table:style-name="Default_1">
            <text:p>19.0931831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117187187187199" table:style-name="Default_1">
            <text:p>19.1171871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141191191191201" table:style-name="Default_1">
            <text:p>19.1411911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165195195195199" table:style-name="Default_1">
            <text:p>19.165195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189199199199201" table:style-name="Default_1">
            <text:p>19.189199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2132032032032" table:style-name="Default_1">
            <text:p>19.213203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237207207207199" table:style-name="Default_1">
            <text:p>19.2372072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261211211211201" table:style-name="Default_1">
            <text:p>19.2612112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285215215215199" table:style-name="Default_1">
            <text:p>19.28521522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9.309219219219202" table:style-name="Default_1">
            <text:p>19.30921922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9.3332232232232" table:style-name="Default_1">
            <text:p>19.33322322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9.357227227227199" table:style-name="Default_1">
            <text:p>19.35722723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9.381231231231201" table:style-name="Default_1">
            <text:p>19.3812312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4052352352352" table:style-name="Default_1">
            <text:p>19.4052352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429239239239202" table:style-name="Default_1">
            <text:p>19.4292392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4532432432432" table:style-name="Default_1">
            <text:p>19.4532432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477247247247199" table:style-name="Default_1">
            <text:p>19.4772472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501251251251301" table:style-name="Default_1">
            <text:p>19.5012512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525255255255299" table:style-name="Default_1">
            <text:p>19.5252552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549259259259301" table:style-name="Default_1">
            <text:p>19.5492592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5732632632633" table:style-name="Default_1">
            <text:p>19.5732632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597267267267299" table:style-name="Default_1">
            <text:p>19.5972672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621271271271301" table:style-name="Default_1">
            <text:p>19.6212712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645275275275299" table:style-name="Default_1">
            <text:p>19.6452752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669279279279301" table:style-name="Default_1">
            <text:p>19.6692792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6932832832833" table:style-name="Default_1">
            <text:p>19.6932832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717287287287299" table:style-name="Default_1">
            <text:p>19.7172872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741291291291301" table:style-name="Default_1">
            <text:p>19.7412912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765295295295299" table:style-name="Default_1">
            <text:p>19.765295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789299299299302" table:style-name="Default_1">
            <text:p>19.789299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8133033033033" table:style-name="Default_1">
            <text:p>19.813303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837307307307299" table:style-name="Default_1">
            <text:p>19.8373073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861311311311301" table:style-name="Default_1">
            <text:p>19.8613113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8853153153153" table:style-name="Default_1">
            <text:p>19.8853153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909319319319302" table:style-name="Default_1">
            <text:p>19.9093193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9333233233233" table:style-name="Default_1">
            <text:p>19.9333233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957327327327299" table:style-name="Default_1">
            <text:p>19.9573273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981331331331301" table:style-name="Default_1">
            <text:p>19.9813313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0053353353353" table:style-name="Default_1">
            <text:p>20.0053353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029339339339302" table:style-name="Default_1">
            <text:p>20.0293393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0533433433433" table:style-name="Default_1">
            <text:p>20.0533433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077347347347299" table:style-name="Default_1">
            <text:p>20.0773473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101351351351401" table:style-name="Default_1">
            <text:p>20.1013513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125355355355399" table:style-name="Default_1">
            <text:p>20.1253553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149359359359401" table:style-name="Default_1">
            <text:p>20.1493593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1733633633634" table:style-name="Default_1">
            <text:p>20.1733633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197367367367399" table:style-name="Default_1">
            <text:p>20.1973673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221371371371401" table:style-name="Default_1">
            <text:p>20.2213713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245375375375399" table:style-name="Default_1">
            <text:p>20.2453753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269379379379401" table:style-name="Default_1">
            <text:p>20.2693793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2933833833834" table:style-name="Default_1">
            <text:p>20.2933833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317387387387399" table:style-name="Default_1">
            <text:p>20.3173873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341391391391401" table:style-name="Default_1">
            <text:p>20.3413913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365395395395399" table:style-name="Default_1">
            <text:p>20.365395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389399399399402" table:style-name="Default_1">
            <text:p>20.389399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4134034034034" table:style-name="Default_1">
            <text:p>20.413403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437407407407399" table:style-name="Default_1">
            <text:p>20.4374074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461411411411401" table:style-name="Default_1">
            <text:p>20.4614114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4854154154154" table:style-name="Default_1">
            <text:p>20.4854154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509419419419402" table:style-name="Default_1">
            <text:p>20.5094194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5334234234234" table:style-name="Default_1">
            <text:p>20.5334234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557427427427399" table:style-name="Default_1">
            <text:p>20.5574274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581431431431401" table:style-name="Default_1">
            <text:p>20.5814314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6054354354354" table:style-name="Default_1">
            <text:p>20.6054354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629439439439398" table:style-name="Default_1">
            <text:p>20.6294394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6534434434434" table:style-name="Default_1">
            <text:p>20.6534434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677447447447399" table:style-name="Default_1">
            <text:p>20.6774474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701451451451501" table:style-name="Default_1">
            <text:p>20.7014514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725455455455499" table:style-name="Default_1">
            <text:p>20.7254554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749459459459501" table:style-name="Default_1">
            <text:p>20.7494594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7734634634635" table:style-name="Default_1">
            <text:p>20.7734634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797467467467499" table:style-name="Default_1">
            <text:p>20.7974674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821471471471501" table:style-name="Default_1">
            <text:p>20.8214714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845475475475499" table:style-name="Default_1">
            <text:p>20.8454754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869479479479502" table:style-name="Default_1">
            <text:p>20.8694794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8934834834835" table:style-name="Default_1">
            <text:p>20.8934834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917487487487499" table:style-name="Default_1">
            <text:p>20.9174874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941491491491501" table:style-name="Default_1">
            <text:p>20.9414914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9654954954955" table:style-name="Default_1">
            <text:p>20.965495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989499499499502" table:style-name="Default_1">
            <text:p>20.989499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0135035035035" table:style-name="Default_1">
            <text:p>21.013503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037507507507499" table:style-name="Default_1">
            <text:p>21.0375075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061511511511501" table:style-name="Default_1">
            <text:p>21.0615115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0855155155155" table:style-name="Default_1">
            <text:p>21.0855155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109519519519498" table:style-name="Default_1">
            <text:p>21.1095195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1335235235235" table:style-name="Default_1">
            <text:p>21.1335235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157527527527499" table:style-name="Default_1">
            <text:p>21.1575275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181531531531501" table:style-name="Default_1">
            <text:p>21.1815315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2055355355355" table:style-name="Default_1">
            <text:p>21.2055355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229539539539498" table:style-name="Default_1">
            <text:p>21.2295395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253543543543501" table:style-name="Default_1">
            <text:p>21.2535435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277547547547499" table:style-name="Default_1">
            <text:p>21.2775475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301551551551601" table:style-name="Default_1">
            <text:p>21.3015515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325555555555599" table:style-name="Default_1">
            <text:p>21.3255555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349559559559601" table:style-name="Default_1">
            <text:p>21.3495595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3735635635636" table:style-name="Default_1">
            <text:p>21.3735635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397567567567599" table:style-name="Default_1">
            <text:p>21.3975675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421571571571601" table:style-name="Default_1">
            <text:p>21.4215715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445575575575599" table:style-name="Default_1">
            <text:p>21.4455755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469579579579602" table:style-name="Default_1">
            <text:p>21.4695795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4935835835836" table:style-name="Default_1">
            <text:p>21.4935835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517587587587599" table:style-name="Default_1">
            <text:p>21.5175875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541591591591601" table:style-name="Default_1">
            <text:p>21.5415915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5655955955956" table:style-name="Default_1">
            <text:p>21.565595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589599599599602" table:style-name="Default_1">
            <text:p>21.589599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6136036036036" table:style-name="Default_1">
            <text:p>21.613603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637607607607599" table:style-name="Default_1">
            <text:p>21.6376076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661611611611601" table:style-name="Default_1">
            <text:p>21.6616116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6856156156156" table:style-name="Default_1">
            <text:p>21.6856156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709619619619598" table:style-name="Default_1">
            <text:p>21.7096196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7336236236236" table:style-name="Default_1">
            <text:p>21.7336236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757627627627599" table:style-name="Default_1">
            <text:p>21.7576276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781631631631601" table:style-name="Default_1">
            <text:p>21.7816316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8056356356356" table:style-name="Default_1">
            <text:p>21.8056356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829639639639598" table:style-name="Default_1">
            <text:p>21.8296396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853643643643601" table:style-name="Default_1">
            <text:p>21.8536436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877647647647599" table:style-name="Default_1">
            <text:p>21.8776476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901651651651701" table:style-name="Default_1">
            <text:p>21.9016516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925655655655699" table:style-name="Default_1">
            <text:p>21.9256556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949659659659702" table:style-name="Default_1">
            <text:p>21.9496596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9736636636637" table:style-name="Default_1">
            <text:p>21.9736636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997667667667699" table:style-name="Default_1">
            <text:p>21.9976676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021671671671701" table:style-name="Default_1">
            <text:p>22.0216716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0456756756757" table:style-name="Default_1">
            <text:p>22.0456756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069679679679702" table:style-name="Default_1">
            <text:p>22.0696796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0936836836837" table:style-name="Default_1">
            <text:p>22.0936836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117687687687699" table:style-name="Default_1">
            <text:p>22.1176876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141691691691701" table:style-name="Default_1">
            <text:p>22.1416916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1656956956957" table:style-name="Default_1">
            <text:p>22.165695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189699699699698" table:style-name="Default_1">
            <text:p>22.189699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2137037037037" table:style-name="Default_1">
            <text:p>22.213703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237707707707699" table:style-name="Default_1">
            <text:p>22.2377077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261711711711701" table:style-name="Default_1">
            <text:p>22.2617117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2857157157157" table:style-name="Default_1">
            <text:p>22.2857157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309719719719698" table:style-name="Default_1">
            <text:p>22.3097197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333723723723701" table:style-name="Default_1">
            <text:p>22.333723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357727727727699" table:style-name="Default_1">
            <text:p>22.3577277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381731731731701" table:style-name="Default_1">
            <text:p>22.3817317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4057357357357" table:style-name="Default_1">
            <text:p>22.4057357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429739739739698" table:style-name="Default_1">
            <text:p>22.4297397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453743743743701" table:style-name="Default_1">
            <text:p>22.4537437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477747747747699" table:style-name="Default_1">
            <text:p>22.4777477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501751751751801" table:style-name="Default_1">
            <text:p>22.5017517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525755755755799" table:style-name="Default_1">
            <text:p>22.5257557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549759759759802" table:style-name="Default_1">
            <text:p>22.5497597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5737637637638" table:style-name="Default_1">
            <text:p>22.5737637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597767767767799" table:style-name="Default_1">
            <text:p>22.5977677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621771771771801" table:style-name="Default_1">
            <text:p>22.6217717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6457757757758" table:style-name="Default_1">
            <text:p>22.6457757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669779779779802" table:style-name="Default_1">
            <text:p>22.6697797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6937837837838" table:style-name="Default_1">
            <text:p>22.6937837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717787787787799" table:style-name="Default_1">
            <text:p>22.7177877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741791791791801" table:style-name="Default_1">
            <text:p>22.7417917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7657957957958" table:style-name="Default_1">
            <text:p>22.765795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789799799799798" table:style-name="Default_1">
            <text:p>22.789799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8138038038038" table:style-name="Default_1">
            <text:p>22.813803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837807807807799" table:style-name="Default_1">
            <text:p>22.8378078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861811811811801" table:style-name="Default_1">
            <text:p>22.8618118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8858158158158" table:style-name="Default_1">
            <text:p>22.8858158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909819819819798" table:style-name="Default_1">
            <text:p>22.9098198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933823823823801" table:style-name="Default_1">
            <text:p>22.9338238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957827827827799" table:style-name="Default_1">
            <text:p>22.9578278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981831831831801" table:style-name="Default_1">
            <text:p>22.9818318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3.0058358358358" table:style-name="Default_1">
            <text:p>23.005835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29839839839799" table:style-name="Default_1">
            <text:p>23.029839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53843843843801" table:style-name="Default_1">
            <text:p>23.053843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77847847847799" table:style-name="Default_1">
            <text:p>23.0778478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01851851851901" table:style-name="Default_1">
            <text:p>23.1018518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258558558559" table:style-name="Default_1">
            <text:p>23.1258558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49859859859902" table:style-name="Default_1">
            <text:p>23.1498598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738638638639" table:style-name="Default_1">
            <text:p>23.1738638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97867867867899" table:style-name="Default_1">
            <text:p>23.1978678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21871871871901" table:style-name="Default_1">
            <text:p>23.2218718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458758758759" table:style-name="Default_1">
            <text:p>23.245875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69879879879898" table:style-name="Default_1">
            <text:p>23.269879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938838838839" table:style-name="Default_1">
            <text:p>23.293883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17887887887899" table:style-name="Default_1">
            <text:p>23.3178878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41891891891901" table:style-name="Default_1">
            <text:p>23.3418918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658958958959" table:style-name="Default_1">
            <text:p>23.365895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89899899899898" table:style-name="Default_1">
            <text:p>23.389899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13903903903901" table:style-name="Default_1">
            <text:p>23.413903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37907907907899" table:style-name="Default_1">
            <text:p>23.4379079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61911911911901" table:style-name="Default_1">
            <text:p>23.4619119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859159159159" table:style-name="Default_1">
            <text:p>23.485915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09919919919898" table:style-name="Default_1">
            <text:p>23.509919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33923923923901" table:style-name="Default_1">
            <text:p>23.533923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57927927927899" table:style-name="Default_1">
            <text:p>23.5579279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81931931931901" table:style-name="Default_1">
            <text:p>23.5819319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059359359359" table:style-name="Default_1">
            <text:p>23.6059359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29939939939899" table:style-name="Default_1">
            <text:p>23.6299399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53943943943901" table:style-name="Default_1">
            <text:p>23.6539439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77947947947899" table:style-name="Default_1">
            <text:p>23.6779479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01951951952001" table:style-name="Default_1">
            <text:p>23.7019519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25955955956" table:style-name="Default_1">
            <text:p>23.725955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49959959960002" table:style-name="Default_1">
            <text:p>23.749959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73963963964" table:style-name="Default_1">
            <text:p>23.773963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97967967967999" table:style-name="Default_1">
            <text:p>23.7979679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21971971972001" table:style-name="Default_1">
            <text:p>23.8219719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45975975976" table:style-name="Default_1">
            <text:p>23.8459759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69979979979998" table:style-name="Default_1">
            <text:p>23.8699799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93983983984" table:style-name="Default_1">
            <text:p>23.8939839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17987987987999" table:style-name="Default_1">
            <text:p>23.9179879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41991991992001" table:style-name="Default_1">
            <text:p>23.9419919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65995995996" table:style-name="Default_1">
            <text:p>23.9659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9" table:style-name="Default_1">
            <text:p>23.9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number-rows-repeated="1047575" table:style-name="ro1">
          <table:table-cell table:number-columns-repeated="16384"/>
        </table:table-row>
      </table:table>
      <table:table table:name="qm-power-usage" table:style-name="ta1">
        <table:table-column table:style-name="co5" table:default-cell-style-name="ce1"/>
        <table:table-column table:style-name="co6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power</text:p>
          </table:table-cell>
          <table:table-cell table:number-columns-repeated="16382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004004004004003E-2" table:style-name="ce1">
            <text:p>0.0340040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0.0580080080080080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8.2012012012011998E-2" table:style-name="ce1">
            <text:p>0.0820120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06016016016016" table:style-name="ce1">
            <text:p>0.1060160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3002002002002" table:style-name="ce1">
            <text:p>0.1300200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0.154024024024024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0.178028028028028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0.2020320320320320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26036036036036" table:style-name="ce1">
            <text:p>0.2260360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5004004004003999" table:style-name="ce1">
            <text:p>0.250040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0.274044044044044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9804804804804802" table:style-name="ce1">
            <text:p>0.2980480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2205205205205201" table:style-name="ce1">
            <text:p>0.3220520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0.3460560560560560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0.370060060060060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9406406406406402" table:style-name="ce1">
            <text:p>0.3940640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1806806806806801" table:style-name="ce1">
            <text:p>0.4180680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42072072072072" table:style-name="ce1">
            <text:p>0.4420720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0.466076076076076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9008008008008003" table:style-name="ce1">
            <text:p>0.490080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1408408408408401" table:style-name="ce1">
            <text:p>0.5140840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0.538088088088088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6209209209209199" table:style-name="ce1">
            <text:p>0.5620920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8609609609609603" table:style-name="ce1">
            <text:p>0.5860960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0.6101001001001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34104104104104" table:style-name="ce1">
            <text:p>0.6341041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5810810810810805" table:style-name="ce1">
            <text:p>0.6581081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0.682112112112112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0611611611611602" table:style-name="ce1">
            <text:p>0.7061161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0.73012012012012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54124124124124" table:style-name="ce1">
            <text:p>0.7541241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7812812812812804" table:style-name="ce1">
            <text:p>0.7781281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0.802132132132132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2613613613613601" table:style-name="ce1">
            <text:p>0.8261361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5014014014014005" table:style-name="ce1">
            <text:p>0.8501401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7414414414414399" table:style-name="ce1">
            <text:p>0.8741441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9814814814814803" table:style-name="ce1">
            <text:p>0.8981481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0.922152152152152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46156156156156" table:style-name="ce1">
            <text:p>0.9461561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7016016016016005" table:style-name="ce1">
            <text:p>0.970160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0.994164164164164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0181681681681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0421721721721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0661761761761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9018018018018" table:style-name="ce1">
            <text:p>1.0901801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1141841841841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138188188188188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1621921921921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1861961961961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2102002002002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2342042042042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2582082082082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282212212212212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3062162162162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3022022022022" table:style-name="ce1">
            <text:p>1.3302202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354224224224224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3782282282282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4022322322322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4262362362362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45024024024024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4742442442442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4982482482482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522252252252252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5462562562562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7026026026026" table:style-name="ce1">
            <text:p>1.5702602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594264264264264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6182682682682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6422722722722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666276276276276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902802802802801" table:style-name="ce1">
            <text:p>1.690280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7142842842842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7382882882882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762292292292292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7862962962962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103003003003" table:style-name="ce1">
            <text:p>1.81030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834304304304304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8583083083083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8823123123123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906316316316316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303203203203201" table:style-name="ce1">
            <text:p>1.930320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9543243243243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978328328328328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.0023323323323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.0263363363363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.050340340340339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.074344344344343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.0983483483483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.1223523523523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.1463563563563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703603603603598" table:style-name="ce1">
            <text:p>2.170360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.194364364364363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.218368368368367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.2423723723723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.2663763763763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903803803803799" table:style-name="ce1">
            <text:p>2.2903803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.3143843843843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.3383883883883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.362392392392391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.386396396396395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104004004004" table:style-name="ce1">
            <text:p>2.41040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.4344044044044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.4584084084084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.4824124124124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.506416416416415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.530420420420419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.5544244244244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.5784284284284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.6024324324324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.6264364364364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504404404404398" table:style-name="ce1">
            <text:p>2.650440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.674444444444443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.6984484484484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.7224524524524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.7464564564564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704604604604599" table:style-name="ce1">
            <text:p>2.7704604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.7944644644644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.818468468468467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.842472472472471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.8664764764764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9048048048048" table:style-name="ce1">
            <text:p>2.890480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.9144844844844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.9384884884884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.9624924924924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.986496496496495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105005005005001" table:style-name="ce1">
            <text:p>3.0105005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0345045045045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0585085085085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0825125125125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1065165165165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130520520520519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154524524524523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1785285285285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2025325325325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2265365365365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505405405405399" table:style-name="ce1">
            <text:p>3.25054054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2745445445445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298548548548547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3225525525525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3465565565565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7056056056056" table:style-name="ce1">
            <text:p>3.37056056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3945645645645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4185685685685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442572572572571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466576576576575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905805805805801" table:style-name="ce1">
            <text:p>3.49058058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5145845845845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5385885885885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5625925925925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5865965965965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610600600600599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6346046046046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6586086086086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6826126126126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7066166166166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306206206206198" table:style-name="ce1">
            <text:p>3.73062062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754624624624623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7786286286286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8026326326326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8266366366366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506406406406399" table:style-name="ce1">
            <text:p>3.85064064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8746446446446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8986486486486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922652652652651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9466566566566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7066066066066" table:style-name="ce1">
            <text:p>3.97066066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9946646646646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4.0186686686686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4.0426726726726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4.0666766766766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906806806806797" table:style-name="ce1">
            <text:p>4.09068068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4.1146846846846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4.13868868868868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4.1626926926926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4.1866966966966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107007007007002" table:style-name="ce1">
            <text:p>4.2107007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4.2347047047047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4.2587087087087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4.2827127127127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4.3067167167167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307207207207199" table:style-name="ce1">
            <text:p>4.33072072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4.3547247247247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4.3787287287287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4.4027327327327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4.4267367367367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4.45074074074073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4.4747447447447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4.4987487487487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4.5227527527527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4.5467567567567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707607607607601" table:style-name="ce1">
            <text:p>4.57076076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4.5947647647647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4.6187687687687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4.6427727727727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4.6667767767767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907807807807798" table:style-name="ce1">
            <text:p>4.69078078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4.7147847847847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4.7387887887887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4.76279279279279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4.7867967967967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108008008008003" table:style-name="ce1">
            <text:p>4.8108008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4.8348048048048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4.8588088088088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4.8828128128128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4.9068168168168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3082082082082" table:style-name="ce1">
            <text:p>4.93082082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4.9548248248248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4.9788288288288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002832832832832</text:p>
          </table:table-cell>
          <table:table-cell office:value-type="float" office:value="3640" table:style-name="ce1">
            <text:p>36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026836836836836</text:p>
          </table:table-cell>
          <table:table-cell office:value-type="float" office:value="3640" table:style-name="ce1">
            <text:p>3640</text:p>
          </table:table-cell>
          <table:table-cell table:number-columns-repeated="16382"/>
        </table:table-row>
        <table:table-row table:style-name="ro1">
          <table:table-cell office:value-type="float" office:value="5.0508408408408396" table:style-name="ce1">
            <text:p>5.050840841</text:p>
          </table:table-cell>
          <table:table-cell office:value-type="float" office:value="3640" table:style-name="ce1">
            <text:p>36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0748448448448435</text:p>
          </table:table-cell>
          <table:table-cell office:value-type="float" office:value="3640" table:style-name="ce1">
            <text:p>36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098848848848848</text:p>
          </table:table-cell>
          <table:table-cell office:value-type="float" office:value="3640" table:style-name="ce1">
            <text:p>36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122852852852852</text:p>
          </table:table-cell>
          <table:table-cell office:value-type="float" office:value="3640" table:style-name="ce1">
            <text:p>36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146856856856856</text:p>
          </table:table-cell>
          <table:table-cell office:value-type="float" office:value="3640" table:style-name="ce1">
            <text:p>3640</text:p>
          </table:table-cell>
          <table:table-cell table:number-columns-repeated="16382"/>
        </table:table-row>
        <table:table-row table:style-name="ro1">
          <table:table-cell office:value-type="float" office:value="5.1708608608608602" table:style-name="ce1">
            <text:p>5.170860861</text:p>
          </table:table-cell>
          <table:table-cell office:value-type="float" office:value="3640" table:style-name="ce1">
            <text:p>36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194864864864864</text:p>
          </table:table-cell>
          <table:table-cell office:value-type="float" office:value="3640" table:style-name="ce1">
            <text:p>36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2188688688688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242872872872872</text:p>
          </table:table-cell>
          <table:table-cell office:value-type="float" office:value="910" table:style-name="ce1">
            <text:p>9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266876876876876</text:p>
          </table:table-cell>
          <table:table-cell office:value-type="float" office:value="910" table:style-name="ce1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2908808808808798" table:style-name="ce1">
            <text:p>5.290880881</text:p>
          </table:table-cell>
          <table:table-cell office:value-type="float" office:value="910" table:style-name="ce1">
            <text:p>9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314884884884884</text:p>
          </table:table-cell>
          <table:table-cell office:value-type="float" office:value="910" table:style-name="ce1">
            <text:p>9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338888888888888</text:p>
          </table:table-cell>
          <table:table-cell office:value-type="float" office:value="3640" table:style-name="ce1">
            <text:p>36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362892892892892</text:p>
          </table:table-cell>
          <table:table-cell office:value-type="float" office:value="3640" table:style-name="ce1">
            <text:p>36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386896896896896</text:p>
          </table:table-cell>
          <table:table-cell office:value-type="float" office:value="3640" table:style-name="ce1">
            <text:p>3640</text:p>
          </table:table-cell>
          <table:table-cell table:number-columns-repeated="16382"/>
        </table:table-row>
        <table:table-row table:style-name="ro1">
          <table:table-cell office:value-type="float" office:value="5.4109009009009004" table:style-name="ce1">
            <text:p>5.410900901</text:p>
          </table:table-cell>
          <table:table-cell office:value-type="float" office:value="3640" table:style-name="ce1">
            <text:p>36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434904904904904</text:p>
          </table:table-cell>
          <table:table-cell office:value-type="float" office:value="2730" table:style-name="ce1">
            <text:p>27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458908908908908</text:p>
          </table:table-cell>
          <table:table-cell office:value-type="float" office:value="2730" table:style-name="ce1">
            <text:p>27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482912912912912</text:p>
          </table:table-cell>
          <table:table-cell office:value-type="float" office:value="2730" table:style-name="ce1">
            <text:p>27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506916916916916</text:p>
          </table:table-cell>
          <table:table-cell office:value-type="float" office:value="2730" table:style-name="ce1">
            <text:p>2730</text:p>
          </table:table-cell>
          <table:table-cell table:number-columns-repeated="16382"/>
        </table:table-row>
        <table:table-row table:style-name="ro1">
          <table:table-cell office:value-type="float" office:value="5.53092092092092" table:style-name="ce1">
            <text:p>5.530920921</text:p>
          </table:table-cell>
          <table:table-cell office:value-type="float" office:value="1820" table:style-name="ce1">
            <text:p>182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554924924924924</text:p>
          </table:table-cell>
          <table:table-cell office:value-type="float" office:value="1820" table:style-name="ce1">
            <text:p>182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578928928928928</text:p>
          </table:table-cell>
          <table:table-cell office:value-type="float" office:value="1820" table:style-name="ce1">
            <text:p>182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602932932932932</text:p>
          </table:table-cell>
          <table:table-cell office:value-type="float" office:value="1820" table:style-name="ce1">
            <text:p>182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626936936936936</text:p>
          </table:table-cell>
          <table:table-cell office:value-type="float" office:value="1820" table:style-name="ce1">
            <text:p>1820</text:p>
          </table:table-cell>
          <table:table-cell table:number-columns-repeated="16382"/>
        </table:table-row>
        <table:table-row table:style-name="ro1">
          <table:table-cell office:value-type="float" office:value="5.6509409409409397" table:style-name="ce1">
            <text:p>5.650940941</text:p>
          </table:table-cell>
          <table:table-cell office:value-type="float" office:value="1820" table:style-name="ce1">
            <text:p>182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674944944944944</text:p>
          </table:table-cell>
          <table:table-cell office:value-type="float" office:value="1820" table:style-name="ce1">
            <text:p>182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698948948948948</text:p>
          </table:table-cell>
          <table:table-cell office:value-type="float" office:value="1820" table:style-name="ce1">
            <text:p>182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722952952952952</text:p>
          </table:table-cell>
          <table:table-cell office:value-type="float" office:value="1820" table:style-name="ce1">
            <text:p>182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746956956956956</text:p>
          </table:table-cell>
          <table:table-cell office:value-type="float" office:value="1820" table:style-name="ce1">
            <text:p>1820</text:p>
          </table:table-cell>
          <table:table-cell table:number-columns-repeated="16382"/>
        </table:table-row>
        <table:table-row table:style-name="ro1">
          <table:table-cell office:value-type="float" office:value="5.7709609609609602" table:style-name="ce1">
            <text:p>5.770960961</text:p>
          </table:table-cell>
          <table:table-cell office:value-type="float" office:value="1820" table:style-name="ce1">
            <text:p>182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794964964964964</text:p>
          </table:table-cell>
          <table:table-cell office:value-type="float" office:value="1820" table:style-name="ce1">
            <text:p>182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818968968968968</text:p>
          </table:table-cell>
          <table:table-cell office:value-type="float" office:value="1850" table:style-name="ce1">
            <text:p>185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842972972972972</text:p>
          </table:table-cell>
          <table:table-cell office:value-type="float" office:value="1850" table:style-name="ce1">
            <text:p>185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866976976976976</text:p>
          </table:table-cell>
          <table:table-cell office:value-type="float" office:value="1850" table:style-name="ce1">
            <text:p>1850</text:p>
          </table:table-cell>
          <table:table-cell table:number-columns-repeated="16382"/>
        </table:table-row>
        <table:table-row table:style-name="ro1">
          <table:table-cell office:value-type="float" office:value="5.8909809809809799" table:style-name="ce1">
            <text:p>5.890980981</text:p>
          </table:table-cell>
          <table:table-cell office:value-type="float" office:value="1850" table:style-name="ce1">
            <text:p>185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914984984984984</text:p>
          </table:table-cell>
          <table:table-cell office:value-type="float" office:value="1850" table:style-name="ce1">
            <text:p>185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938988988988988</text:p>
          </table:table-cell>
          <table:table-cell office:value-type="float" office:value="1850" table:style-name="ce1">
            <text:p>185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962992992992992</text:p>
          </table:table-cell>
          <table:table-cell office:value-type="float" office:value="1850" table:style-name="ce1">
            <text:p>185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98699699699699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0110010010010004" table:style-name="ce1">
            <text:p>6.011001001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035005005005004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05900900900900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08301301301301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10701701701701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1310210210210201" table:style-name="ce1">
            <text:p>6.131021021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155025025025024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17902902902902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20303303303303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22703703703703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2510410410410397" table:style-name="ce1">
            <text:p>6.251041041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275045045045044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29904904904904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32305305305305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34705705705705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3710610610610603" table:style-name="ce1">
            <text:p>6.371061061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395065065065064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41906906906906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44307307307307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46707707707707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49108108108108" table:style-name="ce1">
            <text:p>6.491081081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515085085085084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53908908908908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56309309309309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58709709709709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6111011011010996" table:style-name="ce1">
            <text:p>6.611101101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635105105105104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65910910910910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68311311311311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70711711711711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7311211211211202" table:style-name="ce1">
            <text:p>6.731121121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755125125125124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77912912912912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80313313313313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82713713713713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8511411411411398" table:style-name="ce1">
            <text:p>6.851141141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875145145145144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89914914914914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92315315315315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94715715715715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9711611611611604" table:style-name="ce1">
            <text:p>6.971161161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995165165165164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01916916916916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04317317317317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06717717717717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09118118118118" table:style-name="ce1">
            <text:p>7.091181181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115185185185184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13918918918918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16319319319319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18719719719719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2112012012011997" table:style-name="ce1">
            <text:p>7.211201201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2352052052052045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25920920920920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28321321321321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30721721721721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3312212212212202" table:style-name="ce1">
            <text:p>7.331221221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355225225225224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37922922922922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40323323323323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42723723723723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4512412412412399" table:style-name="ce1">
            <text:p>7.451241241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475245245245244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49924924924924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52325325325325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5472572572572565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5712612612612604" table:style-name="ce1">
            <text:p>7.571261261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595265265265264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61926926926926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64327327327327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66727727727727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6912812812812801" table:style-name="ce1">
            <text:p>7.691281281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715285285285284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73928928928928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76329329329329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78729729729729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8113013013012997" table:style-name="ce1">
            <text:p>7.811301301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835305305305304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8593093093093085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88331331331331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90731731731731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9313213213213203" table:style-name="ce1">
            <text:p>7.931321321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955325325325324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97932932932932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00333333333333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02733733733733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0513413413413399" table:style-name="ce1">
            <text:p>8.051341341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075345345345344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09934934934934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12335335335335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14735735735735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1713613613613596" table:style-name="ce1">
            <text:p>8.171361361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195365365365364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219369369369367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243373373373371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267377377377375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2913813813813793" table:style-name="ce1">
            <text:p>8.291381381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315385385385385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339389389389389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363393393393393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387397397397397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4114014014014007" table:style-name="ce1">
            <text:p>8.411401401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435405405405405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459409409409409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48341341341341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50741741741741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5314214214214203" table:style-name="ce1">
            <text:p>8.531421421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555425425425424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57942942942942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60343343343343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62743743743743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65144144144144" table:style-name="ce1">
            <text:p>8.651441441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675445445445444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69944944944944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72345345345345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74745745745745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7714614614614597" table:style-name="ce1">
            <text:p>8.771461461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795465465465464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81946946946946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843473473473471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867477477477475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8914814814814793" table:style-name="ce1">
            <text:p>8.891481481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915485485485483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939489489489489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963493493493493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987497497497497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0115015015015008" table:style-name="ce1">
            <text:p>9.01150150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035505505505505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059509509509509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083513513513513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10751751751751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9.1315215215215204" table:style-name="ce1">
            <text:p>9.13152152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155525525525524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17952952952952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20353353353353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22753753753753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2515415415415401" table:style-name="ce1">
            <text:p>9.25154154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275545545545544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29954954954954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32355355355355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34755755755755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3715615615615597" table:style-name="ce1">
            <text:p>9.37156156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395565565565564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41956956956956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44357357357357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467577577577575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4915815815815794" table:style-name="ce1">
            <text:p>9.49158158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515585585585583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539589589589589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563593593593593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587597597597597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6116016016016008" table:style-name="ce1">
            <text:p>9.61160160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635605605605605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659609609609609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683613613613613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707617617617617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7316216216216205" table:style-name="ce1">
            <text:p>9.73162162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755625625625624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77962962962962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80363363363363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82763763763763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9.8516416416416401" table:style-name="ce1">
            <text:p>9.85164164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87564564564564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89964964964964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92365365365365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94765765765765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9.9716616616616598" table:style-name="ce1">
            <text:p>9.97166166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99566566566566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01966966966966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04367367367367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06767767767767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0916816816816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115685685685683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139689689689687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163693693693693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187697697697697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211701701701701" table:style-name="ce1">
            <text:p>10.2117017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235705705705705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259709709709709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283713713713713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307717717717717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3317217217217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35572572572572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37972972972972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40373373373373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42773773773773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4517417417417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47574574574574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49974974974974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52375375375375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54775775775775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5717617617617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59576576576576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61976976976976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64377377377377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66777777777777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6917817817817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715785785785783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739789789789787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763793793793793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787797797797797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811801801801801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835805805805805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859809809809809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883813813813813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907817817817817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9318218218218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955825825825825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97982982982982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00383383383383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02783783783783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05184184184184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075845845845844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09984984984984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12385385385385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14785785785785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1718618618618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195865865865864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21986986986986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24387387387387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26787787787787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2918818818818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315885885885884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339889889889887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363893893893891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387897897897897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411901901901901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435905905905905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459909909909909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483913913913913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507917917917917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5319219219219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555925925925925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579929929929929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60393393393393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62793793793793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6519419419419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675945945945944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69994994994994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72395395395395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74795795795795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7719619619619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795965965965964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81996996996996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84397397397397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86797797797797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8919819819819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915985985985984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93998998998998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963993993993991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987997997997995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012002002002001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036006006006005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060010010010009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084014014014013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108018018018017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1320220220220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156026026026025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180030030030029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204034034034033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22803803803803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25204204204204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27604604604604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30005005005004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32405405405405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34805805805805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3720620620620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39606606606606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42007007007006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44407407407407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46807807807807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4920820820820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51608608608608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54009009009008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56409409409409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588098098098095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612102102102101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636106106106105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660110110110109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684114114114113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708118118118117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7321221221221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756126126126125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780130130130129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804134134134133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828138138138137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85214214214214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876146146146144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90015015015014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92415415415415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94815815815815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9721621621621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99616616616616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02017017017016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04417417417417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06817817817817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0921821821821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11618618618618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14019019019018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16419419419419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188198198198195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212202202202199" table:style-name="ce1">
            <text:p>13.212202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236206206206205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260210210210209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284214214214213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308218218218217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3322222222222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356226226226225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380230230230229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404234234234233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428238238238237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4522422422422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47624624624624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50025025025024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52425425425425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54825825825825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5722622622622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59626626626626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62027027027026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64427427427427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66827827827827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6922822822822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71628628628628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74029029029028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76429429429429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78829829829829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812302302302299" table:style-name="ce1">
            <text:p>13.8123023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836306306306303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86031031031031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884314314314313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908318318318317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932322322322321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956326326326325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980330330330329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004334334334333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028338338338337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0523423423423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076346346346345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10035035035034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12435435435435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14835835835835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1723623623623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19636636636636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22037037037036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24437437437437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26837837837837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2923823823823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31638638638638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34039039039038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36439439439439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38839839839839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4124024024024" table:style-name="ce1">
            <text:p>14.412402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436406406406403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46041041041041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484414414414413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508418418418417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532422422422421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556426426426425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580430430430429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604434434434433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628438438438437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6524424424424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676446446446445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700450450450449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72445445445445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74845845845845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7724624624624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79646646646646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82047047047046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84447447447447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86847847847847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8924824824824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91648648648648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94049049049048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96449449449449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98849849849849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0125025025025" table:style-name="ce1">
            <text:p>15.0125025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.036506506506504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.060510510510507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.084514514514513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.108518518518517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.132522522522521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.156526526526525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.180530530530529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.204534534534533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.228538538538537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.2525425425425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.276546546546545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.300550550550549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.324554554554553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.34855855855855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.3725625625625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.39656656656656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.42057057057056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.44457457457457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.46857857857857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.4925825825825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.516586586586584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.54059059059058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.56459459459459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.58859859859859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5.6126026026026" table:style-name="ce1">
            <text:p>15.612602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.636606606606604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.66061061061060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.684614614614613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.708618618618617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.732622622622621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.756626626626625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.780630630630629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.804634634634633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.828638638638637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.85264264264264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.876646646646645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.900650650650649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.924654654654653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.948658658658657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.9726626626626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.996666666666664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.02067067067067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.044674674674674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.0686786786786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.09268268268268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.11668668668668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.14069069069069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.164694694694695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.18869869869869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.212702702702703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.236706706706705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.26071071071071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.284714714714713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.3087187187187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.3327227227227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.356726726726727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.38073073073073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.404734734734735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.428738738738737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.452742742742743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.476746746746745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.50075075075075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.524754754754753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.5487587587587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.5727627627627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.59676676676676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.62077077077077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.644774774774774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.6687787787787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.69278278278278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.71678678678678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.74079079079079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.76479479479479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.78879879879879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.812802802802803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.83680680680680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.86081081081081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.884814814814813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.9088188188188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.9328228228228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.956826826826827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.98083083083083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004834834834835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028838838838837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052842842842843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076846846846845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10085085085085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124854854854853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1488588588588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1728628628628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19686686686686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22087087087087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24487487487487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2688788788788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29288288288288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31688688688688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34089089089089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36489489489489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38889889889889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412902902902903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43690690690690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46091091091091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484914914914913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5089189189189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53292292292292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556926926926927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58093093093093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604934934934935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628938938938937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652942942942943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676946946946945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70095095095095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724954954954953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74895895895896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77296296296296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796966966966966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82097097097097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844974974974974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86897897897898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892982982982982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916986986986988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94099099099099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964994994994996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988998998998998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013003003003003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037007007007006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06101101101101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085015015015014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10901901901902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13302302302302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157027027027027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18103103103103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205035035035035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229039039039037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253043043043043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277047047047045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30105105105105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325055055055053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3490590590590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3730630630630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39706706706706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42107107107107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445075075075074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46907907907908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493083083083082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517087087087088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54109109109109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565095095095096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589099099099098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613103103103104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637107107107106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66111111111111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685115115115114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70911911911912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73312312312312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757127127127127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78113113113113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805135135135135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829139139139137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853143143143143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877147147147145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90115115115115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925155155155153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94915915915916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9731631631631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99716716716716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02117117117117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04517517517517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0691791791791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09318318318318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11718718718718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14119119119119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16519519519519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18919919919919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21320320320320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23720720720720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26121121121121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28521521521521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3092192192192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3332232232232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357227227227227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38123123123123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405235235235235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429239239239237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453243243243243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477247247247245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50125125125125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525255255255253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5492592592592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5732632632632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597267267267267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62127127127127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64527527527527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669279279279277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69328328328328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71728728728728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74129129129129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76529529529529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78929929929929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813303303303304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83730730730730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86131131131131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88531531531531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9093193193193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9333233233233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957327327327327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98133133133133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005335335335335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029339339339337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053343343343343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077347347347345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10135135135135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125355355355353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1493593593593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1733633633633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197367367367367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22137137137137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24537537537537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269379379379377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29338338338338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31738738738738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34139139139139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36539539539539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38939939939939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41340340340340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43740740740740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46141141141141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48541541541541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5094194194194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5334234234234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557427427427427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58143143143143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605435435435435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629439439439437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653443443443443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677447447447445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70145145145145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725455455455453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7494594594594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7734634634634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797467467467467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82147147147147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845475475475475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869479479479477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89348348348348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91748748748748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94149149149149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96549549549549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98949949949949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01350350350350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03750750750750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06151151151151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08551551551551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1095195195195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1335235235235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157527527527527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18153153153153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205535535535535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229539539539537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253543543543543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277547547547545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30155155155155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325555555555553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3495595595595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3735635635635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397567567567567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42157157157157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445575575575575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469579579579577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49358358358358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51758758758758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54159159159159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56559559559559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58959959959959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61360360360360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63760760760760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66161161161161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68561561561561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7096196196196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7336236236236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757627627627627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78163163163163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805635635635635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829639639639637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853643643643643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877647647647645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90165165165165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925655655655653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9496596596596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9736636636636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997667667667667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2.02167167167167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2.045675675675675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2.069679679679677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2.093683683683683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2.117687687687685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2.14169169169169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2.165695695695696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float" office:value="22.189699699699698" table:style-name="ce1">
            <text:p>22.1896997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2.21370370370370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2.23770770770770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2.26171171171171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2.28571571571571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2.3097197197197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2.33372372372372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2.35772772772772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2.38173173173173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2.405735735735735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2.42973973973973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2.453743743743743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2.477747747747745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2.50175175175175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2.525755755755753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2.5497597597597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2.5737637637637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2.597767767767767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2.62177177177177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2.645775775775775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2.669779779779777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2.693783783783783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2.717787787787785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2.74179179179179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2.76579579579579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789799799799798" table:style-name="ce1">
            <text:p>22.789799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2.81380380380380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2.83780780780780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2.86181181181181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2.88581581581581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2.9098198198198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2.93382382382382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2.95782782782782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2.98183183183183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3.00583583583583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3.02983983983983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3.05384384384384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3.07784784784784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3.1018518518518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3.12585585585585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3.1498598598598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3.1738638638638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3.19786786786786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3.2218718718718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3.24587587587587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3.26987987987987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3.29388388388388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3.31788788788788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3.3418918918918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3.3658958958958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89899899899898" table:style-name="ce1">
            <text:p>23.389899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3.4139039039039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3.43790790790790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3.4619119119119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3.48591591591591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3.509919919919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3.53392392392392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3.5579279279279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3.5819319319319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3.6059359359359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3.62993993993993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3.65394394394394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3.67794794794794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3.7019519519519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3.72595595595595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3.749959959959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3.773963963963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3.79796796796796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3.8219719719719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3.84597597597597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3.86997997997997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3.89398398398398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3.91798798798798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3.9419919919919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3.96599599599599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9" table:style-name="ce1">
            <text:p>23.9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1047575" table:style-name="ro1">
          <table:table-cell table:number-columns-repeated="16384"/>
        </table:table-row>
      </table:table>
      <table:table table:name="sa-quick-power-usage" table:style-name="ta1">
        <table:table-column table:style-name="co3" table:default-cell-style-name="ce1"/>
        <table:table-column table:style-name="co7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Default_1">
            <text:p>time</text:p>
          </table:table-cell>
          <table:table-cell office:value-type="string" table:style-name="Default_1">
            <text:p>power</text:p>
          </table:table-cell>
          <table:table-cell table:number-columns-repeated="16382"/>
        </table:table-row>
        <table:table-row table:style-name="ro1"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E-2" table:style-name="Default_1">
            <text:p>0.0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000000000000001E-2" table:style-name="Default_1">
            <text:p>0.0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7.1999999999999995E-2" table:style-name="Default_1">
            <text:p>0.0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9.6000000000000002E-2" table:style-name="Default_1">
            <text:p>0.0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2000000500000001" table:style-name="Default_1">
            <text:p>0.12000000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4399999999999999" table:style-name="Default_1">
            <text:p>0.1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6800000000000001" table:style-name="Default_1">
            <text:p>0.1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92" table:style-name="Default_1">
            <text:p>0.1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16" table:style-name="Default_1">
            <text:p>0.2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4000001000000001" table:style-name="Default_1">
            <text:p>0.2400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6400000000000001" table:style-name="Default_1">
            <text:p>0.2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8799999999999998" table:style-name="Default_1">
            <text:p>0.2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12" table:style-name="Default_1">
            <text:p>0.3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3600000000000002" table:style-name="Default_1">
            <text:p>0.3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6" table:style-name="Default_1">
            <text:p>0.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8400000000000001" table:style-name="Default_1">
            <text:p>0.3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0799999999999997" table:style-name="Default_1">
            <text:p>0.4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32" table:style-name="Default_1">
            <text:p>0.4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5600000000000002" table:style-name="Default_1">
            <text:p>0.4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8000002000000003" table:style-name="Default_1">
            <text:p>0.4800000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04" table:style-name="Default_1">
            <text:p>0.5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2800000000000002" table:style-name="Default_1">
            <text:p>0.5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5200000000000005" table:style-name="Default_1">
            <text:p>0.5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7599999999999996" table:style-name="Default_1">
            <text:p>0.5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" table:style-name="Default_1">
            <text:p>0.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24" table:style-name="Default_1">
            <text:p>0.6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4800000000000002" table:style-name="Default_1">
            <text:p>0.6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7200000000000004" table:style-name="Default_1">
            <text:p>0.6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9599999999999995" table:style-name="Default_1">
            <text:p>0.6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2" table:style-name="Default_1">
            <text:p>0.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4399999999999999" table:style-name="Default_1">
            <text:p>0.7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6800000000000002" table:style-name="Default_1">
            <text:p>0.7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9200000000000004" table:style-name="Default_1">
            <text:p>0.7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1599999999999995" table:style-name="Default_1">
            <text:p>0.8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4000003000000001" table:style-name="Default_1">
            <text:p>0.8400000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6399999999999999" table:style-name="Default_1">
            <text:p>0.8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8800000000000001" table:style-name="Default_1">
            <text:p>0.8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1200000000000003" table:style-name="Default_1">
            <text:p>0.9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3600000000000005" table:style-name="Default_1">
            <text:p>0.9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6000004000000005" table:style-name="Default_1">
            <text:p>0.960000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8399999999999999" table:style-name="Default_1">
            <text:p>0.9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08" table:style-name="Default_1">
            <text:p>1.0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320001000000001" table:style-name="Default_1">
            <text:p>1.032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56" table:style-name="Default_1">
            <text:p>1.0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8" table:style-name="Default_1">
            <text:p>1.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040000000000001" table:style-name="Default_1">
            <text:p>1.1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279999999999999" table:style-name="Default_1">
            <text:p>1.1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519999999999999" table:style-name="Default_1">
            <text:p>1.1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759999999999999" table:style-name="Default_1">
            <text:p>1.1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" table:style-name="Default_1">
            <text:p>1.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24" table:style-name="Default_1">
            <text:p>1.2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48" table:style-name="Default_1">
            <text:p>1.2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72" table:style-name="Default_1">
            <text:p>1.2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96" table:style-name="Default_1">
            <text:p>1.2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2" table:style-name="Default_1">
            <text:p>1.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440000000000001" table:style-name="Default_1">
            <text:p>1.3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680000000000001" table:style-name="Default_1">
            <text:p>1.3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919999999999999" table:style-name="Default_1">
            <text:p>1.3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159999999999999" table:style-name="Default_1">
            <text:p>1.4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4" table:style-name="Default_1">
            <text:p>1.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64" table:style-name="Default_1">
            <text:p>1.4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88" table:style-name="Default_1">
            <text:p>1.4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12" table:style-name="Default_1">
            <text:p>1.5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36" table:style-name="Default_1">
            <text:p>1.5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600000999999999" table:style-name="Default_1">
            <text:p>1.560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840000000000001" table:style-name="Default_1">
            <text:p>1.5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080000000000001" table:style-name="Default_1">
            <text:p>1.6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319999999999999" table:style-name="Default_1">
            <text:p>1.6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559999999999999" table:style-name="Default_1">
            <text:p>1.6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800001" table:style-name="Default_1">
            <text:p>1.680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04" table:style-name="Default_1">
            <text:p>1.7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28" table:style-name="Default_1">
            <text:p>1.7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52" table:style-name="Default_1">
            <text:p>1.7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76" table:style-name="Default_1">
            <text:p>1.7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000001000000001" table:style-name="Default_1">
            <text:p>1.800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240000000000001" table:style-name="Default_1">
            <text:p>1.8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480000000000001" table:style-name="Default_1">
            <text:p>1.8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720000000000001" table:style-name="Default_1">
            <text:p>1.8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959999999999999" table:style-name="Default_1">
            <text:p>1.8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200001" table:style-name="Default_1">
            <text:p>1.920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44" table:style-name="Default_1">
            <text:p>1.9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68" table:style-name="Default_1">
            <text:p>1.9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92" table:style-name="Default_1">
            <text:p>1.9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16" table:style-name="Default_1">
            <text:p>2.0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4" table:style-name="Default_1">
            <text:p>2.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640000999999999" table:style-name="Default_1">
            <text:p>2.064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880000000000001" table:style-name="Default_1">
            <text:p>2.0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120000000000001" table:style-name="Default_1">
            <text:p>2.1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360000000000001" table:style-name="Default_1">
            <text:p>2.1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6" table:style-name="Default_1">
            <text:p>2.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840000000000002" table:style-name="Default_1">
            <text:p>2.1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080000000000002" table:style-name="Default_1">
            <text:p>2.2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320000000000002" table:style-name="Default_1">
            <text:p>2.2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559999999999998" table:style-name="Default_1">
            <text:p>2.2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799999999999998" table:style-name="Default_1">
            <text:p>2.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039999999999998" table:style-name="Default_1">
            <text:p>2.3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279999999999998" table:style-name="Default_1">
            <text:p>2.3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519999999999999" table:style-name="Default_1">
            <text:p>2.3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759999999999999" table:style-name="Default_1">
            <text:p>2.3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" table:style-name="Default_1">
            <text:p>2.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239999999999999" table:style-name="Default_1">
            <text:p>2.4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48" table:style-name="Default_1">
            <text:p>2.4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720000999999998" table:style-name="Default_1">
            <text:p>2.472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96" table:style-name="Default_1">
            <text:p>2.4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2" table:style-name="Default_1">
            <text:p>2.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44" table:style-name="Default_1">
            <text:p>2.5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680000000000001" table:style-name="Default_1">
            <text:p>2.5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920000000000001" table:style-name="Default_1">
            <text:p>2.5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160000000000001" table:style-name="Default_1">
            <text:p>2.6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4" table:style-name="Default_1">
            <text:p>2.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640000000000001" table:style-name="Default_1">
            <text:p>2.6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880000000000002" table:style-name="Default_1">
            <text:p>2.6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120001" table:style-name="Default_1">
            <text:p>2.712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360000000000002" table:style-name="Default_1">
            <text:p>2.7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6" table:style-name="Default_1">
            <text:p>2.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839999999999998" table:style-name="Default_1">
            <text:p>2.7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079999999999998" table:style-name="Default_1">
            <text:p>2.8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319999999999999" table:style-name="Default_1">
            <text:p>2.8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559999999999999" table:style-name="Default_1">
            <text:p>2.8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8" table:style-name="Default_1">
            <text:p>2.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039999999999999" table:style-name="Default_1">
            <text:p>2.9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279999999999999" table:style-name="Default_1">
            <text:p>2.9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520000999999998" table:style-name="Default_1">
            <text:p>2.952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76" table:style-name="Default_1">
            <text:p>2.9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24" table:style-name="Default_1">
            <text:p>3.0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48" table:style-name="Default_1">
            <text:p>3.0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720000000000001" table:style-name="Default_1">
            <text:p>3.0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960000000000001" table:style-name="Default_1">
            <text:p>3.0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200000999999999" table:style-name="Default_1">
            <text:p>3.120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440000000000001" table:style-name="Default_1">
            <text:p>3.1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680000000000001" table:style-name="Default_1">
            <text:p>3.1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920000000000002" table:style-name="Default_1">
            <text:p>3.1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160000000000002" table:style-name="Default_1">
            <text:p>3.2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4" table:style-name="Default_1">
            <text:p>3.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639999999999998" table:style-name="Default_1">
            <text:p>3.2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879999999999998" table:style-name="Default_1">
            <text:p>3.2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119999999999998" table:style-name="Default_1">
            <text:p>3.3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359999999999999" table:style-name="Default_1">
            <text:p>3.3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600001000000002" table:style-name="Default_1">
            <text:p>3.360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839999999999999" table:style-name="Default_1">
            <text:p>3.3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079999999999999" table:style-name="Default_1">
            <text:p>3.4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319999999999999" table:style-name="Default_1">
            <text:p>3.4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56" table:style-name="Default_1">
            <text:p>3.4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8" table:style-name="Default_1">
            <text:p>3.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04" table:style-name="Default_1">
            <text:p>3.5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28" table:style-name="Default_1">
            <text:p>3.5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52" table:style-name="Default_1">
            <text:p>3.5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760000000000001" table:style-name="Default_1">
            <text:p>3.5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000000999999999" table:style-name="Default_1">
            <text:p>3.600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240000000000001" table:style-name="Default_1">
            <text:p>3.6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480000000000001" table:style-name="Default_1">
            <text:p>3.6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720000000000002" table:style-name="Default_1">
            <text:p>3.6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960000000000002" table:style-name="Default_1">
            <text:p>3.6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2" table:style-name="Default_1">
            <text:p>3.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440000000000002" table:style-name="Default_1">
            <text:p>3.7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680001000000001" table:style-name="Default_1">
            <text:p>3.768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919999999999998" table:style-name="Default_1">
            <text:p>3.7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159999999999998" table:style-name="Default_1">
            <text:p>3.8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400002" table:style-name="Default_1">
            <text:p>3.840000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639999999999999" table:style-name="Default_1">
            <text:p>3.8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879999999999999" table:style-name="Default_1">
            <text:p>3.8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119999999999999" table:style-name="Default_1">
            <text:p>3.9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359999999999999" table:style-name="Default_1">
            <text:p>3.9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6" table:style-name="Default_1">
            <text:p>3.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84" table:style-name="Default_1">
            <text:p>3.9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08" table:style-name="Default_1">
            <text:p>4.0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32" table:style-name="Default_1">
            <text:p>4.0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56" table:style-name="Default_1">
            <text:p>4.0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8" table:style-name="Default_1">
            <text:p>4.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040000000000001" table:style-name="Default_1">
            <text:p>4.1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280003000000001" table:style-name="Default_1">
            <text:p>4.128000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520000000000001" table:style-name="Default_1">
            <text:p>4.1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760000000000002" table:style-name="Default_1">
            <text:p>4.1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" table:style-name="Default_1">
            <text:p>4.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240000000000002" table:style-name="Default_1">
            <text:p>4.2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480000000000002" table:style-name="Default_1">
            <text:p>4.2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720000000000002" table:style-name="Default_1">
            <text:p>4.2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960000000000003" table:style-name="Default_1">
            <text:p>4.2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2" table:style-name="Default_1">
            <text:p>4.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440000000000003" table:style-name="Default_1">
            <text:p>4.3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680000000000003" table:style-name="Default_1">
            <text:p>4.3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920000000000003" table:style-name="Default_1">
            <text:p>4.3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160000000000004" table:style-name="Default_1">
            <text:p>4.4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400000000000004" table:style-name="Default_1">
            <text:p>4.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640000000000004" table:style-name="Default_1">
            <text:p>4.4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880000000000004" table:style-name="Default_1">
            <text:p>4.4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119999999999996" table:style-name="Default_1">
            <text:p>4.5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360003000000004" table:style-name="Default_1">
            <text:p>4.536000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599999999999996" table:style-name="Default_1">
            <text:p>4.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839999999999996" table:style-name="Default_1">
            <text:p>4.5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079999999999997" table:style-name="Default_1">
            <text:p>4.6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319999999999997" table:style-name="Default_1">
            <text:p>4.6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559999999999997" table:style-name="Default_1">
            <text:p>4.6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8" table:style-name="Default_1">
            <text:p>4.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039999999999997" table:style-name="Default_1">
            <text:p>4.7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279999999999998" table:style-name="Default_1">
            <text:p>4.7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519999999999998" table:style-name="Default_1">
            <text:p>4.7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759999999999998" table:style-name="Default_1">
            <text:p>4.7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" table:style-name="Default_1">
            <text:p>4.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239999999999998" table:style-name="Default_1">
            <text:p>4.8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479999999999999" table:style-name="Default_1">
            <text:p>4.8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719999999999999" table:style-name="Default_1">
            <text:p>4.8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959999999999999" table:style-name="Default_1">
            <text:p>4.8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2" table:style-name="Default_1">
            <text:p>4.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440001999999996" table:style-name="Default_1">
            <text:p>4.944000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68" table:style-name="Default_1">
            <text:p>4.9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92" table:style-name="Default_1">
            <text:p>4.9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0160003" table:style-name="Default_1">
            <text:p>5.016000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04" table:style-name="Default_1">
            <text:p>5.0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0640000000000001" table:style-name="Default_1">
            <text:p>5.06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0880000000000001" table:style-name="Default_1">
            <text:p>5.08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1120000000000001" table:style-name="Default_1">
            <text:p>5.11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1360000000000001" table:style-name="Default_1">
            <text:p>5.13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16" table:style-name="Default_1">
            <text:p>5.1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1840000000000002" table:style-name="Default_1">
            <text:p>5.18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2080000000000002" table:style-name="Default_1">
            <text:p>5.20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2320000000000002" table:style-name="Default_1">
            <text:p>5.23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2560000000000002" table:style-name="Default_1">
            <text:p>5.25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28" table:style-name="Default_1">
            <text:p>5.2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3040000000000003" table:style-name="Default_1">
            <text:p>5.30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3280000000000003" table:style-name="Default_1">
            <text:p>5.328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5.3520000000000003" table:style-name="Default_1">
            <text:p>5.352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5.3760000000000003" table:style-name="Default_1">
            <text:p>5.376</text:p>
          </table:table-cell>
          <table:table-cell office:value-type="float" office:value="910.95" table:style-name="Default_1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5.4" table:style-name="Default_1">
            <text:p>5.4</text:p>
          </table:table-cell>
          <table:table-cell office:value-type="float" office:value="910.95" table:style-name="Default_1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5.4240003000000003" table:style-name="Default_1">
            <text:p>5.4240003</text:p>
          </table:table-cell>
          <table:table-cell office:value-type="float" office:value="910.95" table:style-name="Default_1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5.4480000000000004" table:style-name="Default_1">
            <text:p>5.448</text:p>
          </table:table-cell>
          <table:table-cell office:value-type="float" office:value="910.95" table:style-name="Default_1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5.4720000000000004" table:style-name="Default_1">
            <text:p>5.472</text:p>
          </table:table-cell>
          <table:table-cell office:value-type="float" office:value="910.95" table:style-name="Default_1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5.4960000000000004" table:style-name="Default_1">
            <text:p>5.496</text:p>
          </table:table-cell>
          <table:table-cell office:value-type="float" office:value="910.95" table:style-name="Default_1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5.52" table:style-name="Default_1">
            <text:p>5.52</text:p>
          </table:table-cell>
          <table:table-cell office:value-type="float" office:value="910.95" table:style-name="Default_1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5.5439999999999996" table:style-name="Default_1">
            <text:p>5.544</text:p>
          </table:table-cell>
          <table:table-cell office:value-type="float" office:value="910.95" table:style-name="Default_1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5.5679999999999996" table:style-name="Default_1">
            <text:p>5.5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5919999999999996" table:style-name="Default_1">
            <text:p>5.5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6159999999999997" table:style-name="Default_1">
            <text:p>5.6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64" table:style-name="Default_1">
            <text:p>5.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6639999999999997" table:style-name="Default_1">
            <text:p>5.6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6879999999999997" table:style-name="Default_1">
            <text:p>5.6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7119999999999997" table:style-name="Default_1">
            <text:p>5.7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7359999999999998" table:style-name="Default_1">
            <text:p>5.7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76" table:style-name="Default_1">
            <text:p>5.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7839999999999998" table:style-name="Default_1">
            <text:p>5.7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8079999999999998" table:style-name="Default_1">
            <text:p>5.8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8320002999999998" table:style-name="Default_1">
            <text:p>5.832000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8559999999999999" table:style-name="Default_1">
            <text:p>5.85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88" table:style-name="Default_1">
            <text:p>5.8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5.9040002999999999" table:style-name="Default_1">
            <text:p>5.904000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5.9279999999999999" table:style-name="Default_1">
            <text:p>5.92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5.952" table:style-name="Default_1">
            <text:p>5.95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5.976" table:style-name="Default_1">
            <text:p>5.97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6.024" table:style-name="Default_1">
            <text:p>6.02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048" table:style-name="Default_1">
            <text:p>6.04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0720000000000001" table:style-name="Default_1">
            <text:p>6.07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0960000000000001" table:style-name="Default_1">
            <text:p>6.09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12" table:style-name="Default_1">
            <text:p>6.1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1440000000000001" table:style-name="Default_1">
            <text:p>6.144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6.1680000000000001" table:style-name="Default_1">
            <text:p>6.168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6.1920000000000002" table:style-name="Default_1">
            <text:p>6.192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6.2160000000000002" table:style-name="Default_1">
            <text:p>6.216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6.2400001999999999" table:style-name="Default_1">
            <text:p>6.2400002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6.2640000000000002" table:style-name="Default_1">
            <text:p>6.264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6.2880000000000003" table:style-name="Default_1">
            <text:p>6.288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6.3120003000000002" table:style-name="Default_1">
            <text:p>6.3120003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6.3360000000000003" table:style-name="Default_1">
            <text:p>6.336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6.36" table:style-name="Default_1">
            <text:p>6.3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3840000000000003" table:style-name="Default_1">
            <text:p>6.38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4080000000000004" table:style-name="Default_1">
            <text:p>6.40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4320000000000004" table:style-name="Default_1">
            <text:p>6.43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4560000000000004" table:style-name="Default_1">
            <text:p>6.45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48" table:style-name="Default_1">
            <text:p>6.4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5039999999999996" table:style-name="Default_1">
            <text:p>6.50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5279999999999996" table:style-name="Default_1">
            <text:p>6.528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6.5519999999999996" table:style-name="Default_1">
            <text:p>6.552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6.5759999999999996" table:style-name="Default_1">
            <text:p>6.576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6.6" table:style-name="Default_1">
            <text:p>6.6</text:p>
          </table:table-cell>
          <table:table-cell office:value-type="float" office:value="1090.95" table:style-name="Default_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6.6239999999999997" table:style-name="Default_1">
            <text:p>6.624</text:p>
          </table:table-cell>
          <table:table-cell office:value-type="float" office:value="1090.95" table:style-name="Default_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6.6480002000000002" table:style-name="Default_1">
            <text:p>6.6480002</text:p>
          </table:table-cell>
          <table:table-cell office:value-type="float" office:value="1090.95" table:style-name="Default_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6.6719999999999997" table:style-name="Default_1">
            <text:p>6.672</text:p>
          </table:table-cell>
          <table:table-cell office:value-type="float" office:value="1090.95" table:style-name="Default_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6.6959999999999997" table:style-name="Default_1">
            <text:p>6.696</text:p>
          </table:table-cell>
          <table:table-cell office:value-type="float" office:value="1060.95" table:style-name="Default_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6.7200002999999997" table:style-name="Default_1">
            <text:p>6.7200003</text:p>
          </table:table-cell>
          <table:table-cell office:value-type="float" office:value="1090.95" table:style-name="Default_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6.7439999999999998" table:style-name="Default_1">
            <text:p>6.744</text:p>
          </table:table-cell>
          <table:table-cell office:value-type="float" office:value="1090.95" table:style-name="Default_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6.7679999999999998" table:style-name="Default_1">
            <text:p>6.768</text:p>
          </table:table-cell>
          <table:table-cell office:value-type="float" office:value="1090.95" table:style-name="Default_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6.7920002999999998" table:style-name="Default_1">
            <text:p>6.7920003</text:p>
          </table:table-cell>
          <table:table-cell office:value-type="float" office:value="1090.95" table:style-name="Default_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6.8159999999999998" table:style-name="Default_1">
            <text:p>6.816</text:p>
          </table:table-cell>
          <table:table-cell office:value-type="float" office:value="1090.95" table:style-name="Default_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6.84" table:style-name="Default_1">
            <text:p>6.84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6.8639999999999999" table:style-name="Default_1">
            <text:p>6.864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6.8879999999999999" table:style-name="Default_1">
            <text:p>6.888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6.9119999999999999" table:style-name="Default_1">
            <text:p>6.912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6.9359999999999999" table:style-name="Default_1">
            <text:p>6.936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6.96" table:style-name="Default_1">
            <text:p>6.96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6.984" table:style-name="Default_1">
            <text:p>6.984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7.008" table:style-name="Default_1">
            <text:p>7.008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7.032" table:style-name="Default_1">
            <text:p>7.03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7.056" table:style-name="Default_1">
            <text:p>7.05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7.08" table:style-name="Default_1">
            <text:p>7.0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7.1040000000000001" table:style-name="Default_1">
            <text:p>7.10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7.1280003000000001" table:style-name="Default_1">
            <text:p>7.1280003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7.1520000000000001" table:style-name="Default_1">
            <text:p>7.15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7.1760000000000002" table:style-name="Default_1">
            <text:p>7.17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7.2000003000000001" table:style-name="Default_1">
            <text:p>7.2000003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7.2240000000000002" table:style-name="Default_1">
            <text:p>7.224</text:p>
          </table:table-cell>
          <table:table-cell office:value-type="float" office:value="1090.95" table:style-name="Default_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7.2480000000000002" table:style-name="Default_1">
            <text:p>7.248</text:p>
          </table:table-cell>
          <table:table-cell office:value-type="float" office:value="1090.95" table:style-name="Default_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7.2720000000000002" table:style-name="Default_1">
            <text:p>7.272</text:p>
          </table:table-cell>
          <table:table-cell office:value-type="float" office:value="1090.95" table:style-name="Default_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7.2960000000000003" table:style-name="Default_1">
            <text:p>7.296</text:p>
          </table:table-cell>
          <table:table-cell office:value-type="float" office:value="1090.95" table:style-name="Default_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7.32" table:style-name="Default_1">
            <text:p>7.32</text:p>
          </table:table-cell>
          <table:table-cell office:value-type="float" office:value="1090.95" table:style-name="Default_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7.3440000000000003" table:style-name="Default_1">
            <text:p>7.344</text:p>
          </table:table-cell>
          <table:table-cell office:value-type="float" office:value="1120.95" table:style-name="Default_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7.3680000000000003" table:style-name="Default_1">
            <text:p>7.368</text:p>
          </table:table-cell>
          <table:table-cell office:value-type="float" office:value="1120.95" table:style-name="Default_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7.3920000000000003" table:style-name="Default_1">
            <text:p>7.392</text:p>
          </table:table-cell>
          <table:table-cell office:value-type="float" office:value="1120.95" table:style-name="Default_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7.4160000000000004" table:style-name="Default_1">
            <text:p>7.416</text:p>
          </table:table-cell>
          <table:table-cell office:value-type="float" office:value="1120.95" table:style-name="Default_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7.44" table:style-name="Default_1">
            <text:p>7.44</text:p>
          </table:table-cell>
          <table:table-cell office:value-type="float" office:value="1120.95" table:style-name="Default_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7.4640000000000004" table:style-name="Default_1">
            <text:p>7.464</text:p>
          </table:table-cell>
          <table:table-cell office:value-type="float" office:value="1120.95" table:style-name="Default_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7.4880000000000004" table:style-name="Default_1">
            <text:p>7.488</text:p>
          </table:table-cell>
          <table:table-cell office:value-type="float" office:value="1120.95" table:style-name="Default_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7.5119999999999996" table:style-name="Default_1">
            <text:p>7.512</text:p>
          </table:table-cell>
          <table:table-cell office:value-type="float" office:value="1120.95" table:style-name="Default_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7.5360003000000004" table:style-name="Default_1">
            <text:p>7.5360003</text:p>
          </table:table-cell>
          <table:table-cell office:value-type="float" office:value="210" table:style-name="Default_1">
            <text:p>210</text:p>
          </table:table-cell>
          <table:table-cell table:number-columns-repeated="16382"/>
        </table:table-row>
        <table:table-row table:style-name="ro1">
          <table:table-cell office:value-type="float" office:value="7.56" table:style-name="Default_1">
            <text:p>7.56</text:p>
          </table:table-cell>
          <table:table-cell office:value-type="float" office:value="210" table:style-name="Default_1">
            <text:p>210</text:p>
          </table:table-cell>
          <table:table-cell table:number-columns-repeated="16382"/>
        </table:table-row>
        <table:table-row table:style-name="ro1">
          <table:table-cell office:value-type="float" office:value="7.5839999999999996" table:style-name="Default_1">
            <text:p>7.584</text:p>
          </table:table-cell>
          <table:table-cell office:value-type="float" office:value="210" table:style-name="Default_1">
            <text:p>210</text:p>
          </table:table-cell>
          <table:table-cell table:number-columns-repeated="16382"/>
        </table:table-row>
        <table:table-row table:style-name="ro1">
          <table:table-cell office:value-type="float" office:value="7.6080002999999996" table:style-name="Default_1">
            <text:p>7.6080003</text:p>
          </table:table-cell>
          <table:table-cell office:value-type="float" office:value="210" table:style-name="Default_1">
            <text:p>210</text:p>
          </table:table-cell>
          <table:table-cell table:number-columns-repeated="16382"/>
        </table:table-row>
        <table:table-row table:style-name="ro1">
          <table:table-cell office:value-type="float" office:value="7.6319999999999997" table:style-name="Default_1">
            <text:p>7.632</text:p>
          </table:table-cell>
          <table:table-cell office:value-type="float" office:value="210" table:style-name="Default_1">
            <text:p>210</text:p>
          </table:table-cell>
          <table:table-cell table:number-columns-repeated="16382"/>
        </table:table-row>
        <table:table-row table:style-name="ro1">
          <table:table-cell office:value-type="float" office:value="7.6559999999999997" table:style-name="Default_1">
            <text:p>7.656</text:p>
          </table:table-cell>
          <table:table-cell office:value-type="float" office:value="1120.95" table:style-name="Default_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7.6800002999999997" table:style-name="Default_1">
            <text:p>7.6800003</text:p>
          </table:table-cell>
          <table:table-cell office:value-type="float" office:value="1120.95" table:style-name="Default_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7.7039999999999997" table:style-name="Default_1">
            <text:p>7.704</text:p>
          </table:table-cell>
          <table:table-cell office:value-type="float" office:value="1120.95" table:style-name="Default_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7.7279999999999998" table:style-name="Default_1">
            <text:p>7.728</text:p>
          </table:table-cell>
          <table:table-cell office:value-type="float" office:value="1120.95" table:style-name="Default_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7.7519999999999998" table:style-name="Default_1">
            <text:p>7.752</text:p>
          </table:table-cell>
          <table:table-cell office:value-type="float" office:value="1120.95" table:style-name="Default_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7.7759999999999998" table:style-name="Default_1">
            <text:p>7.776</text:p>
          </table:table-cell>
          <table:table-cell office:value-type="float" office:value="1120.95" table:style-name="Default_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7.8" table:style-name="Default_1">
            <text:p>7.8</text:p>
          </table:table-cell>
          <table:table-cell office:value-type="float" office:value="1120.95" table:style-name="Default_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7.8239999999999998" table:style-name="Default_1">
            <text:p>7.824</text:p>
          </table:table-cell>
          <table:table-cell office:value-type="float" office:value="1120.95" table:style-name="Default_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7.8479999999999999" table:style-name="Default_1">
            <text:p>7.848</text:p>
          </table:table-cell>
          <table:table-cell office:value-type="float" office:value="1120.95" table:style-name="Default_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7.8719999999999999" table:style-name="Default_1">
            <text:p>7.872</text:p>
          </table:table-cell>
          <table:table-cell office:value-type="float" office:value="1120.95" table:style-name="Default_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7.8959999999999999" table:style-name="Default_1">
            <text:p>7.896</text:p>
          </table:table-cell>
          <table:table-cell office:value-type="float" office:value="2031.8998999999999" table:style-name="Default_1">
            <text:p>2031.8999</text:p>
          </table:table-cell>
          <table:table-cell table:number-columns-repeated="16382"/>
        </table:table-row>
        <table:table-row table:style-name="ro1">
          <table:table-cell office:value-type="float" office:value="7.92" table:style-name="Default_1">
            <text:p>7.92</text:p>
          </table:table-cell>
          <table:table-cell office:value-type="float" office:value="2031.8998999999999" table:style-name="Default_1">
            <text:p>2031.8999</text:p>
          </table:table-cell>
          <table:table-cell table:number-columns-repeated="16382"/>
        </table:table-row>
        <table:table-row table:style-name="ro1">
          <table:table-cell office:value-type="float" office:value="7.9440001999999996" table:style-name="Default_1">
            <text:p>7.9440002</text:p>
          </table:table-cell>
          <table:table-cell office:value-type="float" office:value="2031.8998999999999" table:style-name="Default_1">
            <text:p>2031.8999</text:p>
          </table:table-cell>
          <table:table-cell table:number-columns-repeated="16382"/>
        </table:table-row>
        <table:table-row table:style-name="ro1">
          <table:table-cell office:value-type="float" office:value="7.968" table:style-name="Default_1">
            <text:p>7.968</text:p>
          </table:table-cell>
          <table:table-cell office:value-type="float" office:value="1120.95" table:style-name="Default_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7.992" table:style-name="Default_1">
            <text:p>7.992</text:p>
          </table:table-cell>
          <table:table-cell office:value-type="float" office:value="1120.95" table:style-name="Default_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8.016" table:style-name="Default_1">
            <text:p>8.016</text:p>
          </table:table-cell>
          <table:table-cell office:value-type="float" office:value="1120.95" table:style-name="Default_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8.0399999999999991" table:style-name="Default_1">
            <text:p>8.04</text:p>
          </table:table-cell>
          <table:table-cell office:value-type="float" office:value="2031.8998999999999" table:style-name="Default_1">
            <text:p>2031.8999</text:p>
          </table:table-cell>
          <table:table-cell table:number-columns-repeated="16382"/>
        </table:table-row>
        <table:table-row table:style-name="ro1">
          <table:table-cell office:value-type="float" office:value="8.0640000000000001" table:style-name="Default_1">
            <text:p>8.064</text:p>
          </table:table-cell>
          <table:table-cell office:value-type="float" office:value="2031.8998999999999" table:style-name="Default_1">
            <text:p>2031.8999</text:p>
          </table:table-cell>
          <table:table-cell table:number-columns-repeated="16382"/>
        </table:table-row>
        <table:table-row table:style-name="ro1">
          <table:table-cell office:value-type="float" office:value="8.0879999999999992" table:style-name="Default_1">
            <text:p>8.088</text:p>
          </table:table-cell>
          <table:table-cell office:value-type="float" office:value="2001.8998999999999" table:style-name="Default_1">
            <text:p>2001.8999</text:p>
          </table:table-cell>
          <table:table-cell table:number-columns-repeated="16382"/>
        </table:table-row>
        <table:table-row table:style-name="ro1">
          <table:table-cell office:value-type="float" office:value="8.1120000000000001" table:style-name="Default_1">
            <text:p>8.112</text:p>
          </table:table-cell>
          <table:table-cell office:value-type="float" office:value="2001.8998999999999" table:style-name="Default_1">
            <text:p>2001.8999</text:p>
          </table:table-cell>
          <table:table-cell table:number-columns-repeated="16382"/>
        </table:table-row>
        <table:table-row table:style-name="ro1">
          <table:table-cell office:value-type="float" office:value="8.1359999999999992" table:style-name="Default_1">
            <text:p>8.136</text:p>
          </table:table-cell>
          <table:table-cell office:value-type="float" office:value="2001.8998999999999" table:style-name="Default_1">
            <text:p>2001.8999</text:p>
          </table:table-cell>
          <table:table-cell table:number-columns-repeated="16382"/>
        </table:table-row>
        <table:table-row table:style-name="ro1">
          <table:table-cell office:value-type="float" office:value="8.16" table:style-name="Default_1">
            <text:p>8.16</text:p>
          </table:table-cell>
          <table:table-cell office:value-type="float" office:value="2001.8998999999999" table:style-name="Default_1">
            <text:p>2001.8999</text:p>
          </table:table-cell>
          <table:table-cell table:number-columns-repeated="16382"/>
        </table:table-row>
        <table:table-row table:style-name="ro1">
          <table:table-cell office:value-type="float" office:value="8.1839999999999993" table:style-name="Default_1">
            <text:p>8.184</text:p>
          </table:table-cell>
          <table:table-cell office:value-type="float" office:value="1090.95" table:style-name="Default_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8.2080000000000002" table:style-name="Default_1">
            <text:p>8.208</text:p>
          </table:table-cell>
          <table:table-cell office:value-type="float" office:value="1060.95" table:style-name="Default_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8.2319999999999993" table:style-name="Default_1">
            <text:p>8.232</text:p>
          </table:table-cell>
          <table:table-cell office:value-type="float" office:value="1060.95" table:style-name="Default_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8.2560005000000007" table:style-name="Default_1">
            <text:p>8.2560005</text:p>
          </table:table-cell>
          <table:table-cell office:value-type="float" office:value="1060.95" table:style-name="Default_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8.2799999999999994" table:style-name="Default_1">
            <text:p>8.28</text:p>
          </table:table-cell>
          <table:table-cell office:value-type="float" office:value="1060.95" table:style-name="Default_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8.3040000000000003" table:style-name="Default_1">
            <text:p>8.30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8.3279999999999994" table:style-name="Default_1">
            <text:p>8.32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8.3520000000000003" table:style-name="Default_1">
            <text:p>8.35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8.3759999999999994" table:style-name="Default_1">
            <text:p>8.37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8.4" table:style-name="Default_1">
            <text:p>8.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8.4239999999999995" table:style-name="Default_1">
            <text:p>8.42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8.4480000000000004" table:style-name="Default_1">
            <text:p>8.44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8.4719999999999995" table:style-name="Default_1">
            <text:p>8.47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8.4960000000000004" table:style-name="Default_1">
            <text:p>8.496</text:p>
          </table:table-cell>
          <table:table-cell office:value-type="float" office:value="1060.95" table:style-name="Default_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8.52" table:style-name="Default_1">
            <text:p>8.52</text:p>
          </table:table-cell>
          <table:table-cell office:value-type="float" office:value="1060.95" table:style-name="Default_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8.5440000000000005" table:style-name="Default_1">
            <text:p>8.544</text:p>
          </table:table-cell>
          <table:table-cell office:value-type="float" office:value="1060.95" table:style-name="Default_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8.5679999999999996" table:style-name="Default_1">
            <text:p>8.568</text:p>
          </table:table-cell>
          <table:table-cell office:value-type="float" office:value="1060.95" table:style-name="Default_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8.5920000000000005" table:style-name="Default_1">
            <text:p>8.592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8.6159999999999997" table:style-name="Default_1">
            <text:p>8.616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8.64" table:style-name="Default_1">
            <text:p>8.64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8.6640005000000002" table:style-name="Default_1">
            <text:p>8.6640005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8.6880000000000006" table:style-name="Default_1">
            <text:p>8.688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8.7119999999999997" table:style-name="Default_1">
            <text:p>8.712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8.7360000000000007" table:style-name="Default_1">
            <text:p>8.736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8.76" table:style-name="Default_1">
            <text:p>8.7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7840000000000007" table:style-name="Default_1">
            <text:p>8.78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8.8079999999999998" table:style-name="Default_1">
            <text:p>8.80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8.8320000000000007" table:style-name="Default_1">
            <text:p>8.83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8.8559999999999999" table:style-name="Default_1">
            <text:p>8.85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8.8800000000000008" table:style-name="Default_1">
            <text:p>8.88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8.9039999999999999" table:style-name="Default_1">
            <text:p>8.904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8.9280000000000008" table:style-name="Default_1">
            <text:p>8.928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8.952" table:style-name="Default_1">
            <text:p>8.952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8.9760000000000009" table:style-name="Default_1">
            <text:p>8.976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9" table:style-name="Default_1">
            <text:p>9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9.0239999999999991" table:style-name="Default_1">
            <text:p>9.024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9.048" table:style-name="Default_1">
            <text:p>9.048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9.0720004999999997" table:style-name="Default_1">
            <text:p>9.0720005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9.0960000000000001" table:style-name="Default_1">
            <text:p>9.096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9.1199999999999992" table:style-name="Default_1">
            <text:p>9.12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9.1440000000000001" table:style-name="Default_1">
            <text:p>9.144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9.1679999999999993" table:style-name="Default_1">
            <text:p>9.16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9.1920000000000002" table:style-name="Default_1">
            <text:p>9.19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2159999999999993" table:style-name="Default_1">
            <text:p>9.21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24" table:style-name="Default_1">
            <text:p>9.2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2639999999999993" table:style-name="Default_1">
            <text:p>9.26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9.2880000000000003" table:style-name="Default_1">
            <text:p>9.28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9.3119999999999994" table:style-name="Default_1">
            <text:p>9.31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9.3360000000000003" table:style-name="Default_1">
            <text:p>9.33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9.36" table:style-name="Default_1">
            <text:p>9.3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9.3840000000000003" table:style-name="Default_1">
            <text:p>9.38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9.4079999999999995" table:style-name="Default_1">
            <text:p>9.40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9.4320000000000004" table:style-name="Default_1">
            <text:p>9.43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9.4559999999999995" table:style-name="Default_1">
            <text:p>9.45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9.4800004999999992" table:style-name="Default_1">
            <text:p>9.4800005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9.5039999999999996" table:style-name="Default_1">
            <text:p>9.50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9.5280000000000005" table:style-name="Default_1">
            <text:p>9.52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9.5519999999999996" table:style-name="Default_1">
            <text:p>9.552</text:p>
          </table:table-cell>
          <table:table-cell office:value-type="float" office:value="1060.95" table:style-name="Default_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9.5760000000000005" table:style-name="Default_1">
            <text:p>9.576</text:p>
          </table:table-cell>
          <table:table-cell office:value-type="float" office:value="1971.8998999999999" table:style-name="Default_1">
            <text:p>1971.8999</text:p>
          </table:table-cell>
          <table:table-cell table:number-columns-repeated="16382"/>
        </table:table-row>
        <table:table-row table:style-name="ro1">
          <table:table-cell office:value-type="float" office:value="9.6" table:style-name="Default_1">
            <text:p>9.6</text:p>
          </table:table-cell>
          <table:table-cell office:value-type="float" office:value="1971.8998999999999" table:style-name="Default_1">
            <text:p>1971.8999</text:p>
          </table:table-cell>
          <table:table-cell table:number-columns-repeated="16382"/>
        </table:table-row>
        <table:table-row table:style-name="ro1">
          <table:table-cell office:value-type="float" office:value="9.6240009999999998" table:style-name="Default_1">
            <text:p>9.624001</text:p>
          </table:table-cell>
          <table:table-cell office:value-type="float" office:value="1971.8998999999999" table:style-name="Default_1">
            <text:p>1971.8999</text:p>
          </table:table-cell>
          <table:table-cell table:number-columns-repeated="16382"/>
        </table:table-row>
        <table:table-row table:style-name="ro1">
          <table:table-cell office:value-type="float" office:value="9.6479999999999997" table:style-name="Default_1">
            <text:p>9.648</text:p>
          </table:table-cell>
          <table:table-cell office:value-type="float" office:value="1971.8998999999999" table:style-name="Default_1">
            <text:p>1971.8999</text:p>
          </table:table-cell>
          <table:table-cell table:number-columns-repeated="16382"/>
        </table:table-row>
        <table:table-row table:style-name="ro1">
          <table:table-cell office:value-type="float" office:value="9.6720000000000006" table:style-name="Default_1">
            <text:p>9.672</text:p>
          </table:table-cell>
          <table:table-cell office:value-type="float" office:value="1971.8998999999999" table:style-name="Default_1">
            <text:p>1971.8999</text:p>
          </table:table-cell>
          <table:table-cell table:number-columns-repeated="16382"/>
        </table:table-row>
        <table:table-row table:style-name="ro1">
          <table:table-cell office:value-type="float" office:value="9.6959999999999997" table:style-name="Default_1">
            <text:p>9.696</text:p>
          </table:table-cell>
          <table:table-cell office:value-type="float" office:value="2001.8998999999999" table:style-name="Default_1">
            <text:p>2001.8999</text:p>
          </table:table-cell>
          <table:table-cell table:number-columns-repeated="16382"/>
        </table:table-row>
        <table:table-row table:style-name="ro1">
          <table:table-cell office:value-type="float" office:value="9.7200000000000006" table:style-name="Default_1">
            <text:p>9.72</text:p>
          </table:table-cell>
          <table:table-cell office:value-type="float" office:value="2001.8998999999999" table:style-name="Default_1">
            <text:p>2001.8999</text:p>
          </table:table-cell>
          <table:table-cell table:number-columns-repeated="16382"/>
        </table:table-row>
        <table:table-row table:style-name="ro1">
          <table:table-cell office:value-type="float" office:value="9.7439999999999998" table:style-name="Default_1">
            <text:p>9.744</text:p>
          </table:table-cell>
          <table:table-cell office:value-type="float" office:value="2001.8998999999999" table:style-name="Default_1">
            <text:p>2001.8999</text:p>
          </table:table-cell>
          <table:table-cell table:number-columns-repeated="16382"/>
        </table:table-row>
        <table:table-row table:style-name="ro1">
          <table:table-cell office:value-type="float" office:value="9.7680000000000007" table:style-name="Default_1">
            <text:p>9.768</text:p>
          </table:table-cell>
          <table:table-cell office:value-type="float" office:value="2001.8998999999999" table:style-name="Default_1">
            <text:p>2001.8999</text:p>
          </table:table-cell>
          <table:table-cell table:number-columns-repeated="16382"/>
        </table:table-row>
        <table:table-row table:style-name="ro1">
          <table:table-cell office:value-type="float" office:value="9.7919999999999998" table:style-name="Default_1">
            <text:p>9.792</text:p>
          </table:table-cell>
          <table:table-cell office:value-type="float" office:value="1971.8998999999999" table:style-name="Default_1">
            <text:p>1971.8999</text:p>
          </table:table-cell>
          <table:table-cell table:number-columns-repeated="16382"/>
        </table:table-row>
        <table:table-row table:style-name="ro1">
          <table:table-cell office:value-type="float" office:value="9.8160000000000007" table:style-name="Default_1">
            <text:p>9.816</text:p>
          </table:table-cell>
          <table:table-cell office:value-type="float" office:value="1941.8998999999999" table:style-name="Default_1">
            <text:p>1941.8999</text:p>
          </table:table-cell>
          <table:table-cell table:number-columns-repeated="16382"/>
        </table:table-row>
        <table:table-row table:style-name="ro1">
          <table:table-cell office:value-type="float" office:value="9.84" table:style-name="Default_1">
            <text:p>9.84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9.8640000000000008" table:style-name="Default_1">
            <text:p>9.86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9.8880005000000004" table:style-name="Default_1">
            <text:p>9.888000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9.9120000000000008" table:style-name="Default_1">
            <text:p>9.91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9.9359999999999999" table:style-name="Default_1">
            <text:p>9.93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9600000000000009" table:style-name="Default_1">
            <text:p>9.9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9.984" table:style-name="Default_1">
            <text:p>9.98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007999999999999" table:style-name="Default_1">
            <text:p>10.00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032000999999999" table:style-name="Default_1">
            <text:p>10.03200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055999999999999" table:style-name="Default_1">
            <text:p>10.05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08" table:style-name="Default_1">
            <text:p>10.0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103999999999999" table:style-name="Default_1">
            <text:p>10.10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128" table:style-name="Default_1">
            <text:p>10.12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151999999999999" table:style-name="Default_1">
            <text:p>10.15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176" table:style-name="Default_1">
            <text:p>10.17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199999999999999" table:style-name="Default_1">
            <text:p>10.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224" table:style-name="Default_1">
            <text:p>10.22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247999999999999" table:style-name="Default_1">
            <text:p>10.24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272" table:style-name="Default_1">
            <text:p>10.27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2960005" table:style-name="Default_1">
            <text:p>10.2960005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32" table:style-name="Default_1">
            <text:p>10.3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343999999999999" table:style-name="Default_1">
            <text:p>10.34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368" table:style-name="Default_1">
            <text:p>10.36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391999999999999" table:style-name="Default_1">
            <text:p>10.39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416" table:style-name="Default_1">
            <text:p>10.41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440001000000001" table:style-name="Default_1">
            <text:p>10.44000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464" table:style-name="Default_1">
            <text:p>10.46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0.488" table:style-name="Default_1">
            <text:p>10.48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0.512" table:style-name="Default_1">
            <text:p>10.51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0.536" table:style-name="Default_1">
            <text:p>10.53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0.56" table:style-name="Default_1">
            <text:p>10.5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0.584" table:style-name="Default_1">
            <text:p>10.58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0.608000000000001" table:style-name="Default_1">
            <text:p>10.60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0.632" table:style-name="Default_1">
            <text:p>10.63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0.656000000000001" table:style-name="Default_1">
            <text:p>10.65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0.68" table:style-name="Default_1">
            <text:p>10.6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0.704000000000001" table:style-name="Default_1">
            <text:p>10.704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0.728" table:style-name="Default_1">
            <text:p>10.728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0.752000000000001" table:style-name="Default_1">
            <text:p>10.752</text:p>
          </table:table-cell>
          <table:table-cell office:value-type="float" office:value="180" table:style-name="Default_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0.776" table:style-name="Default_1">
            <text:p>10.77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0.8" table:style-name="Default_1">
            <text:p>10.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0.824" table:style-name="Default_1">
            <text:p>10.82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0.848001" table:style-name="Default_1">
            <text:p>10.848001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0.872" table:style-name="Default_1">
            <text:p>10.87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0.896000000000001" table:style-name="Default_1">
            <text:p>10.89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0.92" table:style-name="Default_1">
            <text:p>10.9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0.944000000000001" table:style-name="Default_1">
            <text:p>10.94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0.968" table:style-name="Default_1">
            <text:p>10.96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0.992000000000001" table:style-name="Default_1">
            <text:p>10.99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1.016" table:style-name="Default_1">
            <text:p>11.01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1.04" table:style-name="Default_1">
            <text:p>11.0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064" table:style-name="Default_1">
            <text:p>11.06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087999999999999" table:style-name="Default_1">
            <text:p>11.08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112" table:style-name="Default_1">
            <text:p>11.11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135999999999999" table:style-name="Default_1">
            <text:p>11.13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16" table:style-name="Default_1">
            <text:p>11.1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183999999999999" table:style-name="Default_1">
            <text:p>11.18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208" table:style-name="Default_1">
            <text:p>11.20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231999999999999" table:style-name="Default_1">
            <text:p>11.23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256000500000001" table:style-name="Default_1">
            <text:p>11.2560005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28" table:style-name="Default_1">
            <text:p>11.2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304" table:style-name="Default_1">
            <text:p>11.30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327999999999999" table:style-name="Default_1">
            <text:p>11.32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352" table:style-name="Default_1">
            <text:p>11.35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375999999999999" table:style-name="Default_1">
            <text:p>11.37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400001" table:style-name="Default_1">
            <text:p>11.40000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423999999999999" table:style-name="Default_1">
            <text:p>11.42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448" table:style-name="Default_1">
            <text:p>11.44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472" table:style-name="Default_1">
            <text:p>11.47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496" table:style-name="Default_1">
            <text:p>11.49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52" table:style-name="Default_1">
            <text:p>11.5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544" table:style-name="Default_1">
            <text:p>11.54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568" table:style-name="Default_1">
            <text:p>11.56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592000000000001" table:style-name="Default_1">
            <text:p>11.59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616" table:style-name="Default_1">
            <text:p>11.61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64" table:style-name="Default_1">
            <text:p>11.6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6640005" table:style-name="Default_1">
            <text:p>11.664000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688000000000001" table:style-name="Default_1">
            <text:p>11.68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712" table:style-name="Default_1">
            <text:p>11.71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736000000000001" table:style-name="Default_1">
            <text:p>11.73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76" table:style-name="Default_1">
            <text:p>11.7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784000000000001" table:style-name="Default_1">
            <text:p>11.78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808001000000001" table:style-name="Default_1">
            <text:p>11.80800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832000000000001" table:style-name="Default_1">
            <text:p>11.83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856" table:style-name="Default_1">
            <text:p>11.85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88" table:style-name="Default_1">
            <text:p>11.8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904" table:style-name="Default_1">
            <text:p>11.90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1.928000000000001" table:style-name="Default_1">
            <text:p>11.92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1.952" table:style-name="Default_1">
            <text:p>11.95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1.976000000000001" table:style-name="Default_1">
            <text:p>11.97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2" table:style-name="Default_1">
            <text:p>1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2.023999999999999" table:style-name="Default_1">
            <text:p>12.02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2.048" table:style-name="Default_1">
            <text:p>12.04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2.0720005" table:style-name="Default_1">
            <text:p>12.0720005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2.096" table:style-name="Default_1">
            <text:p>12.09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12" table:style-name="Default_1">
            <text:p>12.1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144" table:style-name="Default_1">
            <text:p>12.14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167999999999999" table:style-name="Default_1">
            <text:p>12.16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192" table:style-name="Default_1">
            <text:p>12.19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216001" table:style-name="Default_1">
            <text:p>12.21600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24" table:style-name="Default_1">
            <text:p>12.2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263999999999999" table:style-name="Default_1">
            <text:p>12.26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288" table:style-name="Default_1">
            <text:p>12.28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311999999999999" table:style-name="Default_1">
            <text:p>12.31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336" table:style-name="Default_1">
            <text:p>12.33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2.36" table:style-name="Default_1">
            <text:p>12.3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2.384" table:style-name="Default_1">
            <text:p>12.38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2.407999999999999" table:style-name="Default_1">
            <text:p>12.40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2.432" table:style-name="Default_1">
            <text:p>12.43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2.456" table:style-name="Default_1">
            <text:p>12.45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2.480000499999999" table:style-name="Default_1">
            <text:p>12.4800005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2.504" table:style-name="Default_1">
            <text:p>12.50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2.528" table:style-name="Default_1">
            <text:p>12.52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552" table:style-name="Default_1">
            <text:p>12.55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576000000000001" table:style-name="Default_1">
            <text:p>12.57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6" table:style-name="Default_1">
            <text:p>12.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624001" table:style-name="Default_1">
            <text:p>12.62400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648" table:style-name="Default_1">
            <text:p>12.64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672000000000001" table:style-name="Default_1">
            <text:p>12.67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696" table:style-name="Default_1">
            <text:p>12.69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72" table:style-name="Default_1">
            <text:p>12.7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744" table:style-name="Default_1">
            <text:p>12.74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768000000000001" table:style-name="Default_1">
            <text:p>12.76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792" table:style-name="Default_1">
            <text:p>12.79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816000000000001" table:style-name="Default_1">
            <text:p>12.81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84" table:style-name="Default_1">
            <text:p>12.8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864000000000001" table:style-name="Default_1">
            <text:p>12.86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8880005" table:style-name="Default_1">
            <text:p>12.888000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912000000000001" table:style-name="Default_1">
            <text:p>12.91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936" table:style-name="Default_1">
            <text:p>12.93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96" table:style-name="Default_1">
            <text:p>12.9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984" table:style-name="Default_1">
            <text:p>12.98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007999999999999" table:style-name="Default_1">
            <text:p>13.00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032000999999999" table:style-name="Default_1">
            <text:p>13.03200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055999999999999" table:style-name="Default_1">
            <text:p>13.05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08" table:style-name="Default_1">
            <text:p>13.08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3.103999999999999" table:style-name="Default_1">
            <text:p>13.104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3.128" table:style-name="Default_1">
            <text:p>13.128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3.151999999999999" table:style-name="Default_1">
            <text:p>13.152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3.176" table:style-name="Default_1">
            <text:p>13.176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3.2" table:style-name="Default_1">
            <text:p>13.2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3.224" table:style-name="Default_1">
            <text:p>13.224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3.247999999999999" table:style-name="Default_1">
            <text:p>13.248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3.272" table:style-name="Default_1">
            <text:p>13.27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2960005" table:style-name="Default_1">
            <text:p>13.2960005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32" table:style-name="Default_1">
            <text:p>13.3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343999999999999" table:style-name="Default_1">
            <text:p>13.34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368" table:style-name="Default_1">
            <text:p>13.36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391999999999999" table:style-name="Default_1">
            <text:p>13.39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416" table:style-name="Default_1">
            <text:p>13.41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440001000000001" table:style-name="Default_1">
            <text:p>13.44000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464" table:style-name="Default_1">
            <text:p>13.46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488" table:style-name="Default_1">
            <text:p>13.48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512" table:style-name="Default_1">
            <text:p>13.51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536" table:style-name="Default_1">
            <text:p>13.53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56" table:style-name="Default_1">
            <text:p>13.5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584001000000001" table:style-name="Default_1">
            <text:p>13.58400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608000000000001" table:style-name="Default_1">
            <text:p>13.60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632" table:style-name="Default_1">
            <text:p>13.63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656000000000001" table:style-name="Default_1">
            <text:p>13.65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68" table:style-name="Default_1">
            <text:p>13.6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704000000000001" table:style-name="Default_1">
            <text:p>13.70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728" table:style-name="Default_1">
            <text:p>13.72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752000000000001" table:style-name="Default_1">
            <text:p>13.75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776" table:style-name="Default_1">
            <text:p>13.77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8" table:style-name="Default_1">
            <text:p>13.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824" table:style-name="Default_1">
            <text:p>13.82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848001" table:style-name="Default_1">
            <text:p>13.84800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872" table:style-name="Default_1">
            <text:p>13.87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896000000000001" table:style-name="Default_1">
            <text:p>13.89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92" table:style-name="Default_1">
            <text:p>13.9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944000000000001" table:style-name="Default_1">
            <text:p>13.94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968" table:style-name="Default_1">
            <text:p>13.96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992001" table:style-name="Default_1">
            <text:p>13.99200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016" table:style-name="Default_1">
            <text:p>14.01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04" table:style-name="Default_1">
            <text:p>14.0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064" table:style-name="Default_1">
            <text:p>14.06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087999999999999" table:style-name="Default_1">
            <text:p>14.08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112" table:style-name="Default_1">
            <text:p>14.11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135999999999999" table:style-name="Default_1">
            <text:p>14.13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16" table:style-name="Default_1">
            <text:p>14.1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183999999999999" table:style-name="Default_1">
            <text:p>14.18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208" table:style-name="Default_1">
            <text:p>14.20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231999999999999" table:style-name="Default_1">
            <text:p>14.23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256000500000001" table:style-name="Default_1">
            <text:p>14.256000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28" table:style-name="Default_1">
            <text:p>14.2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304" table:style-name="Default_1">
            <text:p>14.30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327999999999999" table:style-name="Default_1">
            <text:p>14.32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352" table:style-name="Default_1">
            <text:p>14.35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375999999999999" table:style-name="Default_1">
            <text:p>14.37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400001" table:style-name="Default_1">
            <text:p>14.400001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423999999999999" table:style-name="Default_1">
            <text:p>14.42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448" table:style-name="Default_1">
            <text:p>14.44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472" table:style-name="Default_1">
            <text:p>14.47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496" table:style-name="Default_1">
            <text:p>14.49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52" table:style-name="Default_1">
            <text:p>14.5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544" table:style-name="Default_1">
            <text:p>14.54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568" table:style-name="Default_1">
            <text:p>14.56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592000000000001" table:style-name="Default_1">
            <text:p>14.59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616" table:style-name="Default_1">
            <text:p>14.61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64" table:style-name="Default_1">
            <text:p>14.6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6640005" table:style-name="Default_1">
            <text:p>14.6640005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688000000000001" table:style-name="Default_1">
            <text:p>14.68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712" table:style-name="Default_1">
            <text:p>14.71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736000000000001" table:style-name="Default_1">
            <text:p>14.73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76" table:style-name="Default_1">
            <text:p>14.7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784000000000001" table:style-name="Default_1">
            <text:p>14.78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808001000000001" table:style-name="Default_1">
            <text:p>14.80800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832000000000001" table:style-name="Default_1">
            <text:p>14.83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856" table:style-name="Default_1">
            <text:p>14.85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88" table:style-name="Default_1">
            <text:p>14.8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904" table:style-name="Default_1">
            <text:p>14.90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928000000000001" table:style-name="Default_1">
            <text:p>14.92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952" table:style-name="Default_1">
            <text:p>14.95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976000000000001" table:style-name="Default_1">
            <text:p>14.97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" table:style-name="Default_1">
            <text:p>1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023999999999999" table:style-name="Default_1">
            <text:p>15.02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048" table:style-name="Default_1">
            <text:p>15.04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0720005" table:style-name="Default_1">
            <text:p>15.072000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096" table:style-name="Default_1">
            <text:p>15.09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12" table:style-name="Default_1">
            <text:p>15.1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144" table:style-name="Default_1">
            <text:p>15.14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167999999999999" table:style-name="Default_1">
            <text:p>15.16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192" table:style-name="Default_1">
            <text:p>15.19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216001" table:style-name="Default_1">
            <text:p>15.21600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24" table:style-name="Default_1">
            <text:p>15.2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263999999999999" table:style-name="Default_1">
            <text:p>15.26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288" table:style-name="Default_1">
            <text:p>15.28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311999999999999" table:style-name="Default_1">
            <text:p>15.31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336" table:style-name="Default_1">
            <text:p>15.33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360001" table:style-name="Default_1">
            <text:p>15.36000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384" table:style-name="Default_1">
            <text:p>15.38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407999999999999" table:style-name="Default_1">
            <text:p>15.40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432" table:style-name="Default_1">
            <text:p>15.43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456" table:style-name="Default_1">
            <text:p>15.45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480000499999999" table:style-name="Default_1">
            <text:p>15.480000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504" table:style-name="Default_1">
            <text:p>15.50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528" table:style-name="Default_1">
            <text:p>15.52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552" table:style-name="Default_1">
            <text:p>15.55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576000000000001" table:style-name="Default_1">
            <text:p>15.57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6" table:style-name="Default_1">
            <text:p>15.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624001" table:style-name="Default_1">
            <text:p>15.62400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648" table:style-name="Default_1">
            <text:p>15.64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672000000000001" table:style-name="Default_1">
            <text:p>15.67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696" table:style-name="Default_1">
            <text:p>15.69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72" table:style-name="Default_1">
            <text:p>15.7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744" table:style-name="Default_1">
            <text:p>15.74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768001" table:style-name="Default_1">
            <text:p>15.76800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792" table:style-name="Default_1">
            <text:p>15.79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816000000000001" table:style-name="Default_1">
            <text:p>15.81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84" table:style-name="Default_1">
            <text:p>15.8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864000000000001" table:style-name="Default_1">
            <text:p>15.86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8880005" table:style-name="Default_1">
            <text:p>15.888000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912000000000001" table:style-name="Default_1">
            <text:p>15.91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936" table:style-name="Default_1">
            <text:p>15.93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96" table:style-name="Default_1">
            <text:p>15.9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984" table:style-name="Default_1">
            <text:p>15.98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007999999999999" table:style-name="Default_1">
            <text:p>16.00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032" table:style-name="Default_1">
            <text:p>16.03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056000000000001" table:style-name="Default_1">
            <text:p>16.05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079999999999998" table:style-name="Default_1">
            <text:p>16.0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103999999999999" table:style-name="Default_1">
            <text:p>16.10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128" table:style-name="Default_1">
            <text:p>16.12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152000000000001" table:style-name="Default_1">
            <text:p>16.15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175999999999998" table:style-name="Default_1">
            <text:p>16.17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2" table:style-name="Default_1">
            <text:p>16.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224" table:style-name="Default_1">
            <text:p>16.22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248000000000001" table:style-name="Default_1">
            <text:p>16.24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271999999999998" table:style-name="Default_1">
            <text:p>16.27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295999999999999" table:style-name="Default_1">
            <text:p>16.29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32" table:style-name="Default_1">
            <text:p>16.3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344000000000001" table:style-name="Default_1">
            <text:p>16.34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367999999999999" table:style-name="Default_1">
            <text:p>16.36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391999999999999" table:style-name="Default_1">
            <text:p>16.39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416" table:style-name="Default_1">
            <text:p>16.41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440000000000001" table:style-name="Default_1">
            <text:p>16.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6.463999999999999" table:style-name="Default_1">
            <text:p>16.4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6.488" table:style-name="Default_1">
            <text:p>16.4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6.512001000000001" table:style-name="Default_1">
            <text:p>16.512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6.536000000000001" table:style-name="Default_1">
            <text:p>16.5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6.559999999999999" table:style-name="Default_1">
            <text:p>16.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6.584" table:style-name="Default_1">
            <text:p>16.5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6.608000000000001" table:style-name="Default_1">
            <text:p>16.6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6.632000000000001" table:style-name="Default_1">
            <text:p>16.6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6.655999999999999" table:style-name="Default_1">
            <text:p>16.6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6.68" table:style-name="Default_1">
            <text:p>16.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6.704000000000001" table:style-name="Default_1">
            <text:p>16.7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6.728000000000002" table:style-name="Default_1">
            <text:p>16.7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6.751999999999999" table:style-name="Default_1">
            <text:p>16.75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776001000000001" table:style-name="Default_1">
            <text:p>16.77600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8" table:style-name="Default_1">
            <text:p>16.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824000000000002" table:style-name="Default_1">
            <text:p>16.82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847999999999999" table:style-name="Default_1">
            <text:p>16.84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872" table:style-name="Default_1">
            <text:p>16.87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896000000000001" table:style-name="Default_1">
            <text:p>16.89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920000000000002" table:style-name="Default_1">
            <text:p>16.9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943999999999999" table:style-name="Default_1">
            <text:p>16.94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968" table:style-name="Default_1">
            <text:p>16.96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992000000000001" table:style-name="Default_1">
            <text:p>16.99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015999999999998" table:style-name="Default_1">
            <text:p>17.01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04" table:style-name="Default_1">
            <text:p>17.0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064001000000001" table:style-name="Default_1">
            <text:p>17.06400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088000000000001" table:style-name="Default_1">
            <text:p>17.08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111999999999998" table:style-name="Default_1">
            <text:p>17.11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135999999999999" table:style-name="Default_1">
            <text:p>17.13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16" table:style-name="Default_1">
            <text:p>17.1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184000000000001" table:style-name="Default_1">
            <text:p>17.18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207999999999998" table:style-name="Default_1">
            <text:p>17.20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231999999999999" table:style-name="Default_1">
            <text:p>17.23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256" table:style-name="Default_1">
            <text:p>17.25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28" table:style-name="Default_1">
            <text:p>17.2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303999999999998" table:style-name="Default_1">
            <text:p>17.30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328001" table:style-name="Default_1">
            <text:p>17.32800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352" table:style-name="Default_1">
            <text:p>17.35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376000000000001" table:style-name="Default_1">
            <text:p>17.37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399999999999999" table:style-name="Default_1">
            <text:p>17.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423999999999999" table:style-name="Default_1">
            <text:p>17.42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448" table:style-name="Default_1">
            <text:p>17.44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472000000000001" table:style-name="Default_1">
            <text:p>17.47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495999999999999" table:style-name="Default_1">
            <text:p>17.49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52" table:style-name="Default_1">
            <text:p>17.5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544" table:style-name="Default_1">
            <text:p>17.54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568000000000001" table:style-name="Default_1">
            <text:p>17.56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592001" table:style-name="Default_1">
            <text:p>17.59200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616" table:style-name="Default_1">
            <text:p>17.61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64" table:style-name="Default_1">
            <text:p>17.6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664000000000001" table:style-name="Default_1">
            <text:p>17.66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687999999999999" table:style-name="Default_1">
            <text:p>17.68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712" table:style-name="Default_1">
            <text:p>17.71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736000000000001" table:style-name="Default_1">
            <text:p>17.73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760000000000002" table:style-name="Default_1">
            <text:p>17.7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783999999999999" table:style-name="Default_1">
            <text:p>17.78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808" table:style-name="Default_1">
            <text:p>17.80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832000000000001" table:style-name="Default_1">
            <text:p>17.83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856000000000002" table:style-name="Default_1">
            <text:p>17.85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880001" table:style-name="Default_1">
            <text:p>17.88000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904" table:style-name="Default_1">
            <text:p>17.90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928000000000001" table:style-name="Default_1">
            <text:p>17.92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952000000000002" table:style-name="Default_1">
            <text:p>17.95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975999999999999" table:style-name="Default_1">
            <text:p>17.97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" table:style-name="Default_1">
            <text:p>1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024000000000001" table:style-name="Default_1">
            <text:p>18.02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047999999999998" table:style-name="Default_1">
            <text:p>18.04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071999999999999" table:style-name="Default_1">
            <text:p>18.07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096" table:style-name="Default_1">
            <text:p>18.09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12" table:style-name="Default_1">
            <text:p>18.1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144000999999999" table:style-name="Default_1">
            <text:p>18.14400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167999999999999" table:style-name="Default_1">
            <text:p>18.16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192" table:style-name="Default_1">
            <text:p>18.19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216000000000001" table:style-name="Default_1">
            <text:p>18.21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239999999999998" table:style-name="Default_1">
            <text:p>18.2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263999999999999" table:style-name="Default_1">
            <text:p>18.26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288" table:style-name="Default_1">
            <text:p>18.28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312000000000001" table:style-name="Default_1">
            <text:p>18.31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335999999999999" table:style-name="Default_1">
            <text:p>18.33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36" table:style-name="Default_1">
            <text:p>18.3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384" table:style-name="Default_1">
            <text:p>18.38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408000000000001" table:style-name="Default_1">
            <text:p>18.40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431999999999999" table:style-name="Default_1">
            <text:p>18.43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456" table:style-name="Default_1">
            <text:p>18.45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48" table:style-name="Default_1">
            <text:p>18.4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504000000000001" table:style-name="Default_1">
            <text:p>18.50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527999999999999" table:style-name="Default_1">
            <text:p>18.52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552" table:style-name="Default_1">
            <text:p>18.55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576000000000001" table:style-name="Default_1">
            <text:p>18.57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600000000000001" table:style-name="Default_1">
            <text:p>18.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623999999999999" table:style-name="Default_1">
            <text:p>18.62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648" table:style-name="Default_1">
            <text:p>18.64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672000000000001" table:style-name="Default_1">
            <text:p>18.67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696000999999999" table:style-name="Default_1">
            <text:p>18.69600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72" table:style-name="Default_1">
            <text:p>18.7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744" table:style-name="Default_1">
            <text:p>18.74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768000000000001" table:style-name="Default_1">
            <text:p>18.76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792000000000002" table:style-name="Default_1">
            <text:p>18.79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815999999999999" table:style-name="Default_1">
            <text:p>18.81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84" table:style-name="Default_1">
            <text:p>18.8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864000000000001" table:style-name="Default_1">
            <text:p>18.86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888000000000002" table:style-name="Default_1">
            <text:p>18.88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911999999999999" table:style-name="Default_1">
            <text:p>18.91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936" table:style-name="Default_1">
            <text:p>18.93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960000999999998" table:style-name="Default_1">
            <text:p>18.96000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984000000000002" table:style-name="Default_1">
            <text:p>18.98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007999999999999" table:style-name="Default_1">
            <text:p>19.00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032" table:style-name="Default_1">
            <text:p>19.03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056000000000001" table:style-name="Default_1">
            <text:p>19.05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079999999999998" table:style-name="Default_1">
            <text:p>19.0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103999999999999" table:style-name="Default_1">
            <text:p>19.10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128" table:style-name="Default_1">
            <text:p>19.12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152000000000001" table:style-name="Default_1">
            <text:p>19.15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175999999999998" table:style-name="Default_1">
            <text:p>19.17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2" table:style-name="Default_1">
            <text:p>19.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224" table:style-name="Default_1">
            <text:p>19.22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248000999999999" table:style-name="Default_1">
            <text:p>19.24800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271999999999998" table:style-name="Default_1">
            <text:p>19.27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295999999999999" table:style-name="Default_1">
            <text:p>19.29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32" table:style-name="Default_1">
            <text:p>19.3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344000000000001" table:style-name="Default_1">
            <text:p>19.34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367999999999999" table:style-name="Default_1">
            <text:p>19.36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391999999999999" table:style-name="Default_1">
            <text:p>19.39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416" table:style-name="Default_1">
            <text:p>19.41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440000000000001" table:style-name="Default_1">
            <text:p>19.4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463999999999999" table:style-name="Default_1">
            <text:p>19.46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488" table:style-name="Default_1">
            <text:p>19.48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512001000000001" table:style-name="Default_1">
            <text:p>19.51200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536000000000001" table:style-name="Default_1">
            <text:p>19.53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559999999999999" table:style-name="Default_1">
            <text:p>19.5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584" table:style-name="Default_1">
            <text:p>19.58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608000000000001" table:style-name="Default_1">
            <text:p>19.60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632000000000001" table:style-name="Default_1">
            <text:p>19.63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655999999999999" table:style-name="Default_1">
            <text:p>19.65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68" table:style-name="Default_1">
            <text:p>19.6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704000000000001" table:style-name="Default_1">
            <text:p>19.70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728000000000002" table:style-name="Default_1">
            <text:p>19.72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751999999999999" table:style-name="Default_1">
            <text:p>19.75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776001000000001" table:style-name="Default_1">
            <text:p>19.77600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8" table:style-name="Default_1">
            <text:p>19.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824000000000002" table:style-name="Default_1">
            <text:p>19.82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847999999999999" table:style-name="Default_1">
            <text:p>19.84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872" table:style-name="Default_1">
            <text:p>19.87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896000000000001" table:style-name="Default_1">
            <text:p>19.89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920000000000002" table:style-name="Default_1">
            <text:p>19.9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943999999999999" table:style-name="Default_1">
            <text:p>19.94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968" table:style-name="Default_1">
            <text:p>19.96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992000000000001" table:style-name="Default_1">
            <text:p>19.99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015999999999998" table:style-name="Default_1">
            <text:p>20.01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04" table:style-name="Default_1">
            <text:p>20.0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064001000000001" table:style-name="Default_1">
            <text:p>20.06400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088000000000001" table:style-name="Default_1">
            <text:p>20.08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111999999999998" table:style-name="Default_1">
            <text:p>20.11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135999999999999" table:style-name="Default_1">
            <text:p>20.13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16" table:style-name="Default_1">
            <text:p>20.1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184000000000001" table:style-name="Default_1">
            <text:p>20.18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207999999999998" table:style-name="Default_1">
            <text:p>20.20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231999999999999" table:style-name="Default_1">
            <text:p>20.23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256" table:style-name="Default_1">
            <text:p>20.25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28" table:style-name="Default_1">
            <text:p>20.2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303999999999998" table:style-name="Default_1">
            <text:p>20.30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328001" table:style-name="Default_1">
            <text:p>20.32800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352" table:style-name="Default_1">
            <text:p>20.35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376000000000001" table:style-name="Default_1">
            <text:p>20.37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399999999999999" table:style-name="Default_1">
            <text:p>20.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423999999999999" table:style-name="Default_1">
            <text:p>20.42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448" table:style-name="Default_1">
            <text:p>20.44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472000000000001" table:style-name="Default_1">
            <text:p>20.47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495999999999999" table:style-name="Default_1">
            <text:p>20.49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52" table:style-name="Default_1">
            <text:p>20.5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544" table:style-name="Default_1">
            <text:p>20.54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568000000000001" table:style-name="Default_1">
            <text:p>20.56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592001" table:style-name="Default_1">
            <text:p>20.59200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616001000000001" table:style-name="Default_1">
            <text:p>20.61600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64" table:style-name="Default_1">
            <text:p>20.6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664000000000001" table:style-name="Default_1">
            <text:p>20.66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687999999999999" table:style-name="Default_1">
            <text:p>20.68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712" table:style-name="Default_1">
            <text:p>20.71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736000000000001" table:style-name="Default_1">
            <text:p>20.73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76" table:style-name="Default_1">
            <text:p>20.7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783999999999999" table:style-name="Default_1">
            <text:p>20.78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808" table:style-name="Default_1">
            <text:p>20.80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832000000000001" table:style-name="Default_1">
            <text:p>20.83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856000000000002" table:style-name="Default_1">
            <text:p>20.85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880001" table:style-name="Default_1">
            <text:p>20.88000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904" table:style-name="Default_1">
            <text:p>20.90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928000000000001" table:style-name="Default_1">
            <text:p>20.92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952000000000002" table:style-name="Default_1">
            <text:p>20.95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975999999999999" table:style-name="Default_1">
            <text:p>20.97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" table:style-name="Default_1">
            <text:p>2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024000000000001" table:style-name="Default_1">
            <text:p>21.02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047999999999998" table:style-name="Default_1">
            <text:p>21.04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071999999999999" table:style-name="Default_1">
            <text:p>21.07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096" table:style-name="Default_1">
            <text:p>21.09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12" table:style-name="Default_1">
            <text:p>21.1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144000999999999" table:style-name="Default_1">
            <text:p>21.14400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167999999999999" table:style-name="Default_1">
            <text:p>21.16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192" table:style-name="Default_1">
            <text:p>21.19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216000000000001" table:style-name="Default_1">
            <text:p>21.21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24" table:style-name="Default_1">
            <text:p>21.2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263999999999999" table:style-name="Default_1">
            <text:p>21.26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288" table:style-name="Default_1">
            <text:p>21.28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312000000000001" table:style-name="Default_1">
            <text:p>21.31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335999999999999" table:style-name="Default_1">
            <text:p>21.33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36" table:style-name="Default_1">
            <text:p>21.3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384" table:style-name="Default_1">
            <text:p>21.38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408000000000001" table:style-name="Default_1">
            <text:p>21.40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432001" table:style-name="Default_1">
            <text:p>21.43200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456" table:style-name="Default_1">
            <text:p>21.45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48" table:style-name="Default_1">
            <text:p>21.4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504000000000001" table:style-name="Default_1">
            <text:p>21.50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527999999999999" table:style-name="Default_1">
            <text:p>21.52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552" table:style-name="Default_1">
            <text:p>21.55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576000000000001" table:style-name="Default_1">
            <text:p>21.57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6" table:style-name="Default_1">
            <text:p>21.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623999999999999" table:style-name="Default_1">
            <text:p>21.62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648" table:style-name="Default_1">
            <text:p>21.64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672000000000001" table:style-name="Default_1">
            <text:p>21.67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696000999999999" table:style-name="Default_1">
            <text:p>21.69600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72" table:style-name="Default_1">
            <text:p>21.7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744" table:style-name="Default_1">
            <text:p>21.74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768000000000001" table:style-name="Default_1">
            <text:p>21.76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792000000000002" table:style-name="Default_1">
            <text:p>21.79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815999999999999" table:style-name="Default_1">
            <text:p>21.81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84" table:style-name="Default_1">
            <text:p>21.8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864000000000001" table:style-name="Default_1">
            <text:p>21.86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888000000000002" table:style-name="Default_1">
            <text:p>21.88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911999999999999" table:style-name="Default_1">
            <text:p>21.91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936" table:style-name="Default_1">
            <text:p>21.93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960000999999998" table:style-name="Default_1">
            <text:p>21.96000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984000000000002" table:style-name="Default_1">
            <text:p>21.98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007999999999999" table:style-name="Default_1">
            <text:p>22.00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032" table:style-name="Default_1">
            <text:p>22.03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056000000000001" table:style-name="Default_1">
            <text:p>22.05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08" table:style-name="Default_1">
            <text:p>22.0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103999999999999" table:style-name="Default_1">
            <text:p>22.10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128" table:style-name="Default_1">
            <text:p>22.12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152000000000001" table:style-name="Default_1">
            <text:p>22.15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175999999999998" table:style-name="Default_1">
            <text:p>22.17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2" table:style-name="Default_1">
            <text:p>22.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224" table:style-name="Default_1">
            <text:p>22.22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248000999999999" table:style-name="Default_1">
            <text:p>22.24800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271999999999998" table:style-name="Default_1">
            <text:p>22.27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295999999999999" table:style-name="Default_1">
            <text:p>22.29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32" table:style-name="Default_1">
            <text:p>22.3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344000000000001" table:style-name="Default_1">
            <text:p>22.34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367999999999999" table:style-name="Default_1">
            <text:p>22.36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391999999999999" table:style-name="Default_1">
            <text:p>22.39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416" table:style-name="Default_1">
            <text:p>22.41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44" table:style-name="Default_1">
            <text:p>22.4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463999999999999" table:style-name="Default_1">
            <text:p>22.46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488" table:style-name="Default_1">
            <text:p>22.48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512001000000001" table:style-name="Default_1">
            <text:p>22.51200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536000000000001" table:style-name="Default_1">
            <text:p>22.53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56" table:style-name="Default_1">
            <text:p>22.5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584" table:style-name="Default_1">
            <text:p>22.58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608000000000001" table:style-name="Default_1">
            <text:p>22.60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632000000000001" table:style-name="Default_1">
            <text:p>22.63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655999999999999" table:style-name="Default_1">
            <text:p>22.65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68" table:style-name="Default_1">
            <text:p>22.6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704000000000001" table:style-name="Default_1">
            <text:p>22.70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728000000000002" table:style-name="Default_1">
            <text:p>22.72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751999999999999" table:style-name="Default_1">
            <text:p>22.75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776001000000001" table:style-name="Default_1">
            <text:p>22.776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800001000000002" table:style-name="Default_1">
            <text:p>22.80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824000000000002" table:style-name="Default_1">
            <text:p>22.8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847999999999999" table:style-name="Default_1">
            <text:p>22.8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872" table:style-name="Default_1">
            <text:p>22.8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896000000000001" table:style-name="Default_1">
            <text:p>22.8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92" table:style-name="Default_1">
            <text:p>22.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943999999999999" table:style-name="Default_1">
            <text:p>22.9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968" table:style-name="Default_1">
            <text:p>22.9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992000000000001" table:style-name="Default_1">
            <text:p>22.9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15999999999998" table:style-name="Default_1">
            <text:p>23.0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4" table:style-name="Default_1">
            <text:p>23.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64001000000001" table:style-name="Default_1">
            <text:p>23.064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88000000000001" table:style-name="Default_1">
            <text:p>23.0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11999999999998" table:style-name="Default_1">
            <text:p>23.1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35999999999999" table:style-name="Default_1">
            <text:p>23.1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6" table:style-name="Default_1">
            <text:p>23.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84000000000001" table:style-name="Default_1">
            <text:p>23.1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07999999999998" table:style-name="Default_1">
            <text:p>23.2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31999999999999" table:style-name="Default_1">
            <text:p>23.2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56" table:style-name="Default_1">
            <text:p>23.2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8" table:style-name="Default_1">
            <text:p>23.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03999999999998" table:style-name="Default_1">
            <text:p>23.3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28001" table:style-name="Default_1">
            <text:p>23.328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52" table:style-name="Default_1">
            <text:p>23.3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76000000000001" table:style-name="Default_1">
            <text:p>23.3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" table:style-name="Default_1">
            <text:p>23.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23999999999999" table:style-name="Default_1">
            <text:p>23.4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48" table:style-name="Default_1">
            <text:p>23.4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72000000000001" table:style-name="Default_1">
            <text:p>23.4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95999999999999" table:style-name="Default_1">
            <text:p>23.4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2" table:style-name="Default_1">
            <text:p>23.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44" table:style-name="Default_1">
            <text:p>23.5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68000000000001" table:style-name="Default_1">
            <text:p>23.5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92001" table:style-name="Default_1">
            <text:p>23.592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16001000000001" table:style-name="Default_1">
            <text:p>23.616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4" table:style-name="Default_1">
            <text:p>23.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64000000000001" table:style-name="Default_1">
            <text:p>23.6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87999999999999" table:style-name="Default_1">
            <text:p>23.6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12" table:style-name="Default_1">
            <text:p>23.7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36000000000001" table:style-name="Default_1">
            <text:p>23.7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6" table:style-name="Default_1">
            <text:p>23.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83999999999999" table:style-name="Default_1">
            <text:p>23.7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08" table:style-name="Default_1">
            <text:p>23.8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32000000000001" table:style-name="Default_1">
            <text:p>23.8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56000000000002" table:style-name="Default_1">
            <text:p>23.8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80001" table:style-name="Default_1">
            <text:p>23.88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04" table:style-name="Default_1">
            <text:p>23.9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28000000000001" table:style-name="Default_1">
            <text:p>23.9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52000000000002" table:style-name="Default_1">
            <text:p>23.9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75999999999999" table:style-name="Default_1">
            <text:p>23.9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number-rows-repeated="1047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creator>BROWN, ALEXANDER CIV USAF AFMC 518 SWES/MXDEC</dc:creator>
    <dc:date>2024-04-29T14:42:21Z</dc:date>
    <meta:editing-cycles>18</meta:editing-cycles>
    <meta:editing-duration>PT1223S</meta:editing-duration>
  </office:meta>
</office:document-meta>
</file>